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D000000A81318FFB7.png" manifest:media-type="image/png"/>
  <manifest:file-entry manifest:full-path="Pictures/1000000000000217000001A95C96F699.png" manifest:media-type="image/png"/>
  <manifest:file-entry manifest:full-path="Pictures/10000000000002BF000000E465066095.png" manifest:media-type="image/png"/>
  <manifest:file-entry manifest:full-path="Pictures/1000000000000112000000E59B777623.png" manifest:media-type="image/png"/>
  <manifest:file-entry manifest:full-path="Pictures/10000000000003C9000000F3D1A501F8.png" manifest:media-type="image/png"/>
  <manifest:file-entry manifest:full-path="Pictures/10000201000001220000010ADACD3E6B.png" manifest:media-type="image/png"/>
  <manifest:file-entry manifest:full-path="Pictures/100000000000012000000106D82A4C99.png" manifest:media-type="image/png"/>
  <manifest:file-entry manifest:full-path="Pictures/10000201000001200000010810EE5803.png" manifest:media-type="image/png"/>
  <manifest:file-entry manifest:full-path="Pictures/10000000000003D9000000E2BEAC5F5B.png" manifest:media-type="image/png"/>
  <manifest:file-entry manifest:full-path="Pictures/10000000000001E2000000666AAFD569.png" manifest:media-type="image/png"/>
  <manifest:file-entry manifest:full-path="Pictures/1000000000000244000000CC000BC05F.png" manifest:media-type="image/png"/>
  <manifest:file-entry manifest:full-path="Pictures/10000000000000E0000000BD9E2E1101.png" manifest:media-type="image/png"/>
  <manifest:file-entry manifest:full-path="Pictures/10000000000000EE000000C6D7F825DE.png" manifest:media-type="image/png"/>
  <manifest:file-entry manifest:full-path="Pictures/100000000000001F00000021255C3F18.png" manifest:media-type="image/png"/>
  <manifest:file-entry manifest:full-path="Pictures/100000000000016E00000052DD06AAED.png" manifest:media-type="image/png"/>
  <manifest:file-entry manifest:full-path="Pictures/1000000000000242000000829F21CC7D.png" manifest:media-type="image/png"/>
  <manifest:file-entry manifest:full-path="Pictures/100000000000013B0000005E87A6E452.png" manifest:media-type="image/png"/>
  <manifest:file-entry manifest:full-path="Pictures/100000000000011200000049DB2C0E7C.png" manifest:media-type="image/png"/>
  <manifest:file-entry manifest:full-path="Pictures/100000000000007E000000A2C52A8ABC.png" manifest:media-type="image/png"/>
  <manifest:file-entry manifest:full-path="Pictures/100000000000016C0000007184A9591E.png" manifest:media-type="image/png"/>
  <manifest:file-entry manifest:full-path="Pictures/10000000000002DB000000517DB2E00B.png" manifest:media-type="image/png"/>
  <manifest:file-entry manifest:full-path="Pictures/100000000000029C00000143476C8C8E.png" manifest:media-type="image/png"/>
  <manifest:file-entry manifest:full-path="Pictures/1000000000000202000000754554B7FE.png" manifest:media-type="image/png"/>
  <manifest:file-entry manifest:full-path="Pictures/10000000000002300000016D774B7D09.png" manifest:media-type="image/png"/>
  <manifest:file-entry manifest:full-path="Pictures/1000000000000121000000F96C22D137.png" manifest:media-type="image/png"/>
  <manifest:file-entry manifest:full-path="Pictures/10000000000001070000006A53991677.png" manifest:media-type="image/png"/>
  <manifest:file-entry manifest:full-path="Pictures/10000000000001DA000001C808AB1853.png" manifest:media-type="image/png"/>
  <manifest:file-entry manifest:full-path="Pictures/10000000000001700000012F3A0C935C.png" manifest:media-type="image/png"/>
  <manifest:file-entry manifest:full-path="Pictures/100000000000001B0000001B6B651D51.png" manifest:media-type="image/png"/>
  <manifest:file-entry manifest:full-path="Pictures/10000201000000500000004A5CA4FE42.png" manifest:media-type="image/png"/>
  <manifest:file-entry manifest:full-path="Pictures/1000000000000154000000DD9BB8D16D.png" manifest:media-type="image/png"/>
  <manifest:file-entry manifest:full-path="Pictures/1000000000000162000001CB5DF1B061.png" manifest:media-type="image/png"/>
  <manifest:file-entry manifest:full-path="Pictures/1000000000000151000000FE47C88C9E.png" manifest:media-type="image/png"/>
  <manifest:file-entry manifest:full-path="Pictures/100000000000021800000176EC2F8E1C.png" manifest:media-type="image/png"/>
  <manifest:file-entry manifest:full-path="Pictures/100002010000001000000010F6DD70DB.png" manifest:media-type="image/png"/>
  <manifest:file-entry manifest:full-path="Pictures/1000020100000016000000116CBFC592.png" manifest:media-type="image/png"/>
  <manifest:file-entry manifest:full-path="Pictures/100002010000001800000013F29C3274.png" manifest:media-type="image/png"/>
  <manifest:file-entry manifest:full-path="Pictures/10000000000001680000009FA331B3C6.png" manifest:media-type="image/png"/>
  <manifest:file-entry manifest:full-path="Pictures/10000000000000D20000005639E3989B.png" manifest:media-type="image/png"/>
  <manifest:file-entry manifest:full-path="Pictures/100000000000010F00000067BF140CA7.png" manifest:media-type="image/png"/>
  <manifest:file-entry manifest:full-path="Pictures/10000000000002310000018D072235D1.png" manifest:media-type="image/png"/>
  <manifest:file-entry manifest:full-path="Pictures/1000000000000095000000572680D7CC.png" manifest:media-type="image/png"/>
  <manifest:file-entry manifest:full-path="Pictures/100000000000001500000015CF426DA0.png" manifest:media-type="image/png"/>
  <manifest:file-entry manifest:full-path="Pictures/100000000000020E0000005D78D13CEF.png" manifest:media-type="image/png"/>
  <manifest:file-entry manifest:full-path="Pictures/1000000000000018000000196999AD96.png" manifest:media-type="image/png"/>
  <manifest:file-entry manifest:full-path="Pictures/1000000000000306000001C800DFEFEE.png" manifest:media-type="image/png"/>
  <manifest:file-entry manifest:full-path="Pictures/10000000000000C30000001B46269937.png" manifest:media-type="image/png"/>
  <manifest:file-entry manifest:full-path="Pictures/100000000000001E0000002081D7DD76.png" manifest:media-type="image/png"/>
  <manifest:file-entry manifest:full-path="Pictures/100000000000021900000062568A97B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fo:margin-left="0cm" fo:margin-right="0cm" fo:margin-top="0.3cm" fo:margin-bottom="0cm" table:align="margins" style:may-break-between-rows="true"/>
    </style:style>
    <style:style style:name="Table13.A" style:family="table-column">
      <style:table-column-properties style:rel-column-width="14995*"/>
    </style:style>
    <style:style style:name="Table13.B" style:family="table-column">
      <style:table-column-properties style:rel-column-width="22003*"/>
    </style:style>
    <style:style style:name="Table13.C" style:family="table-column">
      <style:table-column-properties style:rel-column-width="28537*"/>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33cm" fo:margin-left="0.09cm" fo:margin-top="0cm" fo:margin-bottom="0.254cm" table:align="left"/>
    </style:style>
    <style:style style:name="Table21.A" style:family="table-column">
      <style:table-column-properties style:column-width="8.414cm"/>
    </style:style>
    <style:style style:name="Table21.B" style:family="table-column">
      <style:table-column-properties style:column-width="8.52cm"/>
    </style:style>
    <style:style style:name="Table21.1" style:family="table-row">
      <style:table-row-properties style:min-row-height="2.401cm"/>
    </style:style>
    <style:style style:name="Table21.A1" style:family="table-cell">
      <style:table-cell-properties fo:background-color="transparent" fo:padding="0cm" fo:border="none">
        <style:background-image/>
      </style:table-cell-properties>
    </style:style>
    <style:style style:name="Table14" style:family="table">
      <style:table-properties fo:margin-left="0cm" fo:margin-right="0.041cm" fo:margin-top="0cm" fo:margin-bottom="0.22cm" table:align="margins" fo:keep-with-next="auto"/>
    </style:style>
    <style:style style:name="Table14.A" style:family="table-column">
      <style:table-column-properties style:rel-column-width="22812*"/>
    </style:style>
    <style:style style:name="Table14.B" style:family="table-column">
      <style:table-column-properties style:rel-column-width="42723*"/>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9499*"/>
    </style:style>
    <style:style style:name="Table11.B" style:family="table-column">
      <style:table-column-properties style:rel-column-width="56036*"/>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22cm" fo:margin-bottom="0.22cm" table:align="margins" style:may-break-between-rows="false"/>
    </style:style>
    <style:style style:name="Table22.A" style:family="table-column">
      <style:table-column-properties style:rel-column-width="10662*"/>
    </style:style>
    <style:style style:name="Table22.B" style:family="table-column">
      <style:table-column-properties style:rel-column-width="54873*"/>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212cm" table:align="margins" style:may-break-between-rows="false"/>
    </style:style>
    <style:style style:name="Table23.A" style:family="table-column">
      <style:table-column-properties style:rel-column-width="10614*"/>
    </style:style>
    <style:style style:name="Table23.B" style:family="table-column">
      <style:table-column-properties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fo:margin-left="0cm" fo:margin-right="-0.005cm" fo:margin-top="0.3cm" fo:margin-bottom="0.499cm" table:align="margins" style:may-break-between-rows="false"/>
    </style:style>
    <style:style style:name="Table37.A" style:family="table-column">
      <style:table-column-properties style:rel-column-width="10658*"/>
    </style:style>
    <style:style style:name="Table37.B" style:family="table-column">
      <style:table-column-properties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fo:margin-left="0cm" fo:margin-right="0cm" fo:margin-top="0.199cm" fo:margin-bottom="0.3cm" table:align="margins" style:may-break-between-rows="false"/>
    </style:style>
    <style:style style:name="Table15.A" style:family="table-column">
      <style:table-column-properties style:rel-column-width="10661*"/>
    </style:style>
    <style:style style:name="Table15.B" style:family="table-column">
      <style:table-column-properties style:rel-column-width="54874*"/>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fo:margin-left="0cm" fo:margin-right="-0.005cm" fo:margin-top="0.3cm" fo:margin-bottom="0.3cm" table:align="margins" style:may-break-between-rows="false"/>
    </style:style>
    <style:style style:name="Table16.A" style:family="table-column">
      <style:table-column-properties style:rel-column-width="10649*"/>
    </style:style>
    <style:style style:name="Table16.B" style:family="table-column">
      <style:table-column-properties style:rel-column-width="5488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109cm" fo:margin-bottom="0.3cm" table:align="margins" style:may-break-between-rows="false"/>
    </style:style>
    <style:style style:name="Table17.A" style:family="table-column">
      <style:table-column-properties style:rel-column-width="10661*"/>
    </style:style>
    <style:style style:name="Table17.B" style:family="table-column">
      <style:table-column-properties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5cm" fo:margin-bottom="0.21cm" table:align="margins" style:may-break-between-rows="false"/>
    </style:style>
    <style:style style:name="Table18.A" style:family="table-column">
      <style:table-column-properties style:rel-column-width="10659*"/>
    </style:style>
    <style:style style:name="Table18.B" style:family="table-column">
      <style:table-column-properties style:rel-column-width="5487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31cm" table:align="margins" style:may-break-between-rows="false"/>
    </style:style>
    <style:style style:name="Table19.A" style:family="table-column">
      <style:table-column-properties style:rel-column-width="10659*"/>
    </style:style>
    <style:style style:name="Table19.B" style:family="table-column">
      <style:table-column-properties style:rel-column-width="548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6.995cm" fo:margin-top="0cm" fo:margin-bottom="0.199cm" table:align="left"/>
    </style:style>
    <style:style style:name="Table20.A" style:family="table-column">
      <style:table-column-properties style:column-width="1.214cm"/>
    </style:style>
    <style:style style:name="Table20.B" style:family="table-column">
      <style:table-column-properties style:column-width="15.782cm"/>
    </style:style>
    <style:style style:name="Table20.1" style:family="table-row">
      <style:table-row-properties fo:keep-together="always"/>
    </style:style>
    <style:style style:name="Table20.A1" style:family="table-cell">
      <style:table-cell-properties fo:padding="0cm" fo:border="none"/>
    </style:style>
    <style:style style:name="Table48" style:family="table">
      <style:table-properties fo:margin-left="0cm" fo:margin-right="-0.005cm" fo:margin-top="0.3cm" fo:margin-bottom="0.3cm" table:align="margins" style:may-break-between-rows="false"/>
    </style:style>
    <style:style style:name="Table48.A" style:family="table-column">
      <style:table-column-properties style:rel-column-width="10665*"/>
    </style:style>
    <style:style style:name="Table48.B" style:family="table-column">
      <style:table-column-properties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005cm" fo:margin-top="0.3cm" fo:margin-bottom="0.3cm" table:align="margins" style:may-break-between-rows="false"/>
    </style:style>
    <style:style style:name="Table24.A" style:family="table-column">
      <style:table-column-properties style:rel-column-width="10665*"/>
    </style:style>
    <style:style style:name="Table24.B" style:family="table-column">
      <style:table-column-properties style:rel-column-width="5487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46" style:family="table">
      <style:table-properties fo:margin-left="0cm" fo:margin-right="0cm" fo:margin-top="0.199cm" fo:margin-bottom="0.3cm" table:align="margins" style:may-break-between-rows="false"/>
    </style:style>
    <style:style style:name="Table46.A" style:family="table-column">
      <style:table-column-properties style:rel-column-width="10661*"/>
    </style:style>
    <style:style style:name="Table46.B" style:family="table-column">
      <style:table-column-properties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021cm" fo:margin-top="0.199cm" fo:margin-bottom="0.3cm" table:align="margins" style:may-break-between-rows="false"/>
    </style:style>
    <style:style style:name="Table25.A" style:family="table-column">
      <style:table-column-properties style:rel-column-width="9480*"/>
    </style:style>
    <style:style style:name="Table25.B" style:family="table-column">
      <style:table-column-properties style:rel-column-width="5605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7" style:family="table">
      <style:table-properties style:width="15.251cm" table:align="center"/>
    </style:style>
    <style:style style:name="Table27.A" style:family="table-column">
      <style:table-column-properties style:column-width="0.649cm"/>
    </style:style>
    <style:style style:name="Table27.B" style:family="table-column">
      <style:table-column-properties style:column-width="4.196cm"/>
    </style:style>
    <style:style style:name="Table27.C" style:family="table-column">
      <style:table-column-properties style:column-width="0.646cm"/>
    </style:style>
    <style:style style:name="Table27.D" style:family="table-column">
      <style:table-column-properties style:column-width="3.877cm"/>
    </style:style>
    <style:style style:name="Table27.E" style:family="table-column">
      <style:table-column-properties style:column-width="0.933cm"/>
    </style:style>
    <style:style style:name="Table27.F" style:family="table-column">
      <style:table-column-properties style:column-width="4.949cm"/>
    </style:style>
    <style:style style:name="Table27.1" style:family="table-row">
      <style:table-row-properties fo:keep-together="always"/>
    </style:style>
    <style:style style:name="Table27.A1" style:family="table-cell">
      <style:table-cell-properties fo:padding-left="0.102cm" fo:padding-right="0.051cm" fo:padding-top="0.051cm" fo:padding-bottom="0cm" fo:border="none"/>
    </style:style>
    <style:style style:name="Table28" style:family="table">
      <style:table-properties fo:margin-left="0cm" fo:margin-right="-0.009cm" fo:break-before="page" table:align="margins"/>
    </style:style>
    <style:style style:name="Table28.A" style:family="table-column">
      <style:table-column-properties style:rel-column-width="1869*"/>
    </style:style>
    <style:style style:name="Table28.B" style:family="table-column">
      <style:table-column-properties style:rel-column-width="19891*"/>
    </style:style>
    <style:style style:name="Table28.C" style:family="table-column">
      <style:table-column-properties style:rel-column-width="2804*"/>
    </style:style>
    <style:style style:name="Table28.D" style:family="table-column">
      <style:table-column-properties style:rel-column-width="15558*"/>
    </style:style>
    <style:style style:name="Table28.E" style:family="table-column">
      <style:table-column-properties style:rel-column-width="3159*"/>
    </style:style>
    <style:style style:name="Table28.F" style:family="table-column">
      <style:table-column-properties style:rel-column-width="22254*"/>
    </style:style>
    <style:style style:name="Table28.1" style:family="table-row">
      <style:table-row-properties fo:keep-together="always"/>
    </style:style>
    <style:style style:name="Table28.A1" style:family="table-cell">
      <style:table-cell-properties fo:padding="0.051cm" fo:border="none"/>
    </style:style>
    <style:style style:name="Table29" style:family="table">
      <style:table-properties fo:margin-left="0cm" fo:margin-right="0cm" fo:margin-top="0.199cm" fo:margin-bottom="0.3cm" table:align="margins" style:may-break-between-rows="false"/>
    </style:style>
    <style:style style:name="Table29.A" style:family="table-column">
      <style:table-column-properties style:rel-column-width="10662*"/>
    </style:style>
    <style:style style:name="Table29.B" style:family="table-column">
      <style:table-column-properties style:rel-column-width="54873*"/>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6.993cm" fo:margin-left="0cm" fo:margin-right="0cm" fo:margin-top="0.101cm" fo:margin-bottom="0.3cm" table:align="margins" style:may-break-between-rows="false"/>
    </style:style>
    <style:style style:name="Table43.A" style:family="table-column">
      <style:table-column-properties style:column-width="2.764cm" style:rel-column-width="10661*"/>
    </style:style>
    <style:style style:name="Table43.B" style:family="table-column">
      <style:table-column-properties style:column-width="14.229cm" style:rel-column-width="54874*"/>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6.999cm" fo:margin-left="0cm" fo:margin-right="-0.005cm" fo:margin-top="0.3cm" fo:margin-bottom="0.3cm" table:align="margins" style:may-break-between-rows="false"/>
    </style:style>
    <style:style style:name="Table30.A" style:family="table-column">
      <style:table-column-properties style:column-width="2.766cm" style:rel-column-width="10665*"/>
    </style:style>
    <style:style style:name="Table30.B" style:family="table-column">
      <style:table-column-properties style:column-width="14.233cm" style:rel-column-width="5487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31" style:family="table">
      <style:table-properties style:width="16.999cm" fo:margin-left="0cm" fo:margin-right="-0.005cm" fo:margin-top="0.3cm" fo:margin-bottom="0.3cm" table:align="margins" style:may-break-between-rows="false"/>
    </style:style>
    <style:style style:name="Table31.A" style:family="table-column">
      <style:table-column-properties style:column-width="2.766cm" style:rel-column-width="10665*"/>
    </style:style>
    <style:style style:name="Table31.B" style:family="table-column">
      <style:table-column-properties style:column-width="14.233cm" style:rel-column-width="5487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fo:keep-together="always"/>
    </style:style>
    <style:style style:name="Table32.4" style:family="table-row">
      <style:table-row-properties fo:keep-together="always"/>
    </style:style>
    <style:style style:name="Table33" style:family="table">
      <style:table-properties fo:margin-left="0cm" fo:margin-right="0cm" fo:margin-top="0.259cm" fo:margin-bottom="0.499cm" table:align="margins" style:may-break-between-rows="false"/>
    </style:style>
    <style:style style:name="Table33.A" style:family="table-column">
      <style:table-column-properties style:rel-column-width="10654*"/>
    </style:style>
    <style:style style:name="Table33.B" style:family="table-column">
      <style:table-column-properties style:rel-column-width="54881*"/>
    </style:style>
    <style:style style:name="Table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3.B1" style:family="table-cell">
      <style:table-cell-properties style:vertical-align="middle" fo:padding="0.15cm" fo:border-left="none" fo:border-right="none" fo:border-top="1pt solid #999999" fo:border-bottom="1pt solid #999999"/>
    </style:style>
    <style:style style:name="Table42" style:family="table">
      <style:table-properties fo:margin-left="0cm" fo:margin-right="-0.005cm" fo:margin-top="0.3cm" fo:margin-bottom="0.499cm" table:align="margins" style:may-break-between-rows="false"/>
    </style:style>
    <style:style style:name="Table42.A" style:family="table-column">
      <style:table-column-properties style:rel-column-width="10665*"/>
    </style:style>
    <style:style style:name="Table42.B" style:family="table-column">
      <style:table-column-properties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058cm" fo:margin-top="0.3cm" fo:margin-bottom="0.101cm" table:align="margins"/>
    </style:style>
    <style:style style:name="Table34.A" style:family="table-column">
      <style:table-column-properties style:rel-column-width="34678*"/>
    </style:style>
    <style:style style:name="Table34.B" style:family="table-column">
      <style:table-column-properties style:rel-column-width="30857*"/>
    </style:style>
    <style:style style:name="Table34.1" style:family="table-row">
      <style:table-row-properties fo:keep-together="always"/>
    </style:style>
    <style:style style:name="Table34.A1" style:family="table-cell">
      <style:table-cell-properties fo:padding-left="0cm" fo:padding-right="0cm" fo:padding-top="0cm" fo:padding-bottom="0.499cm" fo:border="none"/>
    </style:style>
    <style:style style:name="Table34.3" style:family="table-row">
      <style:table-row-properties style:min-row-height="7.075cm" fo:keep-together="always"/>
    </style:style>
    <style:style style:name="Table35" style:family="table">
      <style:table-properties fo:margin-left="0cm" fo:margin-right="0cm" fo:margin-top="0.101cm" fo:margin-bottom="0.3cm" table:align="margins" style:may-break-between-rows="false"/>
    </style:style>
    <style:style style:name="Table35.A" style:family="table-column">
      <style:table-column-properties style:rel-column-width="10661*"/>
    </style:style>
    <style:style style:name="Table35.B" style:family="table-column">
      <style:table-column-properties style:rel-column-width="54874*"/>
    </style:style>
    <style:style style:name="Table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fo:margin-left="0cm" fo:margin-right="0cm" fo:margin-top="0.15cm" fo:margin-bottom="0.6cm" table:align="margins" style:may-break-between-rows="false"/>
    </style:style>
    <style:style style:name="Table40.A" style:family="table-column">
      <style:table-column-properties style:rel-column-width="10660*"/>
    </style:style>
    <style:style style:name="Table40.B" style:family="table-column">
      <style:table-column-properties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3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38" style:family="table">
      <style:table-properties fo:margin-left="0cm" fo:margin-right="0cm" fo:margin-top="0.21cm" fo:margin-bottom="0.31cm" table:align="margins" style:may-break-between-rows="false"/>
    </style:style>
    <style:style style:name="Table38.A" style:family="table-column">
      <style:table-column-properties style:rel-column-width="9499*"/>
    </style:style>
    <style:style style:name="Table38.B" style:family="table-column">
      <style:table-column-properties style:rel-column-width="56036*"/>
    </style:style>
    <style:style style:name="Table38.A1" style:family="table-cell">
      <style:table-cell-properties style:vertical-align="middle" fo:background-color="#ffd320" fo:padding-left="0.15cm" fo:padding-right="0.15cm" fo:padding-top="0.15cm" fo:padding-bottom="0.101cm" fo:border-left="none" fo:border-right="none" fo:border-top="1pt solid #999999" fo:border-bottom="1pt solid #999999">
        <style:background-image/>
      </style:table-cell-properties>
    </style:style>
    <style:style style:name="Table38.B1" style:family="table-cell">
      <style:table-cell-properties style:vertical-align="middle" fo:padding-left="0.15cm" fo:padding-right="0.15cm" fo:padding-top="0.15cm" fo:padding-bottom="0.101cm" fo:border-left="none" fo:border-right="none" fo:border-top="1pt solid #999999" fo:border-bottom="1pt solid #999999"/>
    </style:style>
    <style:style style:name="Table39" style:family="table">
      <style:table-properties fo:margin-left="0cm" fo:margin-right="-0.005cm" fo:margin-top="0.199cm" fo:margin-bottom="0.199cm" table:align="margins" style:may-break-between-rows="false"/>
    </style:style>
    <style:style style:name="Table39.A" style:family="table-column">
      <style:table-column-properties style:rel-column-width="10665*"/>
    </style:style>
    <style:style style:name="Table39.B" style:family="table-column">
      <style:table-column-properties style:rel-column-width="54870*"/>
    </style:style>
    <style:style style:name="Table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005cm" fo:margin-top="0.15cm" fo:margin-bottom="0.3cm" table:align="margins" style:may-break-between-rows="false"/>
    </style:style>
    <style:style style:name="Table41.A" style:family="table-column">
      <style:table-column-properties style:rel-column-width="10665*"/>
    </style:style>
    <style:style style:name="Table41.B" style:family="table-column">
      <style:table-column-properties style:rel-column-width="54870*"/>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242f03"/>
    </style:style>
    <style:style style:name="P3" style:family="paragraph" style:parent-style-name="OOoTextBody">
      <style:text-properties fo:font-weight="normal" officeooo:paragraph-rsid="00242f03" style:font-weight-asian="normal" style:font-weight-complex="normal"/>
    </style:style>
    <style:style style:name="P4" style:family="paragraph" style:parent-style-name="OOoTextBody">
      <style:text-properties fo:font-weight="normal" officeooo:paragraph-rsid="00242f03"/>
    </style:style>
    <style:style style:name="P5" style:family="paragraph" style:parent-style-name="OOoTextBody">
      <style:paragraph-properties>
        <style:tab-stops/>
      </style:paragraph-properties>
      <style:text-properties officeooo:paragraph-rsid="00242f03"/>
    </style:style>
    <style:style style:name="P6" style:family="paragraph" style:parent-style-name="OOoTextBody">
      <style:paragraph-properties>
        <style:tab-stops>
          <style:tab-stop style:position="5.001cm"/>
          <style:tab-stop style:position="9.999cm"/>
        </style:tab-stops>
      </style:paragraph-properties>
      <style:text-properties officeooo:paragraph-rsid="00242f03"/>
    </style:style>
    <style:style style:name="P7" style:family="paragraph" style:parent-style-name="OOoTextBody">
      <style:paragraph-properties>
        <style:tab-stops>
          <style:tab-stop style:position="5.001cm"/>
          <style:tab-stop style:position="9.999cm"/>
        </style:tab-stops>
      </style:paragraph-properties>
      <style:text-properties officeooo:paragraph-rsid="005e68eb"/>
    </style:style>
    <style:style style:name="P8" style:family="paragraph" style:parent-style-name="OOoTextBody">
      <style:text-properties officeooo:rsid="005e68eb" officeooo:paragraph-rsid="005e68eb"/>
    </style:style>
    <style:style style:name="P9" style:family="paragraph" style:parent-style-name="OOoTextBody">
      <style:text-properties officeooo:paragraph-rsid="00608639"/>
    </style:style>
    <style:style style:name="P10" style:family="paragraph" style:parent-style-name="OOoTextBody">
      <style:text-properties officeooo:rsid="00c3dac4" officeooo:paragraph-rsid="006be221"/>
    </style:style>
    <style:style style:name="P11" style:family="paragraph" style:parent-style-name="OOoTextBody">
      <style:text-properties officeooo:rsid="0070c43b" officeooo:paragraph-rsid="0070c43b"/>
    </style:style>
    <style:style style:name="P12" style:family="paragraph" style:parent-style-name="OOoTextBody">
      <style:text-properties officeooo:paragraph-rsid="0078465c"/>
    </style:style>
    <style:style style:name="P13" style:family="paragraph" style:parent-style-name="OOoTextBody">
      <style:text-properties officeooo:paragraph-rsid="0079ec57"/>
    </style:style>
    <style:style style:name="P14" style:family="paragraph" style:parent-style-name="OOoTextBody">
      <style:text-properties officeooo:paragraph-rsid="007cfb09"/>
    </style:style>
    <style:style style:name="P15" style:family="paragraph" style:parent-style-name="OOoTextBody_5f_ListIntro">
      <style:text-properties officeooo:paragraph-rsid="00242f03"/>
    </style:style>
    <style:style style:name="P16" style:family="paragraph" style:parent-style-name="OOoTextBody_5f_ListIntro">
      <style:text-properties fo:language="en" fo:country="US" officeooo:rsid="0030ff96" officeooo:paragraph-rsid="00242f03"/>
    </style:style>
    <style:style style:name="P17" style:family="paragraph" style:parent-style-name="OOoTextBody_5f_ListIntro">
      <style:text-properties officeooo:paragraph-rsid="0073e42b"/>
    </style:style>
    <style:style style:name="P18" style:family="paragraph" style:parent-style-name="OOoTableText">
      <style:paragraph-properties fo:margin-left="0.25cm" fo:margin-right="0cm" fo:text-indent="0cm" style:auto-text-indent="false"/>
      <style:text-properties officeooo:paragraph-rsid="00242f03"/>
    </style:style>
    <style:style style:name="P19" style:family="paragraph" style:parent-style-name="OOoFigureCaption">
      <style:paragraph-properties fo:margin-top="0.101cm" fo:margin-bottom="0cm" style:contextual-spacing="false"/>
    </style:style>
    <style:style style:name="P20" style:family="paragraph" style:parent-style-name="OOoTableText_28_CaptionNumber_29_">
      <style:text-properties officeooo:rsid="002f4560" officeooo:paragraph-rsid="002f4560"/>
    </style:style>
    <style:style style:name="P21" style:family="paragraph" style:parent-style-name="OOoTableText">
      <style:text-properties officeooo:paragraph-rsid="00242f03"/>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6be221"/>
    </style:style>
    <style:style style:name="P25" style:family="paragraph" style:parent-style-name="OOoTableText">
      <style:text-properties officeooo:paragraph-rsid="007550af"/>
    </style:style>
    <style:style style:name="P26" style:family="paragraph" style:parent-style-name="OOoGuideName">
      <style:text-properties officeooo:paragraph-rsid="00242f03"/>
    </style:style>
    <style:style style:name="P27" style:family="paragraph" style:parent-style-name="OOoTextBody" style:master-page-name="">
      <style:paragraph-properties fo:keep-together="always" fo:orphans="0" fo:widows="0" style:page-number="auto"/>
      <style:text-properties officeooo:paragraph-rsid="00242f03"/>
    </style:style>
    <style:style style:name="P28" style:family="paragraph" style:parent-style-name="OOoTextBody" style:master-page-name="">
      <style:paragraph-properties style:page-number="auto"/>
      <style:text-properties officeooo:paragraph-rsid="00242f03"/>
    </style:style>
    <style:style style:name="P29" style:family="paragraph" style:parent-style-name="OOoTextBody" style:master-page-name="">
      <style:paragraph-properties fo:keep-together="auto" fo:orphans="2" fo:widows="2" style:page-number="auto"/>
      <style:text-properties officeooo:paragraph-rsid="00242f03"/>
    </style:style>
    <style:style style:name="P30" style:family="paragraph" style:parent-style-name="OOoTextBody" style:master-page-name="">
      <style:paragraph-properties style:page-number="auto" fo:keep-with-next="always"/>
      <style:text-properties officeooo:paragraph-rsid="00242f03"/>
    </style:style>
    <style:style style:name="P31" style:family="paragraph" style:parent-style-name="OOoTextBody" style:master-page-name="">
      <style:paragraph-properties fo:keep-together="auto" fo:orphans="2" fo:widows="2" style:page-number="auto" fo:keep-with-next="always"/>
      <style:text-properties officeooo:paragraph-rsid="00242f03"/>
    </style:style>
    <style:style style:name="P32" style:family="paragraph" style:parent-style-name="OOoTextBody" style:master-page-name="">
      <style:paragraph-properties fo:keep-together="always" fo:orphans="0" fo:widows="0" style:page-number="auto" fo:keep-with-next="always"/>
      <style:text-properties officeooo:paragraph-rsid="00242f03"/>
    </style:style>
    <style:style style:name="P33" style:family="paragraph" style:parent-style-name="OOoTextBody_5f_ListIntro" style:master-page-name="">
      <style:paragraph-properties style:page-number="auto" fo:keep-with-next="always"/>
      <style:text-properties officeooo:paragraph-rsid="00242f03"/>
    </style:style>
    <style:style style:name="P34" style:family="paragraph" style:parent-style-name="OOoTextBody_5f_ListIntro" style:master-page-name="">
      <style:paragraph-properties fo:keep-together="always" fo:orphans="0" fo:widows="0" style:page-number="auto" fo:keep-with-next="auto"/>
      <style:text-properties officeooo:paragraph-rsid="00242f03"/>
    </style:style>
    <style:style style:name="P35" style:family="paragraph" style:parent-style-name="OOoTextBody_5f_ListIntro" style:master-page-name="">
      <style:paragraph-properties style:page-number="auto" fo:keep-with-next="auto"/>
      <style:text-properties officeooo:paragraph-rsid="00242f03"/>
    </style:style>
    <style:style style:name="P36" style:family="paragraph" style:parent-style-name="OOoTextBody" style:master-page-name="">
      <style:paragraph-properties fo:keep-together="auto" fo:orphans="2" fo:widows="2" style:page-number="auto" fo:keep-with-next="auto"/>
      <style:text-properties officeooo:paragraph-rsid="00242f03"/>
    </style:style>
    <style:style style:name="P37" style:family="paragraph" style:parent-style-name="OOoFigure" style:master-page-name="">
      <style:paragraph-properties style:page-number="auto"/>
      <style:text-properties officeooo:paragraph-rsid="00242f03"/>
    </style:style>
    <style:style style:name="P38" style:family="paragraph" style:parent-style-name="OOoFigureCaption" style:master-page-name="">
      <style:paragraph-properties fo:text-align="center" style:justify-single-word="false" style:page-number="auto"/>
    </style:style>
    <style:style style:name="P39" style:family="paragraph" style:parent-style-name="OOoTextBody">
      <style:paragraph-properties fo:margin-left="0cm" fo:margin-right="0cm" fo:text-indent="0cm" style:auto-text-indent="false"/>
      <style:text-properties officeooo:paragraph-rsid="00242f03"/>
    </style:style>
    <style:style style:name="P40" style:family="paragraph" style:parent-style-name="OOoFigure" style:master-page-name="">
      <style:paragraph-properties fo:margin-left="0cm" fo:margin-right="0cm" fo:margin-top="0.21cm" fo:margin-bottom="0.51cm" style:contextual-spacing="false" fo:text-indent="0cm" style:auto-text-indent="false" style:page-number="auto"/>
      <style:text-properties officeooo:paragraph-rsid="00242f03"/>
    </style:style>
    <style:style style:name="P41" style:family="paragraph" style:parent-style-name="OOoFigure" style:master-page-name="">
      <style:paragraph-properties fo:margin-left="0cm" fo:margin-right="0cm" fo:text-indent="0cm" style:auto-text-indent="false" style:page-number="auto"/>
      <style:text-properties officeooo:paragraph-rsid="00242f03"/>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4" style:family="paragraph" style:parent-style-name="Standard">
      <style:paragraph-properties fo:margin-left="0cm" fo:margin-right="0cm" fo:margin-top="0cm" fo:margin-bottom="0cm" style:contextual-spacing="false" fo:text-align="end" style:justify-single-word="false" fo:text-indent="0cm" style:auto-text-indent="false"/>
      <style:text-properties officeooo:paragraph-rsid="00242f03"/>
    </style:style>
    <style:style style:name="P45" style:family="paragraph" style:parent-style-name="OOoFigureCaption">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align="end" style:justify-single-word="false" fo:text-indent="0cm" style:auto-text-indent="false"/>
      <style:text-properties officeooo:paragraph-rsid="00242f03"/>
    </style:style>
    <style:style style:name="P47" style:family="paragraph" style:parent-style-name="OOoDefinitionTerm">
      <style:text-properties officeooo:paragraph-rsid="00242f03"/>
    </style:style>
    <style:style style:name="P48" style:family="paragraph" style:parent-style-name="OOoDefinitionTerm">
      <style:text-properties officeooo:paragraph-rsid="0059d880"/>
    </style:style>
    <style:style style:name="P49" style:family="paragraph" style:parent-style-name="OOoDefinition">
      <style:text-properties officeooo:paragraph-rsid="00242f03"/>
    </style:style>
    <style:style style:name="P50" style:family="paragraph" style:parent-style-name="OOoDefinition">
      <style:text-properties officeooo:paragraph-rsid="0059d880"/>
    </style:style>
    <style:style style:name="P51" style:family="paragraph" style:parent-style-name="OOoFigureCaption">
      <style:paragraph-properties fo:text-align="center" style:justify-single-word="false"/>
    </style:style>
    <style:style style:name="P52" style:family="paragraph" style:parent-style-name="OOoFigureCaption">
      <style:text-properties officeooo:paragraph-rsid="004ea2b5"/>
    </style:style>
    <style:style style:name="P53" style:family="paragraph" style:parent-style-name="OOoFigureCaption">
      <style:text-properties officeooo:paragraph-rsid="004141dc"/>
    </style:style>
    <style:style style:name="P54" style:family="paragraph" style:parent-style-name="OOoFigureCaption">
      <style:paragraph-properties fo:text-align="start" style:justify-single-word="false"/>
    </style:style>
    <style:style style:name="P55" style:family="paragraph" style:parent-style-name="OOoFigureCaption">
      <style:text-properties officeooo:paragraph-rsid="0058ac0b"/>
    </style:style>
    <style:style style:name="P56" style:family="paragraph" style:parent-style-name="OOoFigureCaption">
      <style:text-properties officeooo:paragraph-rsid="0059d880"/>
    </style:style>
    <style:style style:name="P57" style:family="paragraph" style:parent-style-name="OOoFigureCaption">
      <style:text-properties officeooo:paragraph-rsid="0078465c"/>
    </style:style>
    <style:style style:name="P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42f03"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OOoFigureCaption">
      <style:paragraph-properties fo:margin-top="0cm" fo:margin-bottom="0cm" style:contextual-spacing="false" fo:text-align="center" style:justify-single-word="false"/>
    </style:style>
    <style:style style:name="P60" style:family="paragraph" style:parent-style-name="OOoFigureCaption">
      <style:paragraph-properties fo:margin-top="0cm" fo:margin-bottom="0cm" style:contextual-spacing="false"/>
      <style:text-properties officeooo:paragraph-rsid="004ea2b5"/>
    </style:style>
    <style:style style:name="P61" style:family="paragraph" style:parent-style-name="OOoFigureCaption" style:master-page-name="">
      <style:paragraph-properties fo:margin-top="0cm" fo:margin-bottom="0cm" style:contextual-spacing="false" style:page-number="auto"/>
      <style:text-properties officeooo:paragraph-rsid="004ea2b5"/>
    </style:style>
    <style:style style:name="P62" style:family="paragraph" style:parent-style-name="OOoTextBodyIndent">
      <style:paragraph-properties fo:margin-top="0cm" fo:margin-bottom="0.109cm" style:contextual-spacing="false"/>
      <style:text-properties officeooo:paragraph-rsid="00242f03"/>
    </style:style>
    <style:style style:name="P63" style:family="paragraph" style:parent-style-name="OOoDefinition">
      <style:paragraph-properties fo:margin-top="0cm" fo:margin-bottom="0.109cm" style:contextual-spacing="false"/>
      <style:text-properties officeooo:paragraph-rsid="00242f03"/>
    </style:style>
    <style:style style:name="P64" style:family="paragraph" style:parent-style-name="OOoTableHeader">
      <style:text-properties officeooo:paragraph-rsid="00242f03"/>
    </style:style>
    <style:style style:name="P65" style:family="paragraph" style:parent-style-name="OOoTableText">
      <style:paragraph-properties fo:margin-left="0.21cm" fo:margin-right="0cm" fo:text-indent="0cm" style:auto-text-indent="false"/>
      <style:text-properties officeooo:paragraph-rsid="00242f03"/>
    </style:style>
    <style:style style:name="P66" style:family="paragraph" style:parent-style-name="OOoTip_2f_Note_2f_Caution">
      <style:text-properties officeooo:paragraph-rsid="00242f03"/>
    </style:style>
    <style:style style:name="P67" style:family="paragraph" style:parent-style-name="OOoTip_2f_Note_2f_Caution">
      <style:text-properties officeooo:paragraph-rsid="006be221"/>
    </style:style>
    <style:style style:name="P68" style:family="paragraph" style:parent-style-name="OOoDefinition" style:master-page-name="">
      <style:paragraph-properties fo:margin-left="0.64cm" fo:margin-right="-0.199cm" fo:text-indent="0cm" style:auto-text-indent="false" style:page-number="auto"/>
      <style:text-properties officeooo:paragraph-rsid="00242f03"/>
    </style:style>
    <style:style style:name="P69" style:family="paragraph" style:parent-style-name="OOoDefinitionTerm">
      <style:paragraph-properties fo:margin-top="0.109cm" fo:margin-bottom="0cm" style:contextual-spacing="false"/>
      <style:text-properties officeooo:paragraph-rsid="00242f03"/>
    </style:style>
    <style:style style:name="P70" style:family="paragraph" style:parent-style-name="OOoFigure">
      <style:text-properties fo:font-weight="normal" officeooo:paragraph-rsid="00242f03" style:font-weight-complex="normal"/>
    </style:style>
    <style:style style:name="P71" style:family="paragraph" style:parent-style-name="OOoFigure">
      <style:text-properties officeooo:paragraph-rsid="00242f03"/>
    </style:style>
    <style:style style:name="P72" style:family="paragraph" style:parent-style-name="OOoFigure">
      <style:text-properties officeooo:paragraph-rsid="0059d880"/>
    </style:style>
    <style:style style:name="P73" style:family="paragraph" style:parent-style-name="OOoFigure">
      <style:text-properties officeooo:paragraph-rsid="006be221"/>
    </style:style>
    <style:style style:name="P74" style:family="paragraph" style:parent-style-name="OOoFigure">
      <style:paragraph-properties fo:margin-top="0cm" fo:margin-bottom="0.21cm" style:contextual-spacing="false"/>
      <style:text-properties fo:font-weight="normal" officeooo:paragraph-rsid="00242f03" style:font-weight-asian="normal" style:font-weight-complex="normal"/>
    </style:style>
    <style:style style:name="P75" style:family="paragraph" style:parent-style-name="OOoFigure">
      <style:paragraph-properties fo:margin-top="0cm" fo:margin-bottom="0.21cm" style:contextual-spacing="false"/>
      <style:text-properties officeooo:paragraph-rsid="00242f03"/>
    </style:style>
    <style:style style:name="P76" style:family="paragraph" style:parent-style-name="OOoFigure" style:master-page-name="">
      <style:paragraph-properties fo:margin-top="0cm" fo:margin-bottom="0.21cm" style:contextual-spacing="false" style:page-number="auto"/>
      <style:text-properties officeooo:paragraph-rsid="00242f03"/>
    </style:style>
    <style:style style:name="P77" style:family="paragraph" style:parent-style-name="OOoFigure">
      <style:paragraph-properties style:shadow="none"/>
      <style:text-properties officeooo:paragraph-rsid="00242f03"/>
    </style:style>
    <style:style style:name="P78" style:family="paragraph" style:parent-style-name="OOoFigure">
      <style:paragraph-properties style:shadow="none"/>
      <style:text-properties officeooo:paragraph-rsid="0059d880"/>
    </style:style>
    <style:style style:name="P79" style:family="paragraph" style:parent-style-name="OOoFigure">
      <style:paragraph-properties fo:margin-top="0.109cm" fo:margin-bottom="0.409cm" style:contextual-spacing="false"/>
      <style:text-properties officeooo:paragraph-rsid="00242f03"/>
    </style:style>
    <style:style style:name="P80" style:family="paragraph" style:parent-style-name="OOoFigure">
      <style:paragraph-properties fo:margin-top="0.109cm" fo:margin-bottom="0.21cm" style:contextual-spacing="false"/>
      <style:text-properties officeooo:paragraph-rsid="00242f03"/>
    </style:style>
    <style:style style:name="P81" style:family="paragraph" style:parent-style-name="OOoFigure" style:master-page-name="">
      <style:paragraph-properties fo:margin-top="0.109cm" fo:margin-bottom="0.21cm" style:contextual-spacing="false" style:page-number="auto"/>
      <style:text-properties officeooo:paragraph-rsid="00242f03"/>
    </style:style>
    <style:style style:name="P82" style:family="paragraph" style:parent-style-name="OOoFigure">
      <style:paragraph-properties fo:margin-top="0.21cm" fo:margin-bottom="0.409cm" style:contextual-spacing="false"/>
      <style:text-properties fo:font-weight="normal" officeooo:paragraph-rsid="00242f03" style:font-weight-asian="normal" style:font-weight-complex="normal"/>
    </style:style>
    <style:style style:name="P83" style:family="paragraph" style:parent-style-name="OOoFigureCaption">
      <style:paragraph-properties fo:margin-top="0.199cm" fo:margin-bottom="0.25cm" style:contextual-spacing="false">
        <style:tab-stops/>
      </style:paragraph-properties>
    </style:style>
    <style:style style:name="P84" style:family="paragraph" style:parent-style-name="Table_20_Contents">
      <style:paragraph-properties fo:text-align="center" style:justify-single-word="false"/>
      <style:text-properties fo:language="en" fo:country="US" officeooo:paragraph-rsid="00242f03"/>
    </style:style>
    <style:style style:name="P85" style:family="paragraph" style:parent-style-name="Table_20_Contents">
      <style:paragraph-properties fo:text-align="center" style:justify-single-word="false"/>
      <style:text-properties fo:font-size="14pt" officeooo:paragraph-rsid="00242f03"/>
    </style:style>
    <style:style style:name="P86" style:family="paragraph" style:parent-style-name="OOoSubtitle">
      <style:text-properties officeooo:paragraph-rsid="00242f03"/>
    </style:style>
    <style:style style:name="P87" style:family="paragraph" style:parent-style-name="OOoTextBody">
      <style:paragraph-properties fo:margin-top="0cm" fo:margin-bottom="0.15cm" style:contextual-spacing="false" fo:orphans="0" fo:widows="0"/>
      <style:text-properties fo:font-weight="normal" officeooo:paragraph-rsid="00242f03" style:font-weight-asian="normal" style:font-weight-complex="normal"/>
    </style:style>
    <style:style style:name="P88" style:family="paragraph" style:parent-style-name="OOoTextBody" style:master-page-name="">
      <style:paragraph-properties fo:margin-top="0cm" fo:margin-bottom="0.15cm" style:contextual-spacing="false" style:page-number="auto" fo:keep-with-next="auto"/>
      <style:text-properties fo:font-weight="normal" officeooo:paragraph-rsid="00242f03" style:font-weight-asian="normal" style:font-weight-complex="normal"/>
    </style:style>
    <style:style style:name="P89" style:family="paragraph" style:parent-style-name="OOoTextBody">
      <style:paragraph-properties fo:margin-left="1.281cm" fo:margin-right="0cm" fo:text-indent="-0.64cm" style:auto-text-indent="false">
        <style:tab-stops/>
      </style:paragraph-properties>
      <style:text-properties officeooo:paragraph-rsid="00242f03"/>
    </style:style>
    <style:style style:name="P90" style:family="paragraph" style:parent-style-name="OOoTextBody" style:master-page-name="">
      <style:paragraph-properties fo:margin-top="0cm" fo:margin-bottom="0.31cm" style:contextual-spacing="false" style:page-number="auto" fo:keep-with-next="always"/>
      <style:text-properties officeooo:paragraph-rsid="00242f03"/>
    </style:style>
    <style:style style:name="P91" style:family="paragraph" style:parent-style-name="OOoTextBody">
      <style:paragraph-properties fo:keep-with-next="auto"/>
      <style:text-properties officeooo:paragraph-rsid="00242f03"/>
    </style:style>
    <style:style style:name="P92" style:family="paragraph" style:parent-style-name="OOoHeading_20_0">
      <style:text-properties officeooo:paragraph-rsid="00242f03"/>
    </style:style>
    <style:style style:name="P93" style:family="paragraph" style:parent-style-name="OOoPageBreak">
      <style:text-properties officeooo:paragraph-rsid="00242f03"/>
    </style:style>
    <style:style style:name="P94" style:family="paragraph" style:parent-style-name="OOoFigure">
      <style:paragraph-properties fo:margin-top="0.101cm" fo:margin-bottom="0.21cm" style:contextual-spacing="false"/>
    </style:style>
    <style:style style:name="P95" style:family="paragraph" style:parent-style-name="OOoList_5f_TextBody_5f_L1">
      <style:text-properties officeooo:rsid="00bc01b3" officeooo:paragraph-rsid="006be221"/>
    </style:style>
    <style:style style:name="P96" style:family="paragraph" style:parent-style-name="OOoList_5f_TextBody_5f_L1">
      <style:text-properties officeooo:rsid="00bdd526" officeooo:paragraph-rsid="006be221"/>
    </style:style>
    <style:style style:name="P97" style:family="paragraph" style:parent-style-name="OOoFigure" style:master-page-name="">
      <style:paragraph-properties fo:margin-top="0cm" fo:margin-bottom="0.409cm" style:contextual-spacing="false" style:page-number="auto"/>
      <style:text-properties officeooo:paragraph-rsid="00242f03"/>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List_20_2_20_Cont.">
      <style:paragraph-properties fo:margin-left="1.905cm" fo:margin-right="0cm" fo:text-indent="-0.66cm" style:auto-text-indent="false"/>
      <style:text-properties officeooo:paragraph-rsid="006be221"/>
    </style:style>
    <style:style style:name="P101" style:family="paragraph" style:parent-style-name="OOoHeading_20_3">
      <style:text-properties officeooo:paragraph-rsid="00242f03"/>
    </style:style>
    <style:style style:name="P102" style:family="paragraph" style:parent-style-name="OOoHeading_20_3">
      <style:paragraph-properties fo:margin-top="0.289cm" fo:margin-bottom="0.109cm" style:contextual-spacing="false"/>
      <style:text-properties officeooo:rsid="001944f6" officeooo:paragraph-rsid="00242f03"/>
    </style:style>
    <style:style style:name="P103" style:family="paragraph" style:parent-style-name="OOoHeading_20_3">
      <style:paragraph-properties fo:margin-top="0.289cm" fo:margin-bottom="0.109cm" style:contextual-spacing="false"/>
      <style:text-properties officeooo:paragraph-rsid="00242f03"/>
    </style:style>
    <style:style style:name="P104" style:family="paragraph" style:parent-style-name="OOoList_20_2_20_Start">
      <style:paragraph-properties fo:margin-left="1.905cm" fo:margin-right="0cm" fo:text-indent="-0.66cm" style:auto-text-indent="false"/>
      <style:text-properties officeooo:paragraph-rsid="006be221"/>
    </style:style>
    <style:style style:name="P105" style:family="paragraph" style:parent-style-name="OOoNum_20_123_20_Start" style:list-style-name="OOoNum_20_123">
      <style:text-properties officeooo:paragraph-rsid="00242f03"/>
    </style:style>
    <style:style style:name="P106" style:family="paragraph" style:parent-style-name="OOoNum_20_123_20_Start" style:list-style-name="OOoNum_20_123">
      <style:text-properties officeooo:paragraph-rsid="0031ac42"/>
    </style:style>
    <style:style style:name="P107" style:family="paragraph" style:parent-style-name="OOoNum_20_123_20_Start">
      <style:text-properties officeooo:paragraph-rsid="00242f03"/>
    </style:style>
    <style:style style:name="P108" style:family="paragraph" style:parent-style-name="OOoNum_20_123_20_Start" style:master-page-name="">
      <style:paragraph-properties style:page-number="auto" fo:keep-with-next="always"/>
      <style:text-properties officeooo:paragraph-rsid="00242f03"/>
    </style:style>
    <style:style style:name="P109" style:family="paragraph" style:parent-style-name="OOoHeading_20_2">
      <style:text-properties officeooo:paragraph-rsid="00242f03"/>
    </style:style>
    <style:style style:name="P110" style:family="paragraph" style:parent-style-name="OOoHeading_20_2">
      <style:text-properties fo:color="#18a303" style:font-name="Liberation Sans4" fo:font-size="14pt" fo:language="en" fo:country="US" fo:font-weight="bold" officeooo:paragraph-rsid="00242f03"/>
    </style:style>
    <style:style style:name="P111" style:family="paragraph" style:parent-style-name="OOoHeading_20_2">
      <style:text-properties officeooo:rsid="006a950f" officeooo:paragraph-rsid="006be221"/>
    </style:style>
    <style:style style:name="P112" style:family="paragraph" style:parent-style-name="OOoHeading_20_2">
      <style:paragraph-properties>
        <style:tab-stops>
          <style:tab-stop style:position="5.39cm"/>
        </style:tab-stops>
      </style:paragraph-properties>
      <style:text-properties officeooo:paragraph-rsid="00242f03"/>
    </style:style>
    <style:style style:name="P113" style:family="paragraph" style:parent-style-name="OOoHeading_20_2">
      <style:paragraph-properties fo:margin-top="0.49cm" fo:margin-bottom="0.51cm" style:contextual-spacing="false"/>
      <style:text-properties officeooo:paragraph-rsid="00242f03"/>
    </style:style>
    <style:style style:name="P114" style:family="paragraph" style:parent-style-name="OOoHeading_20_2" style:list-style-name="" style:master-page-name="">
      <style:paragraph-properties style:page-number="auto" fo:keep-with-next="always"/>
      <style:text-properties officeooo:paragraph-rsid="00242f03"/>
    </style:style>
    <style:style style:name="P115" style:family="paragraph" style:parent-style-name="OOoHeading_20_2" style:master-page-name="">
      <style:paragraph-properties style:page-number="auto"/>
      <style:text-properties officeooo:paragraph-rsid="00242f03"/>
    </style:style>
    <style:style style:name="P116" style:family="paragraph" style:parent-style-name="OOoList_20_1_20_Start">
      <style:text-properties officeooo:paragraph-rsid="00242f03"/>
    </style:style>
    <style:style style:name="P117" style:family="paragraph" style:parent-style-name="OOoList_20_1_20_Start" style:list-style-name="OOoBullets_20_1">
      <style:text-properties officeooo:paragraph-rsid="00242f03"/>
    </style:style>
    <style:style style:name="P118" style:family="paragraph" style:parent-style-name="OOoList_20_1_20_Start" style:list-style-name="OOoBullets_20_1">
      <style:text-properties officeooo:rsid="00c3dac4" officeooo:paragraph-rsid="006be221"/>
    </style:style>
    <style:style style:name="P119" style:family="paragraph" style:parent-style-name="OOoList_20_1_20_Start" style:master-page-name="">
      <style:paragraph-properties style:page-number="auto" fo:keep-with-next="always"/>
      <style:text-properties officeooo:paragraph-rsid="00242f03"/>
    </style:style>
    <style:style style:name="P120" style:family="paragraph" style:parent-style-name="OOoToCHead" style:master-page-name="OOoFrontMatter">
      <style:paragraph-properties style:page-number="auto"/>
      <style:text-properties officeooo:paragraph-rsid="00242f03"/>
    </style:style>
    <style:style style:name="P121" style:family="paragraph" style:parent-style-name="OOoNewChapter" style:master-page-name="OOoFirstPage">
      <style:paragraph-properties style:page-number="auto"/>
      <style:text-properties officeooo:paragraph-rsid="00242f03"/>
    </style:style>
    <style:style style:name="P122" style:family="paragraph" style:parent-style-name="OOoList_20_2_20_End">
      <style:paragraph-properties fo:margin-left="1.905cm" fo:margin-right="0cm" fo:text-indent="-0.66cm" style:auto-text-indent="false"/>
      <style:text-properties officeooo:paragraph-rsid="006be221"/>
    </style:style>
    <style:style style:name="P123" style:family="paragraph" style:parent-style-name="OOoHeading_20_1">
      <style:text-properties officeooo:paragraph-rsid="00242f03"/>
    </style:style>
    <style:style style:name="P124" style:family="paragraph" style:parent-style-name="OOoHeading_20_1" style:master-page-name="OOoPageStyle">
      <style:paragraph-properties style:page-number="auto" fo:break-before="auto" fo:break-after="auto"/>
      <style:text-properties officeooo:paragraph-rsid="00242f03"/>
    </style:style>
    <style:style style:name="P125" style:family="paragraph" style:parent-style-name="OOoHeading_20_1">
      <style:paragraph-properties fo:margin-top="0.439cm" fo:margin-bottom="0.319cm" style:contextual-spacing="false"/>
      <style:text-properties officeooo:paragraph-rsid="00242f03"/>
    </style:style>
    <style:style style:name="P126" style:family="paragraph" style:parent-style-name="OOoHeading_20_1" style:master-page-name="">
      <style:paragraph-properties fo:margin-top="0.439cm" fo:margin-bottom="0.319cm" style:contextual-spacing="false" style:page-number="auto"/>
      <style:text-properties officeooo:paragraph-rsid="00242f03"/>
    </style:style>
    <style:style style:name="P127" style:family="paragraph" style:parent-style-name="OOoList_20_1_20_Cont.">
      <style:text-properties officeooo:paragraph-rsid="00242f03"/>
    </style:style>
    <style:style style:name="P128" style:family="paragraph" style:parent-style-name="OOoList_20_1_20_Cont.">
      <style:text-properties officeooo:paragraph-rsid="006be221"/>
    </style:style>
    <style:style style:name="P129" style:family="paragraph" style:parent-style-name="OOoList_20_1_20_Cont." style:list-style-name="OOoBullets_20_1">
      <style:text-properties officeooo:paragraph-rsid="00242f03"/>
    </style:style>
    <style:style style:name="P130" style:family="paragraph" style:parent-style-name="OOoList_20_1_20_End">
      <style:text-properties officeooo:paragraph-rsid="00242f03"/>
    </style:style>
    <style:style style:name="P131" style:family="paragraph" style:parent-style-name="OOoList_20_1_20_End" style:list-style-name="OOoBullets_20_1">
      <style:text-properties officeooo:paragraph-rsid="008ec3ed"/>
    </style:style>
    <style:style style:name="P132" style:family="paragraph" style:parent-style-name="OOoList_20_1_20_End" style:list-style-name="OOoBullets_20_1">
      <style:text-properties officeooo:paragraph-rsid="00242f03"/>
    </style:style>
    <style:style style:name="P133" style:family="paragraph" style:parent-style-name="OOoList_20_1_20_End">
      <style:text-properties officeooo:rsid="0073e42b" officeooo:paragraph-rsid="0073e42b"/>
    </style:style>
    <style:style style:name="P134" style:family="paragraph" style:parent-style-name="OOoNum_20_123_20_Cont.">
      <style:text-properties officeooo:paragraph-rsid="00242f03"/>
    </style:style>
    <style:style style:name="P135" style:family="paragraph" style:parent-style-name="OOoNum_20_123_20_Cont." style:list-style-name="OOoNum_20_123"/>
    <style:style style:name="P136" style:family="paragraph" style:parent-style-name="OOoNum_20_123_20_Cont." style:list-style-name="OOoNum_20_123">
      <style:text-properties officeooo:paragraph-rsid="00242f03"/>
    </style:style>
    <style:style style:name="P137" style:family="paragraph" style:parent-style-name="OOoNum_20_123_20_End" style:list-style-name="OOoNum_20_123">
      <style:text-properties officeooo:paragraph-rsid="00242f03"/>
    </style:style>
    <style:style style:name="P138" style:family="paragraph" style:parent-style-name="OOoNum_20_123_20_End">
      <style:text-properties officeooo:paragraph-rsid="00242f0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32accf"/>
    </style:style>
    <style:style style:name="T5" style:family="text">
      <style:text-properties officeooo:rsid="0059d880"/>
    </style:style>
    <style:style style:name="T6" style:family="text">
      <style:text-properties officeooo:rsid="00aea199"/>
    </style:style>
    <style:style style:name="T7" style:family="text">
      <style:text-properties officeooo:rsid="006d470a"/>
    </style:style>
    <style:style style:name="T8" style:family="text">
      <style:text-properties officeooo:rsid="00769354"/>
    </style:style>
    <style:style style:name="T9" style:family="text">
      <style:text-properties officeooo:rsid="0076b06a"/>
    </style:style>
    <style:style style:name="T10" style:family="text">
      <style:text-properties officeooo:rsid="008ec3ed"/>
    </style:style>
    <style:style style:name="T11" style:family="text">
      <style:text-properties officeooo:rsid="009045c8"/>
    </style:style>
    <style:style style:name="T12" style:family="text">
      <style:text-properties officeooo:rsid="00919355"/>
    </style:style>
    <style:style style:name="T13" style:family="text">
      <style:text-properties officeooo:rsid="00936d83"/>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8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2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1"><draw:frame draw:style-name="fr11" draw:name="graphics8" text:anchor-type="paragraph" svg:x="1.062cm" svg:y="1.164cm" svg:width="13.284cm" svg:height="3.378cm" draw:z-index="0"><draw:image xlink:href="Pictures/10000201000007D0000001FDE3A2A0C3.png" xlink:type="simple" xlink:show="embed" xlink:actuate="onLoad"/></draw:frame></text:p>
      <text:p text:style-name="P26">Začínáme s programem LibreOffice<text:hidden-paragraph text:condition="ooow:MD!=0"/></text:p>
      <text:p text:style-name="P92">Kapitola <text:span text:style-name="OOoChapterNumber">4 <text:s/></text:span><text:line-break/>Začínáme s programem Writer</text:p>
      <text:p text:style-name="P86">Zpracování textu pomocí LibreOffice</text:p>
      <text:p text:style-name="P2"/>
      <text:p text:style-name="P93"/>
      <text:section text:style-name="Sect1" text:name="Section2" text:condition="ooow:MD !=0" text:display="condition">
        <text:h text:style-name="P123" text:outline-level="1"><text:bookmark-start text:name="__RefHeading__19474_697337876"/>Autorská práva<text:bookmark-end text:name="__RefHeading__19474_697337876"/></text:h>
        <text:p text:style-name="P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9">http://creativecommons.org/licenses/by/4.0/</text:span></text:a>) verze 4.0 nebo novější.</text:p>
        <text:p text:style-name="P2">Všechny ochranné známky uvedené v této příručce patří jejich vlastníkům.</text:p>
        <text:h text:style-name="P109" text:outline-level="2"><text:bookmark-start text:name="__RefHeading__63435_837524436"/>Přispěvatelé<text:bookmark-end text:name="__RefHeading__63435_837524436"/></text:h>
        <text:p text:style-name="P7">John A. Smith<text:tab/>Jean Hollis Weber<text:tab/>Hazel Russman<text:line-break/>Ron Faile Jr.</text:p>
        <text:h text:style-name="P109" text:outline-level="2"><text:bookmark-start text:name="__RefHeading__63437_837524436"/>Zpětná vazba<text:bookmark-end text:name="__RefHeading__63437_837524436"/></text:h>
        <text:p text:style-name="P2">Připomínky a náměty k tomuto dokumentu posílejte v angličtině dokumentačnímu týmu na adresu: <text:a xlink:type="simple" xlink:href="mailto:documentation@global.libreoffice.org">documentation@global.libreoffice.org.</text:a></text:p>
        <text:p text:style-name="P8"><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63439_837524436"/>Poděkování<text:bookmark-end text:name="__RefHeading__63439_837524436"/></text:h>
        <text:p text:style-name="P9">Tato kapitola byla vytvořena úpravami a aktualizacemi kapitoly 4 knihy <text:span text:style-name="OOoEmphasis">Getting Started with OpenOffice.org 3.3</text:span>. Do původní kapitoly přispěli:</text:p>
        <text:p text:style-name="P6">Jean Hollis Weber<text:tab/>Michele Zarri<text:tab/>Agnes Belzunce<text:line-break/>Daniel Carrera<text:tab/>Spencer E. Harpe<text:tab/>Peter Hillier-Brook<text:line-break/>Peter Kupfer<text:tab/>Gary Schnabl<text:tab/>Janet Swisher<text:line-break/>Linda Worthington</text:p>
        <text:h text:style-name="P109" text:outline-level="2"><text:bookmark-start text:name="__RefHeading__63441_837524436"/>Datum vydání a verze programu<text:bookmark-end text:name="__RefHeading__63441_837524436"/></text:h>
        <text:p text:style-name="P2">Anglický originál byl vydán <text:s/><text:span text:style-name="T12">4. dubna</text:span> 2014. Kapitola je určena pro LibreOffice 4.2.</text:p>
        <text:h text:style-name="P123" text:outline-level="1"><text:bookmark-start text:name="__RefHeading__5479_1016283994"/>Poznámka pro uživatele systému Mac<text:bookmark-end text:name="__RefHeading__5479_1016283994"/></text:h>
        <text:p text:style-name="P2">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Windows nebo Linux</text:p>
            </table:table-cell>
            <table:table-cell table:style-name="Table13.A1" office:value-type="string">
              <text:p text:style-name="P58">Ekvivalent pro Mac</text:p>
            </table:table-cell>
            <table:table-cell table:style-name="Table13.A1" office:value-type="string">
              <text:p text:style-name="P58">Výsledek</text:p>
            </table:table-cell>
          </table:table-row>
          <table:table-row table:style-name="Table13.1">
            <table:table-cell table:style-name="Table13.A2" office:value-type="string">
              <text:p text:style-name="P22"><text:span text:style-name="OOoMenuPath">Nástroje &gt; Možnosti</text:span> výběr v nabídce</text:p>
            </table:table-cell>
            <table:table-cell table:style-name="Table13.A2" office:value-type="string">
              <text:p text:style-name="P22"><text:span text:style-name="OOoMenuPath">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text:span text:style-name="OOoKeystroke">Klepnutí pravým tlačítkem</text:span></text:p>
            </table:table-cell>
            <table:table-cell table:style-name="Table13.A2" office:value-type="string">
              <text:p text:style-name="P23"><text:span text:style-name="OOoKeystroke">Control+klepnutí</text:span> a/nebo <text:span text:style-name="OOoKeystroke">klepnutí pravým tlačítkem</text:span>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OOoKeystroke">Ctrl (Control)</text:span></text:p>
            </table:table-cell>
            <table:table-cell table:style-name="Table13.A2" office:value-type="string">
              <text:p text:style-name="P22"><text:span text:style-name="OOoKeystroke">⌘ (Command)</text:span></text:p>
            </table:table-cell>
            <table:table-cell table:style-name="Table13.A2" office:value-type="string">
              <text:p text:style-name="P22">Používá se i s dalšími klávesami</text:p>
            </table:table-cell>
          </table:table-row>
          <table:table-row table:style-name="Table13.1">
            <table:table-cell table:style-name="Table13.A2" office:value-type="string">
              <text:p text:style-name="P22"><text:span text:style-name="OOoKeystroke">F5</text:span></text:p>
            </table:table-cell>
            <table:table-cell table:style-name="Table13.A2" office:value-type="string">
              <text:p text:style-name="P22"><text:span text:style-name="OOoKeystroke">Shift</text:span>+⌘+<text:span text:style-name="OOoKeystroke">F5</text:span></text:p>
            </table:table-cell>
            <table:table-cell table:style-name="Table13.A2" office:value-type="string">
              <text:p text:style-name="P22">Otevře Navigátor</text:p>
            </table:table-cell>
          </table:table-row>
          <table:table-row table:style-name="Table13.1">
            <table:table-cell table:style-name="Table13.A2" office:value-type="string">
              <text:p text:style-name="P22"><text:span text:style-name="OOoKeystroke">F11</text:span></text:p>
            </table:table-cell>
            <table:table-cell table:style-name="Table13.A2" office:value-type="string">
              <text:p text:style-name="P22"><text:span text:style-name="OOoKeystroke">⌘ + T</text:span></text:p>
            </table:table-cell>
            <table:table-cell table:style-name="Table13.A2" office:value-type="string">
              <text:p text:style-name="P22">Otevře okno Styly a formátování</text:p>
            </table:table-cell>
          </table:table-row>
        </table:table>
        <text:p text:style-name="P120">Obsah</text:p>
        <text:table-of-content text:style-name="Sect1" text:name="Table of Contents2">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19474_697337876" text:style-name="Internet_20_link" text:visited-style-name="Internet_20_link">Autorská práva<text:tab/>2</text:a></text:p>
            <text:p text:style-name="P99"><text:a xlink:type="simple" xlink:href="#__RefHeading__63435_837524436" text:style-name="Internet_20_link" text:visited-style-name="Internet_20_link">Přispěvatelé<text:tab/>2</text:a></text:p>
            <text:p text:style-name="P99"><text:a xlink:type="simple" xlink:href="#__RefHeading__63437_837524436" text:style-name="Internet_20_link" text:visited-style-name="Internet_20_link">Zpětná vazba<text:tab/>2</text:a></text:p>
            <text:p text:style-name="P99"><text:a xlink:type="simple" xlink:href="#__RefHeading__63439_837524436" text:style-name="Internet_20_link" text:visited-style-name="Internet_20_link">Poděkování<text:tab/>2</text:a></text:p>
            <text:p text:style-name="P99"><text:a xlink:type="simple" xlink:href="#__RefHeading__63441_837524436" text:style-name="Internet_20_link" text:visited-style-name="Internet_20_link">Datum vydání a verze programu<text:tab/>2</text:a></text:p>
            <text:p text:style-name="P98"><text:a xlink:type="simple" xlink:href="#__RefHeading__5479_1016283994" text:style-name="Internet_20_link" text:visited-style-name="Internet_20_link">Poznámka pro uživatele systému Mac<text:tab/>2</text:a></text:p>
            <text:p text:style-name="P98"><text:a xlink:type="simple" xlink:href="#__RefHeading__19476_697337876" text:style-name="Internet_20_link" text:visited-style-name="Internet_20_link">Co je Writer?<text:tab/>5</text:a></text:p>
            <text:p text:style-name="P98"><text:a xlink:type="simple" xlink:href="#__RefHeading__19478_697337876" text:style-name="Internet_20_link" text:visited-style-name="Internet_20_link">Rozhraní programu Writer<text:tab/>5</text:a></text:p>
            <text:p text:style-name="P99"><text:a xlink:type="simple" xlink:href="#__RefHeading__19480_697337876" text:style-name="Internet_20_link" text:visited-style-name="Internet_20_link">Stavový řádek<text:tab/>6</text:a></text:p>
            <text:p text:style-name="P99"><text:a xlink:type="simple" xlink:href="#__RefHeading__3714_2003494879" text:style-name="Internet_20_link" text:visited-style-name="Internet_20_link">Postranní lišta<text:tab/>8</text:a></text:p>
            <text:p text:style-name="P98"><text:a xlink:type="simple" xlink:href="#__RefHeading__19482_697337876" text:style-name="Internet_20_link" text:visited-style-name="Internet_20_link">Změna zobrazení dokumentu<text:tab/>10</text:a></text:p>
            <text:p text:style-name="P98"><text:a xlink:type="simple" xlink:href="#__RefHeading__19484_697337876" text:style-name="Internet_20_link" text:visited-style-name="Internet_20_link">Rychlý pohyb v dokumentu<text:tab/>10</text:a></text:p>
            <text:p text:style-name="P98"><text:a xlink:type="simple" xlink:href="#__RefHeading__19486_697337876" text:style-name="Internet_20_link" text:visited-style-name="Internet_20_link">Práce s dokumenty<text:tab/>11</text:a></text:p>
            <text:p text:style-name="P99"><text:a xlink:type="simple" xlink:href="#__RefHeading__19488_697337876" text:style-name="Internet_20_link" text:visited-style-name="Internet_20_link">Ukládání ve formátu Microsoft Word<text:tab/>11</text:a></text:p>
            <text:p text:style-name="P98"><text:a xlink:type="simple" xlink:href="#__RefHeading__19490_697337876" text:style-name="Internet_20_link" text:visited-style-name="Internet_20_link">Práce s textem<text:tab/>12</text:a></text:p>
            <text:p text:style-name="P99"><text:a xlink:type="simple" xlink:href="#__RefHeading__19492_697337876" text:style-name="Internet_20_link" text:visited-style-name="Internet_20_link">Výběr nesouvislého textu<text:tab/>12</text:a></text:p>
            <text:p text:style-name="P99"><text:a xlink:type="simple" xlink:href="#__RefHeading__19494_697337876" text:style-name="Internet_20_link" text:visited-style-name="Internet_20_link">Výběr svislého bloku textu<text:tab/>13</text:a></text:p>
            <text:p text:style-name="P99"><text:a xlink:type="simple" xlink:href="#__RefHeading__19496_697337876" text:style-name="Internet_20_link" text:visited-style-name="Internet_20_link">Vyjímání, kopírování a vkládání textu<text:tab/>14</text:a></text:p>
            <text:p text:style-name="P99"><text:a xlink:type="simple" xlink:href="#__RefHeading__19498_697337876" text:style-name="Internet_20_link" text:visited-style-name="Internet_20_link">Vyhledávání a nahrazování textu a formátování<text:tab/>14</text:a></text:p>
            <text:p text:style-name="P99"><text:a xlink:type="simple" xlink:href="#__RefHeading__19500_697337876" text:style-name="Internet_20_link" text:visited-style-name="Internet_20_link">Vkládání speciálních znaků<text:tab/>16</text:a></text:p>
            <text:p text:style-name="P99"><text:a xlink:type="simple" xlink:href="#__RefHeading__19502_697337876" text:style-name="Internet_20_link" text:visited-style-name="Internet_20_link">Vkládání pomlček, nezlomitelných mezer a spojovníků<text:tab/>17</text:a></text:p>
            <text:p text:style-name="P99"><text:a xlink:type="simple" xlink:href="#__RefHeading__19504_697337876" text:style-name="Internet_20_link" text:visited-style-name="Internet_20_link">Nastavení kroků tabulátoru a odsazení<text:tab/>17</text:a></text:p>
            <text:p text:style-name="P99"><text:a xlink:type="simple" xlink:href="#__RefHeading__19506_697337876" text:style-name="Internet_20_link" text:visited-style-name="Internet_20_link">Změna výchozí velikosti kroku tabulátoru<text:tab/>18</text:a></text:p>
            <text:p text:style-name="P99"><text:a xlink:type="simple" xlink:href="#__RefHeading__19508_697337876" text:style-name="Internet_20_link" text:visited-style-name="Internet_20_link">Kontrola pravopisu a gramatiky<text:tab/>18</text:a></text:p>
            <text:p text:style-name="P99"><text:a xlink:type="simple" xlink:href="#__RefHeading__19510_697337876" text:style-name="Internet_20_link" text:visited-style-name="Internet_20_link">Používání vestavěných jazykových nástrojů<text:tab/>19</text:a></text:p>
            <text:p text:style-name="P99"><text:a xlink:type="simple" xlink:href="#__RefHeading__19512_697337876" text:style-name="Internet_20_link" text:visited-style-name="Internet_20_link">Používání automatických oprav<text:tab/>20</text:a></text:p>
            <text:p text:style-name="P99"><text:a xlink:type="simple" xlink:href="#__RefHeading__19514_697337876" text:style-name="Internet_20_link" text:visited-style-name="Internet_20_link">Používání dokončování slov<text:tab/>20</text:a></text:p>
            <text:p text:style-name="P99"><text:a xlink:type="simple" xlink:href="#__RefHeading__19516_697337876" text:style-name="Internet_20_link" text:visited-style-name="Internet_20_link">Používání automatického textu<text:tab/>21</text:a></text:p>
            <text:p text:style-name="P98"><text:a xlink:type="simple" xlink:href="#__RefHeading__19518_697337876" text:style-name="Internet_20_link" text:visited-style-name="Internet_20_link">Formátování textu<text:tab/>21</text:a></text:p>
            <text:p text:style-name="P99"><text:a xlink:type="simple" xlink:href="#__RefHeading__19520_697337876" text:style-name="Internet_20_link" text:visited-style-name="Internet_20_link">Doporučuje se používat styly<text:tab/>21</text:a></text:p>
            <text:p text:style-name="P99"><text:a xlink:type="simple" xlink:href="#__RefHeading__19522_697337876" text:style-name="Internet_20_link" text:visited-style-name="Internet_20_link">Formátování odstavců<text:tab/>22</text:a></text:p>
            <text:p text:style-name="P99"><text:a xlink:type="simple" xlink:href="#__RefHeading__19524_697337876" text:style-name="Internet_20_link" text:visited-style-name="Internet_20_link">Formátování znaků<text:tab/>22</text:a></text:p>
            <text:p text:style-name="P99"><text:a xlink:type="simple" xlink:href="#__RefHeading__19526_697337876" text:style-name="Internet_20_link" text:visited-style-name="Internet_20_link">Automatický formát<text:tab/>22</text:a></text:p>
            <text:p text:style-name="P99"><text:a xlink:type="simple" xlink:href="#__RefHeading__19528_697337876" text:style-name="Internet_20_link" text:visited-style-name="Internet_20_link">Vytváření číslovaných nebo odrážkových seznamů<text:tab/>23</text:a></text:p>
            <text:p text:style-name="P99"><text:a xlink:type="simple" xlink:href="#__RefHeading__19530_697337876" text:style-name="Internet_20_link" text:visited-style-name="Internet_20_link">Dělení slov<text:tab/>24</text:a></text:p>
            <text:p text:style-name="P98"><text:a xlink:type="simple" xlink:href="#__RefHeading__19534_697337876" text:style-name="Internet_20_link" text:visited-style-name="Internet_20_link">Formátování stránek<text:tab/>26</text:a></text:p>
            <text:p text:style-name="P99"><text:a xlink:type="simple" xlink:href="#__RefHeading__19536_697337876" text:style-name="Internet_20_link" text:visited-style-name="Internet_20_link">Jaký způsob rozvržení zvolit?<text:tab/>26</text:a></text:p>
            <text:p text:style-name="P99"><text:a xlink:type="simple" xlink:href="#__RefHeading__19538_697337876" text:style-name="Internet_20_link" text:visited-style-name="Internet_20_link">Vytváření záhlaví a zápatí<text:tab/>27</text:a></text:p>
            <text:p text:style-name="P99"><text:a xlink:type="simple" xlink:href="#__RefHeading__19540_697337876" text:style-name="Internet_20_link" text:visited-style-name="Internet_20_link">Číslování stránek<text:tab/>28</text:a></text:p>
            <text:p text:style-name="P99"><text:a xlink:type="simple" xlink:href="#__RefHeading__19542_697337876" text:style-name="Internet_20_link" text:visited-style-name="Internet_20_link">Změna okrajů stránky<text:tab/>29</text:a></text:p>
            <text:p text:style-name="P98"><text:soft-page-break/><text:a xlink:type="simple" xlink:href="#__RefHeading__19544_697337876" text:style-name="Internet_20_link" text:visited-style-name="Internet_20_link">Přidávání komentářů do dokumentu<text:tab/>30</text:a></text:p>
            <text:p text:style-name="P98"><text:a xlink:type="simple" xlink:href="#__RefHeading__19546_697337876" text:style-name="Internet_20_link" text:visited-style-name="Internet_20_link">Vytváření obsahu<text:tab/>31</text:a></text:p>
            <text:p text:style-name="P98"><text:a xlink:type="simple" xlink:href="#__RefHeading__19548_697337876" text:style-name="Internet_20_link" text:visited-style-name="Internet_20_link">Vytváření rejstříků a seznamů použité literatury<text:tab/>32</text:a></text:p>
            <text:p text:style-name="P98"><text:a xlink:type="simple" xlink:href="#__RefHeading__19550_697337876" text:style-name="Internet_20_link" text:visited-style-name="Internet_20_link">Práce s obrázky<text:tab/>32</text:a></text:p>
            <text:p text:style-name="P98"><text:a xlink:type="simple" xlink:href="#__RefHeading__15546_508553458" text:style-name="Internet_20_link" text:visited-style-name="Internet_20_link">Tisk<text:tab/>32</text:a></text:p>
            <text:p text:style-name="P98"><text:a xlink:type="simple" xlink:href="#__RefHeading__15690_508553458" text:style-name="Internet_20_link" text:visited-style-name="Internet_20_link">Použití hromadné korespondence<text:tab/>32</text:a></text:p>
            <text:p text:style-name="P98"><text:a xlink:type="simple" xlink:href="#__RefHeading__19576_697337876" text:style-name="Internet_20_link" text:visited-style-name="Internet_20_link">Sledování změn v dokumentu<text:tab/>33</text:a></text:p>
            <text:p text:style-name="P98"><text:a xlink:type="simple" xlink:href="#__RefHeading__23424_697337876" text:style-name="Internet_20_link" text:visited-style-name="Internet_20_link">Používání polí<text:tab/>33</text:a></text:p>
            <text:p text:style-name="P98"><text:a xlink:type="simple" xlink:href="#__RefHeading__22921_697337876" text:style-name="Internet_20_link" text:visited-style-name="Internet_20_link">Odkazování na jiné části dokumentu<text:tab/>33</text:a></text:p>
            <text:p text:style-name="P99"><text:a xlink:type="simple" xlink:href="#__RefHeading__16987_537374987" text:style-name="Internet_20_link" text:visited-style-name="Internet_20_link">Používání hypertextových odkazů<text:tab/>34</text:a></text:p>
            <text:p text:style-name="P99"><text:a xlink:type="simple" xlink:href="#__RefHeading__19586_697337876" text:style-name="Internet_20_link" text:visited-style-name="Internet_20_link">Používání křížových odkazů<text:tab/>34</text:a></text:p>
            <text:p text:style-name="P99"><text:a xlink:type="simple" xlink:href="#__RefHeading__19588_697337876" text:style-name="Internet_20_link" text:visited-style-name="Internet_20_link">Používání záložek<text:tab/>35</text:a></text:p>
            <text:p text:style-name="P98"><text:a xlink:type="simple" xlink:href="#__RefHeading__19580_697337876" text:style-name="Internet_20_link" text:visited-style-name="Internet_20_link">Používání hlavních dokumentů<text:tab/>36</text:a></text:p>
            <text:p text:style-name="P98"><text:a xlink:type="simple" xlink:href="#__RefHeading__19582_697337876" text:style-name="Internet_20_link" text:visited-style-name="Internet_20_link">Vytváření vyplňovacích formulářů<text:tab/>36</text:a></text:p>
          </text:index-body>
        </text:table-of-content>
        <text:p text:style-name="P2"/>
      </text:section>
      <text:h text:style-name="P124" text:outline-level="1"><text:bookmark-start text:name="__RefHeading__19476_697337876"/>Co je Writer?<text:bookmark-end text:name="__RefHeading__19476_697337876"/></text:h>
      <text:p text:style-name="P1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4926848763907116651" text:style-name="OOoBullets_20_1">
        <text:list-item>
          <text:p text:style-name="P116">šablony a styly (kapitola 3),</text:p>
        </text:list-item>
        <text:list-item>
          <text:p text:style-name="P127">různé způsoby rozvržení stránek, včetně rámců, sloupců a tabulek,</text:p>
        </text:list-item>
        <text:list-item>
          <text:p text:style-name="P127">obrázky, sešity a další objekty vložené přímo nebo jako odkaz,</text:p>
        </text:list-item>
        <text:list-item>
          <text:p text:style-name="P127">vestavěné nástroje na kreslení,</text:p>
        </text:list-item>
        <text:list-item>
          <text:p text:style-name="P127">hlavní dokumenty umožňující seskupit sadu dokumentů do jediného,</text:p>
        </text:list-item>
        <text:list-item>
          <text:p text:style-name="P127">sledování změn při úpravách dokumentu,</text:p>
        </text:list-item>
        <text:list-item>
          <text:p text:style-name="P127">propojení s databází, včetně seznamu použité literatury,</text:p>
        </text:list-item>
        <text:list-item>
          <text:p text:style-name="P127">export do PDF včetně záložek (kapitola 10),</text:p>
        </text:list-item>
        <text:list-item>
          <text:p text:style-name="P130">a mnoho dalších funkcí.</text:p>
        </text:list-item>
      </text:list>
      <text:p text:style-name="P2">Tyto funkce jsou podrobně popsány v příručce <text:span text:style-name="OOoEmphasis">Writer Guide</text:span>.</text:p>
      <text:h text:style-name="P123" text:outline-level="1"><text:bookmark-start text:name="__RefHeading__19478_697337876"/>Rozhraní programu Writer<text:bookmark-end text:name="__RefHeading__19478_697337876"/></text:h>
      <text:p text:style-name="P2">Hlavní pracovní plocha programu Writer je znázorněna na <text:sequence-ref text:reference-format="category-and-value" text:ref-name="refFigure0">obrázku 1</text:sequence-ref>. Nabídky a nástrojové lišty jsou popsány v kapitole 1 Úvod do LibreOffice.</text:p>
      <text:p text:style-name="P2">Tato kapitola se zabývá dalšími prvky rozhraní programu Writer.</text:p>
      <text:p text:style-name="P71"><draw:frame draw:style-name="fr1" draw:name="Frame14" text:anchor-type="as-char" svg:width="17cm" draw:z-index="0"><draw:text-box fo:min-height="9.634cm"><text:p text:style-name="P52"><draw:frame draw:style-name="fr12" draw:name="Image1" text:anchor-type="as-char" svg:width="17cm" svg:height="10.015cm" draw:z-index="0"><draw:image xlink:href="Pictures/1000000000000306000001C800DFEFEE.png" xlink:type="simple" xlink:show="embed" xlink:actuate="onLoad"/></draw:frame></text:p><text:p text:style-name="P52">Obrázek <text:sequence text:ref-name="refFigure0" text:name="Figure" text:formula="ooow:Figure+1" style:num-format="1">1</text:sequence>: Hlavní pracovní plocha programu Writer v režimu Formát tisku (bez postranní lišty)</text:p></draw:text-box></draw:frame></text:p>
      <text:h text:style-name="P110" text:outline-level="2"><text:bookmark-start text:name="__RefHeading__19480_697337876"/><text:soft-page-break/>Stavový řádek<text:bookmark-end text:name="__RefHeading__19480_697337876"/></text:h>
      <text:p text:style-name="P30"><text:alphabetical-index-mark text:string-value="Writer" text:key1="stavový řádek"/>Stavový řádek programu Writer poskytuje informace o dokumentu a umožňuje pohodlným způsobem změnit některé vlastnosti dokumentu.</text:p>
      <text:p text:style-name="P71"><draw:frame draw:style-name="fr2" draw:name="Frame41" text:anchor-type="as-char" svg:width="14.208cm" draw:z-index="0"><draw:text-box fo:min-height="3.122cm"><text:p text:style-name="P55"><draw:frame draw:style-name="fr13" draw:name="Image2" text:anchor-type="as-char" svg:width="14.208cm" svg:height="2.593cm" draw:z-index="0"><draw:image xlink:href="Pictures/100000000000021900000062568A97B3.png" xlink:type="simple" xlink:show="embed" xlink:actuate="onLoad"/></draw:frame></text:p><text:p text:style-name="P55">Obrázek <text:sequence text:ref-name="refFigure1" text:name="Figure" text:formula="ooow:Figure+1" style:num-format="1">2</text:sequence>: Levá část stavového řádku</text:p></draw:text-box></draw:frame></text:p>
      <text:p text:style-name="P71"><draw:frame draw:style-name="fr2" draw:name="Frame42" text:anchor-type="as-char" svg:width="13.917cm" draw:z-index="0"><draw:text-box fo:min-height="3.016cm"><text:p text:style-name="P52"><draw:frame draw:style-name="fr13" draw:name="Image3" text:anchor-type="as-char" svg:width="13.917cm" svg:height="2.461cm" draw:z-index="0"><draw:image xlink:href="Pictures/100000000000020E0000005D78D13CEF.png" xlink:type="simple" xlink:show="embed" xlink:actuate="onLoad"/></draw:frame></text:p><text:p text:style-name="P52">Obrázek <text:sequence text:ref-name="refFigure2" text:name="Figure" text:formula="ooow:Figure+1" style:num-format="1">3</text:sequence>: Pravá část stavového řádku</text:p></draw:text-box></draw:frame></text:p>
      <text:p text:style-name="P47">Číslo stránky</text:p>
      <text:p text:style-name="P63">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63">Pokud je v dokumentu definována alespoň jedna záložka, klepnutí pravým tlačítkem myši na toto pole zobrazíme seznam záložek; následně klepneme na požadovanou záložku.</text:p>
      <text:p text:style-name="P63">Chceme-li přejít na určitou stránku dokumentu, na toto pole poklepeme. Otevře se okno Navigátor. V něm klepneme na pole Číslo stránky, zadáme <text:span text:style-name="OOoEmphasis">pořadové</text:span> číslo požadované stránky a stiskneme klávesu <text:span text:style-name="OOoKeystroke">Enter</text:span>.</text:p>
      <text:p text:style-name="P47">Počet slov a znaků</text:p>
      <text:p text:style-name="P49">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84"><draw:frame draw:style-name="fr14" draw:name="Image4" text:anchor-type="as-char" svg:width="3.942cm" svg:height="2.302cm" draw:z-index="0"><draw:image xlink:href="Pictures/1000000000000095000000572680D7CC.png" xlink:type="simple" xlink:show="embed" xlink:actuate="onLoad"/></draw:frame></text:p>
          </table:table-cell>
          <table:table-cell table:style-name="Table21.A1" office:value-type="string">
            <text:p text:style-name="P84"><draw:frame draw:style-name="fr15" draw:name="graphics39" text:anchor-type="as-char" svg:width="5.556cm" svg:height="2.275cm" draw:z-index="0"><draw:image xlink:href="Pictures/10000000000000D20000005639E3989B.png" xlink:type="simple" xlink:show="embed" xlink:actuate="onLoad"/></draw:frame></text:p>
          </table:table-cell>
        </table:table-row>
      </table:table>
      <text:p text:style-name="P63">Podrobnější statistiku o počtech znaků, například jejich počet bez mezer, zobrazíme tím, že ve stavovém řádku poklepeme na pole počtu slov nebo zvolíme <text:span text:style-name="OOoMenuPath">Nástroje &gt; Počet slov</text:span>.</text:p>
      <text:p text:style-name="P47">Styl stránky</text:p>
      <text:p text:style-name="P63">Zobrazuje styl aktuální stránky. Tento styl změníme tím, že na toto pole klepneme pravým tlačítkem. Zobrazí se seznam stylů, z něhož klepnutím jeden zvolíme.</text:p>
      <text:p text:style-name="P63">Chceme-li styl aktuální stránky upravit, na pole poklepeme. Otevře se dialogové okno Styl stránky.</text:p>
      <text:p text:style-name="P47">Jazyk</text:p>
      <text:p text:style-name="P62">Zobrazuje jazyk textu na pozici kurzoru nebo vybraného textu. Tento jazyk se používá ke kontrole pravopisu, dělení slov a slovník synonym.</text:p>
      <text:p text:style-name="P62">Klepnutím otevřeme nabídku, z níž můžeme pro vybraný text nebo odstavec, ve kterém se nachází kurzor, zvolit jiný jazyk. Můžeme také nastavit <text:span text:style-name="OOoMenuPath">Žádný (bez kontroly pravopisu)</text:span>, čímž v daném textu kontrolu pravopisu <text:soft-page-break/>zrušíme, nebo můžeme zvolit <text:span text:style-name="OOoMenuPath">Více</text:span>, čímž otevřeme dialogové okno Znak. V této nabídce můžeme také odstranit i všechna přímá nastavení jazyka a obnovit výchozí jazyk.</text:p>
      <text:p text:style-name="P47">Režim vkládání</text:p>
      <text:p text:style-name="P63">Pokud program je v režimu vkládání, je tato oblast prázdná. Poklepáním režim změníme na <text:span text:style-name="OO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OOoMenuPath">Úpravy &gt; Sledování změn &gt; Záznam</text:span>.</text:p>
      <text:p text:style-name="P47">Režim výběru</text:p>
      <text:p text:style-name="P49">Klepnutím zvolíme různé režimy výběru. Tlačítko v tomto poli se nemění, pokud však nad něj umístíme ukazatel myši, zobrazí se název aktivního režimu.</text:p>
      <text:p text:style-name="P49">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P64">Režim</text:p>
            </table:table-cell>
            <table:table-cell table:style-name="Table14.A1" office:value-type="string">
              <text:p text:style-name="P64">Výsledek</text:p>
            </table:table-cell>
          </table:table-row>
        </table:table-header-rows>
        <table:table-row>
          <table:table-cell table:style-name="Table14.A2" office:value-type="string">
            <text:p text:style-name="P21">Standardní výběr</text:p>
          </table:table-cell>
          <table:table-cell table:style-name="Table14.B2" office:value-type="string">
            <text:p text:style-name="P21">Klepneme do textu tam, kam chceme umístit kurzor, nebo klepneme do buňky a tím ji aktivujeme. Jiný výběr se přitom zruší.</text:p>
          </table:table-cell>
        </table:table-row>
        <table:table-row>
          <table:table-cell table:style-name="Table14.A3" office:value-type="string">
            <text:p text:style-name="P21">Rozšiřitelný výběr (<text:span text:style-name="OOoKeystroke">F8</text:span>)</text:p>
          </table:table-cell>
          <table:table-cell table:style-name="Table14.B3" office:value-type="string">
            <text:p text:style-name="P21">Klepnutím do textu rozšíří nebo omezí aktuální výběr.</text:p>
          </table:table-cell>
        </table:table-row>
        <table:table-row>
          <table:table-cell table:style-name="Table14.A2" office:value-type="string">
            <text:p text:style-name="P21">Doplnitelný výběr <text:span text:style-name="OOoKeystroke">(Shift + F8) </text:span></text:p>
          </table:table-cell>
          <table:table-cell table:style-name="Table14.B4" office:value-type="string">
            <text:p text:style-name="P21">Nový výběr se přidá ke stávajícímu výběru. Výsledkem je vícenásobný výběr.</text:p>
          </table:table-cell>
        </table:table-row>
        <table:table-row>
          <table:table-cell table:style-name="Table14.A5" office:value-type="string">
            <text:p text:style-name="P21">Výběr bloku <text:span text:style-name="OOoKeystroke">(Ctrl + Shift + F8)</text:span></text:p>
          </table:table-cell>
          <table:table-cell table:style-name="Table14.B5" office:value-type="string">
            <text:p text:style-name="P21">Lze vybrat blok textu.</text:p>
          </table:table-cell>
        </table:table-row>
      </table:table>
      <text:p text:style-name="P49">V systému Windows můžeme blok textu vybrat i tím, že během tažení myší podržíme klávesu <text:span text:style-name="OOoKeystroke">Alt</text:span>. Není třeba tedy používat režim výběru bloku.</text:p>
      <text:p text:style-name="P69"><text:alphabetical-index-mark text:string-value="označení neuložených změn"/>Stav změn dokumentu</text:p>
      <text:p text:style-name="P49">Ikona v tomto poli <text:span text:style-name="T8">(</text:span><draw:frame draw:style-name="fr16" draw:name="graphics97" text:anchor-type="as-char" svg:width="0.6cm" svg:height="0.48cm" draw:z-index="0"><draw:image xlink:href="Pictures/100002010000001800000013F29C3274.png" xlink:type="simple" xlink:show="embed" xlink:actuate="onLoad"/></draw:frame><text:span text:style-name="T8">)</text:span> značí, že v dokumentu nejsou neuložené změny. Pokud byl dokument upraven a změny nebyly uloženy, změní se ikona na <text:span text:style-name="T8">(</text:span><draw:frame draw:style-name="fr17" draw:name="graphics98" text:anchor-type="as-char" svg:width="0.58cm" svg:height="0.54cm" draw:z-index="0"><draw:image xlink:href="Pictures/1000020100000016000000116CBFC592.png" xlink:type="simple" xlink:show="embed" xlink:actuate="onLoad"/></draw:frame><text:span text:style-name="T8">)</text:span>.</text:p>
      <text:p text:style-name="P69">Elektronický podpis</text:p>
      <text:p text:style-name="P49">Pokud byl dokument elektronicky podepsán, zobrazí se v tomto poli ikona <text:span text:style-name="T8">(</text:span><draw:frame draw:style-name="fr12" draw:name="graphics99" text:anchor-type="as-char" svg:width="0.478cm" svg:height="0.478cm" draw:z-index="0"><draw:image xlink:href="Pictures/100002010000001000000010F6DD70DB.png" xlink:type="simple" xlink:show="embed" xlink:actuate="onLoad"/></draw:frame> <text:span text:style-name="T8">)</text:span>. V opačném případě pole zůstane prázdné. <text:s/>Poklepáním na ikonu zobrazíme certifikát podpisu.</text:p>
      <text:p text:style-name="P69">Informace o sekci nebo objektu</text:p>
      <text:p text:style-name="P68">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OOoEmphasis"> Writer</text:span>.</text:p>
      <text:p text:style-name="P69"><text:reference-mark-start text:name="View layout"/>Režim zobrazení<text:reference-mark-end text:name="View layout"/></text:p>
      <text:p text:style-name="P49">Klepnutím na ikonu změníme režim zobrazení na jednu stránku, dvoustránkový nebo režim knihy. Výsledek závisí na kombinaci šířky okna a míry použitého přiblížení. Dokument můžeme upravovat v jakémkoliv režimu zobrazení. Viz <text:span text:style-name="T5"><text:sequence-ref text:reference-format="category-and-value" text:ref-name="refFigure3">obrázek 4</text:sequence-ref></text:span>.</text:p>
      <text:p text:style-name="P48"><text:alphabetical-index-mark text:string-value="přiblížení"/><text:alphabetical-index-mark text:string-value="přiblížení" text:key1="Writer"/>Přiblížení</text:p>
      <text:p text:style-name="P50">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72"><draw:frame draw:style-name="fr13" draw:name="graphics45" text:anchor-type="as-char" svg:width="5.156cm" svg:height="0.711cm" draw:z-index="0"><draw:image xlink:href="Pictures/10000000000000C30000001B46269937.png" xlink:type="simple" xlink:show="embed" xlink:actuate="onLoad"/></draw:frame></text:p>
      <text:p text:style-name="P75"><text:soft-page-break/><draw:frame draw:style-name="fr3" draw:name="Frame5" text:anchor-type="as-char" svg:width="14.173cm" draw:z-index="0"><draw:text-box fo:min-height="10.462cm"><text:p text:style-name="P52"><draw:frame draw:style-name="fr12" draw:name="Image5" text:anchor-type="as-char" svg:width="14.173cm" svg:height="9.906cm" draw:z-index="0"><draw:image xlink:href="Pictures/100000000000021800000176EC2F8E1C.png" xlink:type="simple" xlink:show="embed" xlink:actuate="onLoad"/></draw:frame></text:p><text:p text:style-name="P52">Obrázek <text:sequence text:ref-name="refFigure3" text:name="Figure" text:formula="ooow:Figure+1" style:num-format="1">4 </text:sequence>: Režimy náhledu: jednoduchý, vedle sebe a kniha.</text:p></draw:text-box></draw:frame></text:p>
      <text:h text:style-name="P111" text:outline-level="2"><text:bookmark-start text:name="__RefHeading__3714_2003494879"/>Postranní lišta<text:bookmark-end text:name="__RefHeading__3714_2003494879"/></text:h>
      <text:p text:style-name="P12">Postranní lišta programu Writer (<text:span text:style-name="OOoMenuPath">Zobrazit &gt; Postranní panel</text:span>) se nachází na pravé straně pracovního prostoru. Je kombinací nástrojových lišt a dialogových oken. Sestává ze čtyř <text:alphabetical-index-mark text:string-value="karty"/>hlavních součástí, kterými jsou: Vlastnosti, Styly a formátování, Galerie a Navigátor. <text:s/>Každá součást má svou ikonu na <text:alphabetical-index-mark text:string-value="Panel karet"/>panelu záložek nacházejícím se vpravo od postranní lišty, který umožňuje mezi součástmi přepínat.</text:p>
      <text:p text:style-name="P10">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10">Na některých panelech se nachází tlačítko <text:span text:style-name="OOoMenuPath">Další možnosti</text:span> (<text:span text:style-name="T6"><draw:frame draw:style-name="fr18" draw:name="Image24" text:anchor-type="as-char" svg:y="-0.483cm" svg:width="0.635cm" svg:height="0.661cm" draw:z-index="0"><draw:image xlink:href="Pictures/1000000000000018000000196999AD9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OOoTextBody_5f_ListIntro">Hlavní součásti postranní lišty jsou:</text:p>
      <text:list xml:id="list95519046214938" text:continue-numbering="true" text:style-name="OOoBullets_20_1">
        <text:list-item>
          <text:p text:style-name="P118"><text:span text:style-name="OOoStrongEmphasis">Vlastnosti</text:span>: obsahuje nástroje na přímé formátování dokumentu, Nástroje jsou <text:span text:style-name="T10">ve výchozím nastavení</text:span> rozděleny do následujících tří panelů:</text:p>
        </text:list-item>
      </text:list>
      <text:list xml:id="list1644627001805614149" text:style-name="OOoBullets_20_2">
        <text:list-item>
          <text:p text:style-name="P104"><text:span text:style-name="OOoEmphasis">Znak</text:span>: úprava textu změnou typu písma a jeho velikosti, barvy, tloušťky, stylu a rozestupů.</text:p>
        </text:list-item>
        <text:list-item>
          <text:p text:style-name="P100"><text:span text:style-name="OOoEmphasis">Odstavec</text:span>: úprava stylu odstavce změnou zarovnání a nastavením typu seznamu, barvy pozadí, odsazení a rozestupů.</text:p>
        </text:list-item>
        <text:list-item>
          <text:p text:style-name="P122"><text:span text:style-name="OOoEmphasis">Stránka</text:span>: formátování strany změnou orientace, okrajů, velikosti a počtu sloupců.</text:p>
        </text:list-item>
      </text:list>
      <text:p text:style-name="P95">Pokud je vybrán obrázek, otevřou se následující panely:</text:p>
      <text:list xml:id="list95519685349251" text:continue-numbering="true" text:style-name="OOoBullets_20_2">
        <text:list-item>
          <text:p text:style-name="P104">Obrázek: úprava jasu, kontrastu, barevného režimu a průhlednosti.</text:p>
        </text:list-item>
        <text:list-item>
          <text:p text:style-name="P100">Umístění: změna šířky a výšky.</text:p>
        </text:list-item>
        <text:list-item>
          <text:p text:style-name="P122">Obtékání textu: umožňuje změnit způsob obtékání v případech, kdy je to možné.</text:p>
        </text:list-item>
      </text:list>
      <text:p text:style-name="P95">Pokud je vybrán objekt kresby, k dispozici jsou následující panely:</text:p>
      <text:list xml:id="list95519196556194" text:continue-numbering="true" text:style-name="OOoBullets_20_2">
        <text:list-item>
          <text:p text:style-name="P104">Oblast: možnost úpravy výplně a průhlednosti.</text:p>
        </text:list-item>
        <text:list-item>
          <text:p text:style-name="P100"><text:soft-page-break/>Čára: úprava stylu, šířky a barvy čáry nebo stylu šipek, rohů a zakončení.</text:p>
        </text:list-item>
        <text:list-item>
          <text:p text:style-name="P122">Umístění a velikost: úprava šířky, výšky, nastavení otočení a překlopení.</text:p>
        </text:list-item>
      </text:list>
      <text:p text:style-name="P96">Pokud je vybrán rámec, otevře se panel Obtékání. Jeho položky však mohou být neaktivní, pokud obtékání není možné.</text:p>
      <table:table table:name="Table11" table:style-name="Table11">
        <table:table-column table:style-name="Table11.A"/>
        <table:table-column table:style-name="Table11.B"/>
        <table:table-row>
          <table:table-cell table:style-name="Table11.A1" office:value-type="string">
            <text:p text:style-name="P67">Upozornění</text:p>
            <text:p text:style-name="P67"><draw:frame draw:style-name="fr19" draw:name="Image22"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P24">Je třeba si uvědomit, že změnou možností v poli Stránka změníme styl stránky, tedy nejen aktuální stránku, ale všechny stránky používající tento styl.</text:p>
          </table:table-cell>
        </table:table-row>
      </table:table>
      <text:list xml:id="list95519983432087" text:continue-list="list95519046214938" text:style-name="OOoBullets_20_1">
        <text:list-item>
          <text:p text:style-name="P128"><text:span text:style-name="OOoStrongEmphasis">Styly a formátování</text:span>: Správa stylů použitých v dokumentu, a to používání stávajících stylů, vytváření nových nebo jejich úpravy. Tato část se shoduje s plovoucí lištou, která se zobrazí volbou <text:span text:style-name="OOoMenuPath">Formát &gt; Styly a formátování</text:span> v hlavní nabídce.</text:p>
        </text:list-item>
        <text:list-item>
          <text:p text:style-name="P128"><text:span text:style-name="OO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OOoMenuPath">Nový motiv vzhledu</text:span>. Chceme-li do <text:span text:style-name="T10"/><text:span text:style-name="T10">nové kategorie</text:span> přidat obrázek, přetáhneme ho tam myší <text:span text:style-name="T10">pomocí správce souborů</text:span>. Tato část se shoduje s ukotvenou lištou, která se zobrazí volbou <text:span text:style-name="OOoMenuPath">Nástroje &gt; Galerie</text:span> v hlavní nabídce nebo pomocí tlačítka <text:span text:style-name="OOoMenuPath">Galerie</text:span> na nástrojové liště Standardní.</text:p>
        </text:list-item>
        <text:list-item>
          <text:p text:style-name="P131"><text:span text:style-name="OOoStrongEmphasis">Navigátor</text:span>: prohlížení dokumentu a změna jeho uspořádání, výběr různých kategorií obsahu, jakou jsou nadpisy, tabulky, rámce, obrázky apod. Tato část <text:span text:style-name="T10">odpovídá</text:span> plovoucí liště, která se zobrazí volbou <text:span text:style-name="OOoMenuPath">Zobrazit &gt; Navigátor</text:span> v hlavní nabídce nebo pomocí tlačítka <text:span text:style-name="OOoMenuPath">Navigátor</text:span>, které se nachází na nástrojové liště Standardní. <text:span text:style-name="T10"/>Navigátor v postranní liště však neobsahuje tlačítko <text:span text:style-name="OOoMenuPath">Seznam zap/vyp</text:span>.</text:p>
        </text:list-item>
      </text:list>
      <text:p text:style-name="P73"><text:span text:style-name="OOoDefault"><draw:frame draw:style-name="fr2" draw:name="Frame2" text:anchor-type="as-char" svg:width="12.541cm" draw:z-index="0"><draw:text-box fo:min-height="12.065cm"><text:p text:style-name="P57"><draw:frame draw:style-name="fr20" draw:name="Image23" text:anchor-type="as-char" svg:y="-11.358cm" svg:width="12.541cm" style:rel-width="100%" svg:height="12.065cm" style:rel-height="scale" draw:z-index="0"><draw:image xlink:href="Pictures/10000000000001DA000001C808AB1853.png" xlink:type="simple" xlink:show="embed" xlink:actuate="onLoad"/></draw:frame></text:p><text:p text:style-name="P57">Obrázek <text:sequence text:ref-name="refFigure4" text:name="Figure" text:formula="ooow:Figure+1" style:num-format="1">5</text:sequence>: Část postranní lišty Vlastnosti a panely pro text<text:span text:style-name="T10"/><text:span text:style-name="T10"/></text:p></draw:text-box></draw:frame></text:span></text:p>
      <text:h text:style-name="P123" text:outline-level="1"><text:bookmark-start text:name="__RefHeading__19482_697337876"/><text:soft-page-break/><text:alphabetical-index-mark text:string-value="zobrazení dokumentu"/><text:alphabetical-index-mark text:string-value="zobrazení dokumentu" text:key1="Writer"/>Změna zobrazení dokumentu<text:bookmark-end text:name="__RefHeading__19482_697337876"/></text:h>
      <text:p text:style-name="P2">Writer umožňuje dokument zobrazit několika způsoby: v rozvržení pro tisk, pro web a na celou obrazovku. Chceme-li se přepnout na některý z režimů zobrazení, otevřeme nabídku <text:span text:style-name="OOoMenuPath">Zobrazit</text:span> a zvolíme požadované zobrazení. Pokud jsme v zobrazení Celá obrazovka, do rozvržení pro tisk nebo web se vrátíme stiskem klávesy <text:span text:style-name="OOoKeystroke">Esc</text:span>.</text:p>
      <text:p text:style-name="P88">V programu Writer je výchozí rozvržení pro tisk. V tomto zobrazení můžeme měnit přiblížení pomocí posuvníku a ikon režimu zobrazení ve stavovém řádku.</text:p>
      <text:p text:style-name="P87">Můžeme také zvolit položku hlavní nabídky <text:span text:style-name="OO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P71"><draw:frame draw:style-name="fr3" draw:name="Frame4" text:anchor-type="as-char" svg:width="8.996cm" draw:z-index="0"><draw:text-box fo:min-height="6.484cm"><text:p text:style-name="P53"><draw:frame draw:style-name="fr13" draw:name="Image6" text:anchor-type="as-char" svg:width="8.996cm" svg:height="5.847cm" draw:z-index="0"><draw:image xlink:href="Pictures/1000000000000154000000DD9BB8D16D.png" xlink:type="simple" xlink:show="embed" xlink:actuate="onLoad"/></draw:frame></text:p><text:p text:style-name="P53">Obrázek <text:sequence text:ref-name="refFigure5" text:name="Figure" text:formula="ooow:Figure+1" style:num-format="1">6 </text:sequence>: Volba možností Přiblížení a režim zobrazení</text:p></draw:text-box></draw:frame></text:p>
      <text:h text:style-name="P123" text:outline-level="1"><text:bookmark-start text:name="__RefHeading__19484_697337876"/>Rychlý pohyb v dokumentu<text:bookmark-end text:name="__RefHeading__19484_697337876"/></text:h>
      <text:p text:style-name="P2">Kromě navigační funkce stavového řádku (popsané výše) můžeme pro rychlý pohyb mezi objekty dokumentu použít okno Navigátor nebo nástrojovou lištu Navigace, a to buď na liště Standardní, nebo v postranní liště, jak je to popsáno v kapitole 1 Představujeme LibreOffice.</text:p>
      <text:p text:style-name="P2">V programu Writer můžeme lištu Navigace <text:alphabetical-index-mark text:string-value="nástrojová lišta Navigace" text:key1="Writer"/> zobrazit <text:alphabetical-index-mark text:string-value="nástrojová lišta Navigace"/> i klepnutím na tlačítko Navigace v pravém dolním rohu okna pod svislým posuvníkem, jak to znázorňuje <text:sequence-ref text:reference-format="category-and-value" text:ref-name="refFigure6">obrázek 7</text:sequence-ref>.</text:p>
      <text:p text:style-name="P74"><draw:frame draw:style-name="fr3" draw:name="Frame6" text:anchor-type="as-char" svg:width="7.17cm" draw:z-index="0"><draw:text-box fo:min-height="3.39cm"><text:p text:style-name="OOoFigureCaption"><draw:frame draw:style-name="fr13" draw:name="Image7" text:anchor-type="as-char" svg:width="7.17cm" svg:height="2.725cm" draw:z-index="0"><draw:image xlink:href="Pictures/100000000000010F00000067BF140CA7.png" xlink:type="simple" xlink:show="embed" xlink:actuate="onLoad"/></draw:frame></text:p><text:p text:style-name="OOoFigureCaption">Obrázek <text:sequence text:ref-name="refFigure6" text:name="Figure" text:formula="ooow:Figure+1" style:num-format="1">7 </text:sequence>: <text:alphabetical-index-mark text:string-value="tlačítka navigace" text:key1="Writer"/> Tlačítka navigace</text:p></draw:text-box></draw:frame></text:p>
      <text:p text:style-name="P3">Nástrojová lišta Navigace (obrázek <text:sequence-ref text:reference-format="category-and-value" text:ref-name="refFigure7">8</text:sequence-ref>) obsahuje ikony pro všechny typy objektů zobrazených v okně Navigátor spolu s několika dalšími (například ikona pro výsledky příkazu <text:span text:style-name="OOoMenuPath">Najít</text:span>).</text:p>
      <text:p text:style-name="P70"><draw:frame draw:style-name="fr2" draw:name="Frame40" text:anchor-type="as-char" svg:width="6.96cm" draw:z-index="0"><draw:text-box fo:min-height="3.455cm"><text:p text:style-name="P52"><draw:frame draw:style-name="fr12" draw:name="Image8" text:anchor-type="as-char" svg:width="6.96cm" svg:height="2.783cm" draw:z-index="0"><draw:image xlink:href="Pictures/10000000000001070000006A53991677.png" xlink:type="simple" xlink:show="embed" xlink:actuate="onLoad"/></draw:frame></text:p><text:p text:style-name="P52">Obrázek <text:sequence text:ref-name="refFigure7" text:name="Figure" text:formula="ooow:Figure+1" style:num-format="1">8 </text:sequence>: Nástrojová lišta Navigace</text:p></draw:text-box></draw:frame></text:p>
      <text:p text:style-name="P2"><text:soft-page-break/>Klepnutím na tlačítko vybereme daný typ objektu. Od tohoto okamžiku přejdeme klepnutím na libovolné tlačítko <text:span text:style-name="OOoMenuPath">Předchozí</text:span> nebo <text:span text:style-name="OO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OOoMenuPath">Následující obrázek</text:span>, <text:span text:style-name="OOoMenuPath">Následující záložka</text:span> nebo <text:span text:style-name="OOoMenuPath">Následující tabulka</text:span>.</text:p>
      <text:p text:style-name="P2">Více informací o používání okna Navigátor v programu Writer se nachází v příručce <text:span text:style-name="OOoEmphasis">Writer Guide</text:span>.</text:p>
      <text:h text:style-name="P123" text:outline-level="1"><text:bookmark-start text:name="__RefHeading__19486_697337876"/>Práce s dokumenty<text:bookmark-end text:name="__RefHeading__19486_697337876"/></text:h>
      <text:p text:style-name="P34">Kapitola 1 Představujeme LibreOffice obsahuje návody na vytváření nových dokumentů, otevírání stávajících, jejich ukládání a ochraně heslem. Kapitola 3 Používání stylů a šablon obsahuje informace o tom, jak lze dokument vytvořit ze šablony.</text:p>
      <text:h text:style-name="P109" text:outline-level="2"><text:bookmark-start text:name="__RefHeading__19488_697337876"/>Ukládání ve formátu Microsoft Word<text:bookmark-end text:name="__RefHeading__19488_697337876"/></text:h>
      <text:p text:style-name="P2">Pokud si chceme vyměňovat dokumenty s uživateli aplikace Microsoft Word, kteří nechtějí nebo nemohou přijímat soubory ve formátu ODT, můžeme dokument uložit v souborovém formátu pro Microsoft Word.</text:p>
      <text:list xml:id="list7309133445551763696" text:style-name="OOoNum_20_123">
        <text:list-item text:start-value="1">
          <text:p text:style-name="P105"><text:span text:style-name="OO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137">Poté zvolíme <text:span text:style-name="OOoMenuPath">Soubor &gt; Uložit jako</text:span>. V dialogovém okně Uložit jako (<text:sequence-ref text:reference-format="category-and-value" text:ref-name="refFigure8">obrázek 9</text:sequence-ref>) zvolíme v rozbalovacím seznamu <text:span text:style-name="OOoMenuPath">Typ souboru</text:span> (nebo <text:span text:style-name="OOoStrongEmphasis">Uložit jako typ</text:span>) požadovaný formát aplikace Microsoft Word. Soubory nelze uložit v souborovém formátu pro Word verze 6.0/95. Klepneme na <text:span text:style-name="OOoStrongEmphasis">Uložit</text:span>.</text:p>
        </text:list-item>
      </text:list>
      <text:p text:style-name="P2">Od této chvíle se <text:span text:style-name="OOoEmphasis">všechny změny, které provedeme, budou ukládat pouze v tomto novém dokumentu</text:span>. Změnili jsme totiž název a typ dokumentu. Pokud se chceme vrátit k práci s verzí dokumentu v ODT, je nutné ji znovu otevřít.</text:p>
      <text:p text:style-name="P78"><draw:frame draw:style-name="fr4" draw:name="Frame1" text:anchor-type="as-char" svg:y="-7.527cm" svg:width="14.817cm" draw:z-index="0"><draw:text-box fo:min-height="10.269cm"><text:p text:style-name="P52"><draw:frame draw:style-name="fr13" draw:name="Image21" text:anchor-type="as-char" svg:width="14.817cm" svg:height="9.657cm" draw:z-index="0"><draw:image xlink:href="Pictures/10000000000002300000016D774B7D09.png" xlink:type="simple" xlink:show="embed" xlink:actuate="onLoad"/></draw:frame></text:p><text:p text:style-name="P52">Obrázek <text:sequence text:ref-name="refFigure8" text:name="Figure" text:formula="ooow:Figure+1" style:num-format="1">9 </text:sequence>: Ukládání ve formátu Microsoft Word</text:p></draw:text-box></draw:frame></text:p>
      <table:table table:name="Table22" table:style-name="Table22">
        <table:table-column table:style-name="Table22.A"/>
        <table:table-column table:style-name="Table22.B"/>
        <text:soft-page-break/>
        <table:table-row>
          <table:table-cell table:style-name="Table22.A1" office:value-type="string">
            <text:p text:style-name="P66">Tip</text:p>
          </table:table-cell>
          <table:table-cell table:style-name="Table22.B1" office:value-type="string">
            <text:p text:style-name="P21">Chceme-li, aby Writer ukládal ve výchozím nastavení dokumenty ve formátu pro Microsoft Word, zvolíme <text:span text:style-name="OOoMenuPath">Nástroje &gt; Možnosti &gt; Načítání/ukládání &gt; Obecné</text:span>. V části <text:span text:style-name="OOoEmphasis">Výchozí formát souborů a nastavení ODF</text:span> zvolíme v položce <text:span text:style-name="OOoMenuPath">Typ dokumentu</text:span> <text:span text:style-name="OOoMenuPath">Textový dokument</text:span> a v položce <text:span text:style-name="OOoEmphasis">Vždy ukládat jako</text:span> zvolíme svůj upřednostňovaný formát. Viz <text:span text:style-name="T5"><text:sequence-ref text:reference-format="category-and-value" text:ref-name="refFigure9">obrázek 10</text:sequence-ref></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6">Upozornění</text:p>
            <text:p text:style-name="P66"><draw:frame draw:style-name="fr19" draw:name="graphics4" text:anchor-type="as-char" svg:y="-0.669cm" svg:width="1.094cm" svg:height="1.011cm" draw:z-index="0"><draw:image xlink:href="Pictures/10000201000000500000004A5CA4FE42.png" xlink:type="simple" xlink:show="embed" xlink:actuate="onLoad"/></draw:frame></text:p>
          </table:table-cell>
          <table:table-cell table:style-name="Table23.B1" office:value-type="string">
            <text:p text:style-name="P21">Při použití formátu Microsoft Word se doporučuje dát přednost formátu <text:span text:style-name="OOoStrongEmphasis">DOC</text:span> před formátem <text:span text:style-name="OOoStrongEmphasis">DOCX</text:span>.</text:p>
            <text:p text:style-name="P21">Pokud soubor uložíme i ve formátu ODF, budeme jej moci upravit pro případ, že bude mít příjemce problémy s jeho otevřením v formátu Microsoft Word.</text:p>
          </table:table-cell>
        </table:table-row>
      </table:table>
      <text:p text:style-name="P77"><draw:frame draw:style-name="fr2" draw:name="Frame18" text:anchor-type="as-char" svg:width="9.737cm" draw:z-index="0"><draw:text-box fo:min-height="8.017cm"><text:p text:style-name="P56"><draw:frame draw:style-name="fr21" draw:name="Image9" text:anchor-type="as-char" svg:width="9.737cm" style:rel-width="100%" svg:height="8.017cm" style:rel-height="scale" draw:z-index="0"><draw:image xlink:href="Pictures/10000000000001700000012F3A0C935C.png" xlink:type="simple" xlink:show="embed" xlink:actuate="onLoad"/></draw:frame></text:p><text:p text:style-name="P56">Obrázek <text:sequence text:ref-name="refFigure9" text:name="Figure" text:formula="ooow:Figure+1" style:num-format="1">10</text:sequence>: Stránka Nástroje &gt; Možnosti &gt; Načítání/ukládání &gt; Obecné</text:p></draw:text-box></draw:frame></text:p>
      <text:h text:style-name="P123" text:outline-level="1"><text:bookmark-start text:name="__RefHeading__19490_697337876"/><text:reference-mark-start text:name="Working with text"/>Práce s textem<text:bookmark-end text:name="__RefHeading__19490_697337876"/><text:reference-mark-end text:name="Working with text"/></text:h>
      <text:p text:style-name="P2">Práce s textem (výběr, kopírování, vkládání a přesouvání) je v programu Writer podobná práci v jiných programech. Také poskytuje několik možností, jak snadno vybrat nesouvislý text, svislý blok textu a jak vložit neformátovaný text.</text:p>
      <text:h text:style-name="P109"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5">Pokud chceme myší <text:alphabetical-index-mark text:string-value="nesouvislý text" text:key1="výběr"/>vybrat <text:alphabetical-index-mark text:string-value="nesouvislý text, výběr"/>nesouvislý text (jak znázorňuje <text:sequence-ref text:reference-format="category-and-value" text:ref-name="refFigure10">obrázek 11</text:sequence-ref>):</text:p>
      <text:list xml:id="list872164328" text:style-name="OOoNum_20_123">
        <text:list-item text:start-value="1">
          <text:p text:style-name="P107">Vybereme první část textu.</text:p>
        </text:list-item>
        <text:list-item>
          <text:p text:style-name="P134">Podržíme klávesu <text:span text:style-name="OOoKeystroke">Ctrl</text:span> a myší vybereme další část textu.</text:p>
        </text:list-item>
        <text:list-item>
          <text:p text:style-name="P138">Opakujeme tolikrát, kolikrát potřebujeme.</text:p>
        </text:list-item>
      </text:list>
      <text:p text:style-name="P4">Poté můžeme s vybraným textem pracovat (kopírovat ho, mazat, měnit styl nebo cokoliv jiného).</text:p>
      <table:table table:name="Table37" table:style-name="Table37">
        <table:table-column table:style-name="Table37.A"/>
        <table:table-column table:style-name="Table37.B"/>
        <table:table-row>
          <table:table-cell table:style-name="Table37.A1" office:value-type="string">
            <text:p text:style-name="P66">Poznámka</text:p>
          </table:table-cell>
          <table:table-cell table:style-name="Table37.B1" office:value-type="string">
            <text:p text:style-name="P21">Pro uživatele systému Macintosh: místo klávesy <text:span text:style-name="OOoKeystroke">Ctrl</text:span> se používá klávesa <text:span text:style-name="OOoKeystroke">Command</text:span>, platí to pro všechny návody v této kapitole.</text:p>
          </table:table-cell>
        </table:table-row>
      </table:table>
      <text:p text:style-name="P71"><text:soft-page-break/><draw:frame draw:style-name="fr5" draw:name="Frame8" text:anchor-type="as-char" svg:width="14.148cm" draw:z-index="0"><draw:text-box fo:min-height="7.657cm"><text:p text:style-name="OOoFigureCaption"><draw:frame draw:style-name="fr22" draw:name="graphics5" text:anchor-type="as-char" svg:width="14.148cm" svg:height="6.833cm" draw:z-index="0"><draw:image xlink:href="Pictures/100000000000029C00000143476C8C8E.png" xlink:type="simple" xlink:show="embed" xlink:actuate="onLoad"/></draw:frame></text:p><text:p text:style-name="OOoFigureCaption">Obrázek <text:sequence text:ref-name="refFigure10" text:name="Figure" text:formula="ooow:Figure+1" style:num-format="1">11</text:sequence>: Výběr nesouvislého textu</text:p></draw:text-box></draw:frame></text:p>
      <text:p text:style-name="P15">Chceme-li nesouvislý text vybrat pomocí klávesnice:</text:p>
      <text:list xml:id="list510818268" text:style-name="OOoNum_20_123">
        <text:list-item text:start-value="1">
          <text:p text:style-name="P107">Vybereme první část textu. Více informací o výběru textu klávesnicí se nachází v nápovědě v části „Procházení a vybírání pomocí klávesnice“.</text:p>
        </text:list-item>
        <text:list-item>
          <text:p text:style-name="P134">Stiskneme <text:span text:style-name="OOoKeystroke">Shift + F8</text:span>. Tím Writer přepneme do režimu „Doplnitelný výběr“.</text:p>
        </text:list-item>
        <text:list-item>
          <text:p text:style-name="P134">Pomocí kurzorových kláves se přesuneme na začátek další části textu, který chceme vybrat. Podržíme klávesu <text:span text:style-name="OOoKeystroke">Shift</text:span> a vybereme další část.</text:p>
        </text:list-item>
        <text:list-item>
          <text:p text:style-name="P138">Opakujeme tolikrát, kolikrát potřebujeme.</text:p>
        </text:list-item>
      </text:list>
      <text:p text:style-name="P2">Poté můžeme s vybraným textem pracovat.</text:p>
      <text:p text:style-name="P2">Stisknutím klávesy <text:span text:style-name="OOoKeystroke">Esc</text:span> režim doplnitelného výběru ukončíme.</text:p>
      <text:h text:style-name="P10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27">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OOoMenuPath">Úpravy &gt; Režim výběru &gt; Blok</text:span> nebo stiskneme <text:span text:style-name="OOoKeystroke">Ctrl + F8</text:span> nebo klepneme na ikonu <text:span text:style-name="OOoMenuPath">Výběr</text:span> ve stavovém řádku a ze seznamu vybereme <text:span text:style-name="OOoMenuPath">Výběr bloku</text:span>.</text:p>
      <text:p text:style-name="P79"><draw:frame draw:style-name="fr13" draw:name="Image11" text:anchor-type="as-char" svg:width="9.631cm" svg:height="2.99cm" draw:z-index="0"><draw:image xlink:href="Pictures/100000000000016C0000007184A9591E.png" xlink:type="simple" xlink:show="embed" xlink:actuate="onLoad"/></draw:frame></text:p>
      <text:p text:style-name="P30">Svislý blok textu vybereme pomocí myši nebo klávesnice, jak je zobrazeno na následujícím obrázku.</text:p>
      <text:p text:style-name="P81"><draw:frame draw:style-name="fr6" draw:name="Frame20" text:anchor-type="as-char" svg:width="7.706cm" draw:z-index="0"><draw:text-box fo:min-height="2.535cm"><text:p text:style-name="P51"><draw:frame draw:style-name="fr23" draw:name="graphics44" text:anchor-type="as-char" svg:width="7.239cm" svg:height="1.93cm" draw:z-index="0"><draw:image xlink:href="Pictures/100000000000011200000049DB2C0E7C.png" xlink:type="simple" xlink:show="embed" xlink:actuate="onLoad"/></draw:frame></text:p><text:p text:style-name="P51">Obrázek <text:sequence text:ref-name="refFigure11" text:name="Figure" text:formula="ooow:Figure+1" style:num-format="1">12</text:sequence>: Výběr svislého bloku textu</text:p></draw:text-box></draw:frame></text:p>
      <text:h text:style-name="P109" text:outline-level="2"><text:bookmark-start text:name="__RefHeading__19496_697337876"/><text:soft-page-break/>Vyjímání, kopírování a vkládání textu<text:bookmark-end text:name="__RefHeading__19496_697337876"/></text:h>
      <text:p text:style-name="P2">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2">Chceme-li vybraný text <text:span text:style-name="OOoEmphasis">přesunout</text:span> (přetáhnout) pomocí myši, přetáhneme jej se stisknutým levým tlačítkem myši na nové místo, kde tlačítko uvolníme. Chceme-li vybraný text <text:span text:style-name="OOoEmphasis">zkopírovat</text:span>, během přesouvání podržíme klávesu <text:span text:style-name="OOoKeystroke">Ctrl</text:span>. Text si zachová formátování, jaké měl před přetažením.</text:p>
      <text:p text:style-name="P2">Chceme-li vybraný text <text:span text:style-name="OOoEmphasis">přesunout</text:span> (vyjmout a vložit), stisknutím <text:span text:style-name="OOoKeystroke">Ctrl + X</text:span> text vyjmeme, přesuneme kurzor na požadované místo a text vložíme stisknutím <text:span text:style-name="OOoKeystroke">Ctrl + V</text:span>. Druhou možností je použít tlačítka na nástrojové liště <text:span text:style-name="OOoMenuPath">Standardní</text:span>.</text:p>
      <text:p text:style-name="P2">Když text <text:alphabetical-index-mark text:string-value="vložit text"/>vkládáme, výsledek závisí na zdroji textu a na způsobu vkládání. Pokud klepneme na tlačítko <text:span text:style-name="OO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OOoMenuPath">Zpět</text:span> nebo stisknout <text:span text:style-name="OOoKeystroke">Ctrl + Z</text:span>.</text:p>
      <text:p text:style-name="P15">Pokud chceme, aby byl vkládaný text formátovaný stejně jako okolní text, do kterého jej vkládáme, zvolíme některou z následujících možností:</text:p>
      <text:list xml:id="list434201689" text:style-name="OOoBullets_20_1">
        <text:list-item>
          <text:p text:style-name="P116">zvolíme <text:span text:style-name="OOoMenuPath">Úpravy &gt; Vložit jinak</text:span>, nebo</text:p>
        </text:list-item>
        <text:list-item>
          <text:p text:style-name="P127">klepneme na tlačítko se šipkou vedle tlačítka <text:span text:style-name="OOoMenuPath">Vložit</text:span>, nebo</text:p>
        </text:list-item>
        <text:list-item>
          <text:p text:style-name="P130">klepneme na tlačítko <text:span text:style-name="OOoMenuPath">Vložit</text:span>, aniž bychom uvolnili levé tlačítko myši.</text:p>
        </text:list-item>
      </text:list>
      <text:p text:style-name="P2">Pak vybereme z nabídky, která se zobrazí, <text:span text:style-name="OOoMenuPath">Neformátovaný text</text:span>.</text:p>
      <text:p text:style-name="P2">Množství voleb v nabídce Vložit jinak závisí na původu a formátování textu (nebo jiného objektu), který má být vložen. Příklad nabídky zobrazené při vkládání textu ze schránky znázorňuje <text:span text:style-name="T3"><text:sequence-ref text:reference-format="category-and-value" text:ref-name="refFigure12">obrázek  13</text:sequence-ref></text:span>.</text:p>
      <text:p text:style-name="P71"><draw:frame draw:style-name="fr3" draw:name="Frame19" text:anchor-type="as-char" svg:width="9.525cm" draw:z-index="0"><draw:text-box fo:min-height="4.771cm"><text:p text:style-name="P52"><draw:frame draw:style-name="fr12" draw:name="Image12" text:anchor-type="as-char" svg:width="9.525cm" svg:height="4.216cm" draw:z-index="0"><draw:image xlink:href="Pictures/10000000000001680000009FA331B3C6.png" xlink:type="simple" xlink:show="embed" xlink:actuate="onLoad"/></draw:frame></text:p><text:p text:style-name="P52">Obrázek <text:sequence text:ref-name="refFigure12" text:name="Figure" text:formula="ooow:Figure+1" style:num-format="1">13 </text:sequence>: Nabídka Vložit jinak</text:p></draw:text-box></draw:frame></text:p>
      <text:h text:style-name="P109" text:outline-level="2"><text:bookmark-start text:name="__RefHeading__19498_697337876"/>Vyhledávání a nahrazování textu a formátování<text:bookmark-end text:name="__RefHeading__19498_697337876"/></text:h>
      <text:p text:style-name="P15">Program Writer poskytuje dva způsoby hledání textu v dokumentu: nástrojovou lištu Najít pro rychlé hledání a dialogové okno Najít a nahradit. Pomocí dialogového okna můžeme:</text:p>
      <text:list xml:id="list267840473" text:style-name="OOoBullets_20_1">
        <text:list-item text:start-value="1">
          <text:p text:style-name="P117">Vyhledávat a nahrazovat slova nebo fráze.</text:p>
        </text:list-item>
        <text:list-item>
          <text:p text:style-name="P129"><text:alphabetical-index-mark text:string-value="zástupné znaky"/>Použít pokročilé vyhledávání se zástupnými znaky a <text:alphabetical-index-mark text:string-value="regulární výrazy"/>regulárními výrazy.</text:p>
        </text:list-item>
        <text:list-item>
          <text:p text:style-name="P127">Vyhledávat a nahrazovat určité atributy nebo formátování.</text:p>
        </text:list-item>
        <text:list-item>
          <text:p text:style-name="P130">Vyhledávat a nahrazovat styly odstavce.</text:p>
        </text:list-item>
      </text:list>
      <text:h text:style-name="P101" text:outline-level="3"><text:soft-page-break/>Používání nástrojové lišty Najít</text:h>
      <text:p text:style-name="P27">Pokud není nástrojová lišta Najít vidět, zobrazíme ji volbou <text:span text:style-name="OOoMenuPath">Zobrazit &gt; Nástrojové lišty &gt; Najít</text:span> v hlavní nabídce nebo stisknutím <text:span text:style-name="OOoKeystroke">Ctrl + F</text:span>. Lišta se zobrazí ukotvená v dolní části okna LibreOffice (přímo nad stavovým řádkem, jak ukazuje <text:sequence-ref text:reference-format="category-and-value" text:ref-name="refFigure13">obrázek 14</text:sequence-ref>), lze ji však změnit na plovoucí nebo ji ukotvit na jiném místě. Více informací o plovoucích a ukotvených nástrojových lištách se nachází v kapitole 1 Představujeme LibreOffice.</text:p>
      <text:p text:style-name="P71"><draw:frame draw:style-name="fr2" draw:name="Frame15" text:anchor-type="as-char" svg:width="13.469cm" draw:z-index="0"><draw:text-box fo:min-height="3.701cm"><text:p text:style-name="P52"><draw:frame draw:style-name="fr13" draw:name="Image13" text:anchor-type="as-char" svg:width="13.469cm" svg:height="3.029cm" draw:z-index="0"><draw:image xlink:href="Pictures/1000000000000242000000829F21CC7D.png" xlink:type="simple" xlink:show="embed" xlink:actuate="onLoad"/></draw:frame></text:p><text:p text:style-name="P52">Obrázek <text:sequence text:ref-name="refFigure13" text:name="Figure" text:formula="ooow:Figure+1" style:num-format="1">14 </text:sequence>: Ukotvená nástrojová lišta Najít</text:p></draw:text-box></draw:frame></text:p>
      <text:p text:style-name="P13">Lištu používáme tak, že klepneme do textového pole, napíšeme hledaný text a stiskneme klávesu <text:span text:style-name="OOoKeystroke">Enter</text:span>. Najdeme tím nejbližší následující výskyt zadaného výrazu od aktuální pozice kurzoru dále. Pokud je třeba, klepneme na tlačítka <text:span text:style-name="OOoMenuPath">Najít následující</text:span> nebo <text:span text:style-name="OOoMenuPath">Najít předchozí</text:span>.</text:p>
      <text:p text:style-name="P13">Klepnutím na tlačítko <text:span text:style-name="OOoMenuPath">Najít vše</text:span> se najednou vyberou všechny výskyty hledaného výrazu v dokumentu. Možnost <text:span text:style-name="OOoMenuPath">Rozlišovat velikost</text:span> zaškrtneme tehdy, když chceme hledat výskyty, které hledanému výrazu přesně odpovídají. Klepnutím na tlačítko vpravo od pole Rozlišovat velikost otevřeme dialogové okno Najít a nahradit.</text:p>
      <text:p text:style-name="P13">Nástrojovou lištu Najít lze zavřít klepnutím na červené tlačítko X na levé straně nebo stisknutím klávesy <text:span text:style-name="OOoKeystroke">Esc</text:span> tehdy, když se textový kurzor nachází ve vyhledávacím poli.</text:p>
      <text:h text:style-name="P101" text:outline-level="3">Používání dialogového okna Najít a nahradit</text:h>
      <text:p text:style-name="P2">Chceme-li zobrazit dialogové okno <text:span text:style-name="T7">Najít a nahradit</text:span>, použijeme klávesovou zkratku <text:span text:style-name="OOoKeystroke">Ctrl + H</text:span> nebo v hlavní nabídce zvolíme <text:span text:style-name="OOoMenuPath">Úpravy &gt; Najít a nahradit</text:span>. Pokud je zobrazena nástrojová lišta Najít, klepneme na této liště na tlačítko Najít a nahradit (<text:span text:style-name="T7"><draw:frame draw:style-name="fr18" draw:name="Image10" text:anchor-type="as-char" svg:y="-0.483cm" svg:width="0.714cm" svg:height="0.714cm" draw:z-index="0"><draw:image xlink:href="Pictures/100000000000001B0000001B6B651D51.png" xlink:type="simple" xlink:show="embed" xlink:actuate="onLoad"/></draw:frame></text:span>). Po otevření můžeme dialogové okno rozšířit klepnutím na tlačítko <text:span text:style-name="OOoMenuPath">Ostatní možnosti</text:span>. Opětovným klepnutím na <text:span text:style-name="T11">toto tlačítko</text:span> počet možností dialogového okna zmenšíme.</text:p>
      <text:p text:style-name="P16">Používání dialogového okna Najít a nahradit:</text:p>
      <text:list xml:id="list95520029539269" text:continue-list="list7309133445551763696" text:style-name="OOoNum_20_123">
        <text:list-item text:start-value="1">
          <text:p text:style-name="P108">Do pole <text:span text:style-name="OOoMenuPath">Hledat</text:span> zadáme text, který chceme najít.</text:p>
        </text:list-item>
        <text:list-item>
          <text:p text:style-name="P134">Jestliže chceme text nahradit jiným textem, zadáme nový text do pole <text:span text:style-name="OOoMenuPath">Nahradit za</text:span>.</text:p>
        </text:list-item>
        <text:list-item>
          <text:p text:style-name="P134">Můžeme přitom nastavit několik různých možností, jako například rozlišování velikosti písmen, omezení hledání pouze na celá slova či hledání podobných slov.</text:p>
        </text:list-item>
        <text:list-item>
          <text:p text:style-name="P138">Máme-li hledání nastaveno, klepneme na <text:span text:style-name="OOoMenuPath">Najít</text:span>. Nalezený text nahradíme klepnutím na <text:span text:style-name="OOoMenuPath">Nahradit. </text:span></text:p>
        </text:list-item>
      </text:list>
      <text:p text:style-name="P2">Více informací o používání funkce Najít a nahradit se nachází v příručce <text:span text:style-name="OOoEmphasis">Writer Guid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B1" office:value-type="string">
            <text:p text:style-name="P65">Pokud klepneme na <text:span text:style-name="OOoMenuPath">Najít vše</text:span>, LibreOffice vybere všechny výskyty vyhledávaného textu v dokumentu. Obdobně platí, že pokud klepneme na <text:span text:style-name="OOoMenuPath">Nahradit vše</text:span>, LibreOffice nahradí všechny odpovídající výskyty textu.</text:p>
          </table:table-cell>
        </table:table-row>
      </table:table>
      <table:table table:name="Table16" table:style-name="Table16">
        <table:table-column table:style-name="Table16.A"/>
        <table:table-column table:style-name="Table16.B"/>
        <table:table-row>
          <table:table-cell table:style-name="Table16.A1" office:value-type="string">
            <text:p text:style-name="P66">Upozornění</text:p>
            <text:p text:style-name="P66"><draw:frame draw:style-name="fr19" draw:name="Image14" text:anchor-type="as-char" svg:y="-0.669cm" svg:width="1.094cm" svg:height="1.011cm" draw:z-index="0"><draw:image xlink:href="Pictures/10000201000000500000004A5CA4FE42.png" xlink:type="simple" xlink:show="embed" xlink:actuate="onLoad"/></draw:frame></text:p>
          </table:table-cell>
          <table:table-cell table:style-name="Table16.B1" office:value-type="string">
            <text:p text:style-name="P21">Funkci <text:span text:style-name="OOoMenuPath">Nahradit vše</text:span> je třeba používat obezřetně, jinak se může stát, že způsobíme vtipné (nebo velmi trapné) chyby. Chyby, které vzniknou nesprávným použitím funkce <text:span text:style-name="OOoMenuPath">Nahradit vše</text:span> je častokrát nutné ručně opravovat slovo po slově.</text:p>
          </table:table-cell>
        </table:table-row>
      </table:table>
      <text:p text:style-name="P82"><text:soft-page-break/><draw:frame draw:style-name="fr3" draw:name="Frame9" text:anchor-type="as-char" svg:width="9.366cm" draw:z-index="0"><draw:text-box fo:min-height="12.734cm"><text:p text:style-name="P52"><draw:frame draw:style-name="fr13" draw:name="Image15" text:anchor-type="as-char" svg:width="9.366cm" svg:height="12.144cm" draw:z-index="0"><draw:image xlink:href="Pictures/1000000000000162000001CB5DF1B061.png" xlink:type="simple" xlink:show="embed" xlink:actuate="onLoad"/></draw:frame></text:p><text:p text:style-name="P52">Obrázek <text:sequence text:ref-name="refFigure14" text:name="Figure" text:formula="ooow:Figure+1" style:num-format="1">15</text:sequence>: Rozšířené dialogové okno Najít a Nahradit</text:p></draw:text-box></draw:frame></text:p>
      <text:h text:style-name="P109" text:outline-level="2"><text:bookmark-start text:name="__RefHeading__19500_697337876"/>Vkládání speciálních znaků<text:bookmark-end text:name="__RefHeading__19500_697337876"/></text:h>
      <text:p text:style-name="P15"><text:span text:style-name="OOoEmphasis">Speciální znak</text:span> je takový znak, který se nenachází na standardní klávesnici.  <text:alphabetical-index-mark text:string-value="speciální znaky"/>Speciální znaky jsou například znaky © ¾ æ ç ñ ö ø ¢. Chceme-li vložit speciální znak:</text:p>
      <text:list xml:id="list1570031686" text:style-name="OOoNum_20_123">
        <text:list-item text:start-value="1">
          <text:p text:style-name="P107">Umístíme kurzor na místo, kam chceme znak vložit.</text:p>
        </text:list-item>
        <text:list-item>
          <text:p text:style-name="P136">Volbou <text:span text:style-name="OOoMenuPath">Vložit &gt; Speciální znak</text:span> otevřeme dialogové okno Speciální znaky.</text:p>
        </text:list-item>
        <text:list-item>
          <text:p text:style-name="P137">Vybereme znaky (z libovolného písma nebo kombinace písem), které chceme vložit, a poté klepneme na <text:span text:style-name="OOoMenuPath">OK</text:span>. Vybrané znaky se zobrazují v levé dolní části dialogového okna. Každý znak se po zvolení zobrazí v pravé části okna spolu se svým číselným kódem.</text:p>
        </text:list-item>
      </text:list>
      <table:table table:name="Table17" table:style-name="Table17">
        <table:table-column table:style-name="Table17.A"/>
        <table:table-column table:style-name="Table17.B"/>
        <table:table-row>
          <table:table-cell table:style-name="Table17.A1" office:value-type="string">
            <text:p text:style-name="P66">Poznámka</text:p>
          </table:table-cell>
          <table:table-cell table:style-name="Table17.B1" office:value-type="string">
            <text:p text:style-name="P21">Různá písma mohou obsahovat různé speciální znaky. Pokud požadovaný speciální znak nenajdeme, můžeme zkusit jiné písmo, které se vybírá v poli <text:span text:style-name="OOoEmphasis">Písmo</text:span>.</text:p>
          </table:table-cell>
        </table:table-row>
      </table:table>
      <text:p text:style-name="P71"><text:soft-page-break/><draw:frame draw:style-name="fr3" draw:name="Frame11" text:anchor-type="as-char" svg:width="14.84cm" draw:z-index="0"><draw:text-box fo:min-height="11.072cm"><text:p text:style-name="P52"><draw:frame draw:style-name="fr12" draw:name="graphics6" text:anchor-type="as-char" svg:width="14.84cm" svg:height="10.516cm" draw:z-index="0"><draw:image xlink:href="Pictures/10000000000002310000018D072235D1.png" xlink:type="simple" xlink:show="embed" xlink:actuate="onLoad"/></draw:frame></text:p><text:p text:style-name="P52">Obrázek <text:sequence text:ref-name="refFigure15" text:name="Figure" text:formula="ooow:Figure+1" style:num-format="1">16</text:sequence>: Dialogové okno Speciální znaky, v němž můžeme vkládat speciální znaky</text:p></draw:text-box></draw:frame></text:p>
      <text:h text:style-name="P109" text:outline-level="2"><text:bookmark-start text:name="__RefHeading__19502_697337876"/>Vkládání pomlček, <text:alphabetical-index-mark text:string-value="nezlomitelné mezery"/>nezlomitelných mezer a spojovníků<text:bookmark-end text:name="__RefHeading__19502_697337876"/></text:h>
      <text:p text:style-name="P30">Pokud chceme zabránit tomu, aby se dvě slova na konci řádku od sebe oddělila, stiskneme za prvním slovem klávesy <text:span text:style-name="OOoKeystroke">Ctrl + Shift + mezerník</text:span>, čímž vložíme nezlomitelnou mezeru.</text:p>
      <text:p text:style-name="P2">V případech, kdy nechceme, aby se spojovník objevil na konci řádku, například v čísle jako 123-4567, můžeme stisknutím kláves <text:span text:style-name="OOoKeystroke">Ctrl + Shift + znaménko mínus</text:span> vložit <text:alphabetical-index-mark text:string-value="nezlomitelný spojovník"/>nezlomitelný spojovník.</text:p>
      <text:p text:style-name="P2">Chceme-li vkládat krátké nebo dlouhé <text:alphabetical-index-mark text:string-value="pomlčky"/>pomlčky, můžeme použít možnost <text:span text:style-name="OOoEmphasis">Nahradit pomlčky</text:span> na záložce Možnosti v <text:span text:style-name="OOoMenuPath">Nástroje &gt; Možnosti automatických oprav</text:span>. Tato možnost za určitých podmínek nahradí dva spojovníky za odpovídající pomlčku.</text:p>
      <text:p text:style-name="P89">–<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89">—<text:tab/>je dlouhá pomlčka (anglicky „em-dash“); jde o pomlčku o stejné šířce, jakou má v používaném písmu písmeno „m“. Napíšeme alespoň jeden znak, dva spojovníky a alespoň jeden další znak. Dva spojovníky budou nahrazeny dlouhou pomlčkou.</text:p>
      <text:p text:style-name="P2">Více podrobností se nachází v nápovědě. Další způsoby vkládání pomlček jsou popsány v <text:span text:style-name="OOoEmphasis">kapitole 3 Working with Text</text:span> příručky <text:span text:style-name="OOoEmphasis">Writer Guide</text:span></text:p>
      <text:h text:style-name="P112" text:outline-level="2"><text:bookmark-start text:name="__RefHeading__19504_697337876"/>Nastavení kroků tabulátoru a odsazení<text:bookmark-end text:name="__RefHeading__19504_697337876"/></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OOoMenuPath">Zvětšit odsazení</text:span> a <text:span text:style-name="OOoMenuPath">Zmenšit odsazení</text:span> na nástrojové liště Formátování), ale i odsazení částí odstavců (stisknutím klávesy <text:span text:style-name="OOoKeystroke">Tab</text:span> na klávesnici).</text:p>
      <text:p text:style-name="P5">Používání výchozích kroků tabulátoru může způsobit problémy s formátováním, pokud dokument sdílíme s jinými lidmi. Pokud použijeme výchozí kroky tabulátoru a pak dokument odešleme někomu, kdo <text:soft-page-break/>používá jiné výchozí rozložení kroků tabulátoru, odsazení se změní podle jeho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OOoEmphasis">Odsazení a rozestupy</text:span> dialogového okna Odstavec. Poklepeme na pravítko mezi levou a pravou ikonou odsazení, čímž otevřeme záložku <text:span text:style-name="OOoEmphasis">Tabulátory</text:span> dialogového okna Odstavec.</text:p>
      <text:p text:style-name="P5">Vhodnějším přístupem je však nadefinovat tabulátory pro <text:span text:style-name="OOoEmphasis">styl</text:span> odstavce. Více informací se nachází v kapitolách 6 a 7 příručky <text:span text:style-name="OOoEmphasis">Writer Guide</text:span>.</text:p>
      <table:table table:name="Table18" table:style-name="Table18">
        <table:table-column table:style-name="Table18.A"/>
        <table:table-column table:style-name="Table18.B"/>
        <table:table-row>
          <table:table-cell table:style-name="Table18.A1" office:value-type="string">
            <text:p text:style-name="P66">Tip</text:p>
          </table:table-cell>
          <table:table-cell table:style-name="Table18.B1" office:value-type="string">
            <text:p text:style-name="P65">Používání tabulátorů na rozmístění textu se nedoporučuje. Obvykle je vhodnější použít tabulku.</text:p>
          </table:table-cell>
        </table:table-row>
      </table:table>
      <text:h text:style-name="P113" text:outline-level="2"><text:bookmark-start text:name="__RefHeading__19506_697337876"/>Změna výchozí velikosti kroku tabulátoru<text:bookmark-end text:name="__RefHeading__19506_697337876"/></text:h>
      <table:table table:name="Table19" table:style-name="Table19">
        <table:table-column table:style-name="Table19.A"/>
        <table:table-column table:style-name="Table19.B"/>
        <table:table-row>
          <table:table-cell table:style-name="Table19.A1" office:value-type="string">
            <text:p text:style-name="P66">Poznámka</text:p>
          </table:table-cell>
          <table:table-cell table:style-name="Table19.B1" office:value-type="string">
            <text:p text:style-name="P21">Jakékoli změny výchozího nastavení kroku tabulátoru bude mít vliv na tabulátory ve všech dokumentech, které následně otevřeme, a také na tabulátory, které vložíme po provedení změny.</text:p>
          </table:table-cell>
        </table:table-row>
      </table:table>
      <text:p text:style-name="P2">Chceme-li změnit měrnou jednotku a velikost výchozího kroku tabulátoru, zvolíme <text:span text:style-name="OOoMenuPath">Nástroje &gt; Možnosti &gt; LibreOffice Writer &gt; Obecné</text:span>.</text:p>
      <text:p text:style-name="P40"><draw:frame draw:style-name="fr3" draw:name="Frame271" text:anchor-type="as-char" svg:width="11.686cm" draw:z-index="0"><draw:text-box fo:min-height="2.972cm"><text:p text:style-name="P54"><draw:frame draw:style-name="fr24" draw:name="graphics261" text:anchor-type="as-char" svg:width="11.686cm" svg:height="2.379cm" draw:z-index="0"><draw:image xlink:href="Pictures/100000000000016E00000052DD06AAED.png" xlink:type="simple" xlink:show="embed" xlink:actuate="onLoad"/></draw:frame></text:p><text:p text:style-name="OOoFigureCaption">Obrázek <text:sequence text:ref-name="refFigure16" text:name="Figure" text:formula="ooow:Figure+1" style:num-format="1">17</text:sequence>: Výběr výchozího kroku tabulátoru</text:p></draw:text-box></draw:frame></text:p>
      <text:p text:style-name="P2">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P71"><draw:frame draw:style-name="fr3" draw:name="Frame12" text:anchor-type="as-char" svg:width="9.624cm" draw:z-index="0"><draw:text-box fo:min-height="3.6cm"><text:p text:style-name="P51"><draw:frame draw:style-name="fr13" draw:name="Image16" text:anchor-type="as-char" svg:width="3.334cm" svg:height="4.286cm" draw:z-index="0"><draw:image xlink:href="Pictures/100000000000007E000000A2C52A8ABC.png" xlink:type="simple" xlink:show="embed" xlink:actuate="onLoad"/></draw:frame></text:p><text:p text:style-name="P51">Obrázek <text:sequence text:ref-name="refFigure17" text:name="Figure" text:formula="ooow:Figure+1" style:num-format="1">18</text:sequence>: Změna měrné jednotky pravítka</text:p></draw:text-box></draw:frame></text:p>
      <text:h text:style-name="P109" text:outline-level="2"><text:bookmark-start text:name="__RefHeading__19508_697337876"/>Kontrola pravopisu a gramatiky<text:bookmark-end text:name="__RefHeading__19508_697337876"/></text:h>
      <text:p text:style-name="P90">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85"><draw:frame draw:style-name="fr13" draw:name="Image17" text:anchor-type="as-char" svg:width="0.82cm" svg:height="0.873cm" draw:z-index="0"><draw:image xlink:href="Pictures/100000000000001F00000021255C3F18.png" xlink:type="simple" xlink:show="embed" xlink:actuate="onLoad"/></draw:frame></text:p>
          </table:table-cell>
          <table:table-cell table:style-name="Table20.A1" office:value-type="string">
            <text:p text:style-name="P2"><text:span text:style-name="OO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85"><draw:frame draw:style-name="fr13" draw:name="Image18" text:anchor-type="as-char" svg:width="0.794cm" svg:height="0.847cm" draw:z-index="0"><draw:image xlink:href="Pictures/100000000000001E0000002081D7DD76.png" xlink:type="simple" xlink:show="embed" xlink:actuate="onLoad"/></draw:frame></text:p>
          </table:table-cell>
          <table:table-cell table:style-name="Table20.A1" office:value-type="string">
            <text:p text:style-name="P2">Pokud chceme v dokumentu (nebo vybraném textu) současně provést kontrolu pravopisu i gramatiky, klepneme na tlačítko <text:span text:style-name="OO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P15">Nástroj pro kontrolu pravopisu má i několik dalších funkcí:</text:p>
      <text:list xml:id="list63945457" text:style-name="OOoBullets_20_1">
        <text:list-item text:start-value="1">
          <text:p text:style-name="P117">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p text:style-name="P116"><text:alphabetical-index-mark text:string-value="slovník"/>Slovník jazyka (například anglický, německý či francouzský) můžeme změnit v dialogovém okně Kontrola pravopisu a gramatiky.</text:p>
        </text:list-item>
        <text:list-item>
          <text:p text:style-name="P129">Do slovníku můžeme přidávat nová slova. Klepneme na <text:span text:style-name="OOoMenuPath">Přidat do slovníku</text:span> v dialogovém okně Kontrola pravopisu a gramatiky nebo v místní nabídce.</text:p>
        </text:list-item>
        <text:list-item>
          <text:p text:style-name="P129">Klepnutím na tlačítko <text:span text:style-name="OOoMenuPath">Možnosti</text:span> v okně Kontrola pravopisu a gramatiky otevřeme dialogové okno podobné oknu <text:span text:style-name="OO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132">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OOoEmphasis">Writer Guide</text:span>.</text:p>
        </text:list-item>
      </text:list>
      <text:p text:style-name="P2">Používání nástrojů na kontrolu pravopisu a gramatiky je podrobně vysvětleno v kapitole 3 Working with Text příručky <text:span text:style-name="OOoEmphasis">Writer Guide</text:span>.</text:p>
      <text:h text:style-name="P114" text:outline-level="2"><text:bookmark-start text:name="__RefHeading__19510_697337876"/>Používání vestavěných jazykových nástrojů<text:bookmark-end text:name="__RefHeading__19510_697337876"/></text:h>
      <text:p text:style-name="P35">Program Writer poskytuje několik nástrojů, které usnadňují práci, pokud v dokumentu použijeme více jazyků, nebo pokud dokumenty píšeme v různých jazycích.</text:p>
      <text:p text:style-name="P35">Hlavní výhodou změny jazyka je, že můžeme používat odpovídající slovníky pro kontrolu pravopisu a používat lokalizované verze tabulek náhrad pro automatické opravy, slovníky synonym a pravidla dělení slov.</text:p>
      <text:p text:style-name="P35">Pro jeden odstavec nebo skupinu znaků můžeme také nastavit jazyk <text:span text:style-name="OOoMenuPath">Žádný (bez kontroly pravopisu)</text:span>. Tato možnost je užitečná zejména tehdy, když do textu vkládáme webové adresy nebo úseky napsané v programovacím jazyce, ve kterých není vhodné kontrolovat pravopis.</text:p>
      <text:p text:style-name="P2">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OOoEmphasis">Writer Guide</text:span>.</text:p>
      <text:p text:style-name="P91">Volbou <text:span text:style-name="OOoMenuPath">Nástroje &gt; Jazyk</text:span> v hlavní nabídce je možné nastavit požadovaný jazyk pro celý dokument, jednotlivé odstavce, a dokonce i pro jednotlivá slova a znaky.</text:p>
      <text:p text:style-name="P2">Dalším způsobem, jakým se dá změnit jazyk v celém dokumentu, je použít nabídku <text:span text:style-name="OOoMenuPath">Nástroje &gt; Možnosti &gt; Jazyková nastavení &gt; Jazyky</text:span>. V části <text:span text:style-name="OOoEmphasis">Výchozí jazyky pro dokumenty</text:span> můžeme vybrat jazyk pro ty části dokumentu, které jazyk nemají explicitně nastavený.</text:p>
      <text:p text:style-name="P2"><text:soft-page-break/>Kontrola pravopisu je dostupná pouze pro ty jazyky ze seznamu, které u svého názvu mají symbol <text:span text:style-name="T8"/> <draw:frame draw:style-name="fr19" draw:name="graphics28" text:anchor-type="as-char" svg:y="-0.741cm" svg:width="0.688cm" svg:height="0.688cm" draw:z-index="0"><draw:image xlink:href="Pictures/100000000000001500000015CF426DA0.png" xlink:type="simple" xlink:show="embed" xlink:actuate="onLoad"/></draw:frame> <text:span text:style-name="T8"/>. Pokud se tento symbol vedle požadovaného jazyka nenachází, není nainstalován příslušný slovník; ten můžeme nainstalovat pomocí <text:span text:style-name="OOoMenuPath">Nástroje &gt; Jazyk &gt; Další slovníky online</text:span>.</text:p>
      <text:p text:style-name="P2">Jazyk používaný pro kontrolu pravopisu se také zobrazuje ve stavovém řádku u názvu používaného stylu stránky.</text:p>
      <text:h text:style-name="P109"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P2">Funkce automatických oprav programu Writer využívá obsáhlý seznam častých překlepů a chyb, které automaticky opravuje. Například „čeksý“ se automaticky změní na „český“.</text:p>
      <text:p text:style-name="P2">Automatické opravy jsou po nainstalování programu Writer zapnuté. Chceme-li je vypnout, zrušíme zaškrtnutí možnosti <text:span text:style-name="OOoMenuPath">Formát &gt; Automatické opravy &gt; Při psaní</text:span>.</text:p>
      <text:p text:style-name="P2">Volbou <text:span text:style-name="OOoMenuPath">Nástroje &gt; Nastavení automatických oprav</text:span> otevřeme dialogové okno Automatické opravy. V něm můžeme zvolit, které řetězce textu mají být opravovány a jak. Ve většině případů vyhovují výchozí nastavení.</text:p>
      <text:p text:style-name="P2">Chceme-li zabránit nahrazování určitých slov, přejdeme na záložku <text:span text:style-name="OOoMenuPath">Nahradit</text:span>, vybereme požadovanou dvojici slov a klepneme na <text:span text:style-name="OOoMenuPath">Smazat</text:span>.</text:p>
      <text:p text:style-name="P2">Chceme-li přidat do seznamu nové pravidlo, zadáme chybně psané slovo do pole <text:span text:style-name="OOoEmphasis">Nahradit</text:span>, do pole <text:span text:style-name="OOoEmphasis">Za</text:span> zadáme správně napsané slovo a klepneme na <text:span text:style-name="OOoMenuPath">Nový</text:span>.</text:p>
      <text:p text:style-name="P2">Na ostatních záložkách dialogového okna je možné pro automatické opravy nastavit mnoho dalších možností.</text:p>
      <table:table table:name="Table48" table:style-name="Table48">
        <table:table-column table:style-name="Table48.A"/>
        <table:table-column table:style-name="Table48.B"/>
        <table:table-row>
          <table:table-cell table:style-name="Table48.A1" office:value-type="string">
            <text:p text:style-name="P66">Tip</text:p>
          </table:table-cell>
          <table:table-cell table:style-name="Table48.B1" office:value-type="string">
            <text:p text:style-name="P21">Automatické opravy lze také použít ke <text:alphabetical-index-mark text:string-value="speciální znaky"/>vkládání speciálních znaků. Například (c) se automaticky změní na ©. Můžeme přidat vlastní speciální znaky.</text:p>
          </table:table-cell>
        </table:table-row>
      </table:table>
      <text:h text:style-name="P109" text:outline-level="2"><text:bookmark-start text:name="__RefHeading__19514_697337876"/>Používání dokončování slov<text:bookmark-end text:name="__RefHeading__19514_697337876"/></text:h>
      <text:p text:style-name="P30">Pokud máme zapnuté Dokončování slov, program Writer se pokusí odhadnout, jaké slovo se chystáme napsat a nabídne nám jeho dokončení. Chceme-li návrh přijmout stiskneme <text:span text:style-name="OOoKeystroke">Enter</text:span>. V opačném případě pokračujeme v psaní.</text:p>
      <text:p text:style-name="P2">Chceme-li dokončování vypnout, zvolíme <text:span text:style-name="OOoMenuPath">Nástroje &gt; Nastavení automatických oprav &gt; Dokončování slov</text:span> a zrušíme zaškrtnutí pole <text:span text:style-name="OOoMenuPath">Povolit dokončování slov</text:span>.</text:p>
      <text:p text:style-name="P15">Dokončování slov lze nastavit na záložce <text:span text:style-name="OOoEmphasis">Dokončování slov</text:span> dialogového okna Automatické opravy:</text:p>
      <text:list xml:id="list1652067981" text:style-name="OOoBullets_20_1">
        <text:list-item>
          <text:p text:style-name="P119">Automatické přidání mezery za přijaté slovo.</text:p>
        </text:list-item>
      </text:list>
      <text:list xml:id="list59415119" text:style-name="OOoBullets_20_1">
        <text:list-item>
          <text:p text:style-name="P127">Zobrazení navrženého slova formou tipu (objeví se nad slovem) místo dokončování textu při psaní.</text:p>
        </text:list-item>
        <text:list-item>
          <text:p text:style-name="P129">Shromažďování slov při práci na dokumentu, která později můžeme uložit a použít v jiných dokumentech nebo která můžeme nechat při zavírání dokumentu ze seznamu odstranit.</text:p>
        </text:list-item>
        <text:list-item>
          <text:p text:style-name="P127">Změna maximálního počtu zapamatovaných slov pro dokončování slov a délka nejkratšího slova, které se má pamatovat.</text:p>
        </text:list-item>
        <text:list-item>
          <text:p text:style-name="P127">Smazání některých položek ze seznamu pro dokončování slov.</text:p>
        </text:list-item>
        <text:list-item>
          <text:p text:style-name="P130">Změna klávesy, která přijímá navržené položky – možnosti jsou <text:span text:style-name="OOoKeystroke">šipka doprava</text:span> a klávesy <text:span text:style-name="OOoKeystroke">End</text:span>, <text:span text:style-name="OOoKeystroke">Enter</text:span> <text:span text:style-name="OOoKeystroke">(Return)</text:span> a <text:span text:style-name="OOoKeystroke">Mezerník</text:span>.</text:p>
        </text:list-item>
      </text:list>
      <table:table table:name="Table24" table:style-name="Table24">
        <table:table-column table:style-name="Table24.A"/>
        <table:table-column table:style-name="Table24.B"/>
        <table:table-row>
          <table:table-cell table:style-name="Table24.A1" office:value-type="string">
            <text:p text:style-name="P66">Poznámka</text:p>
          </table:table-cell>
          <table:table-cell table:style-name="Table24.B1" office:value-type="string">
            <text:p text:style-name="P21">K automatickému dokončení dojde až poté, co slovo v dokumentu napíšete podruhé.</text:p>
          </table:table-cell>
        </table:table-row>
      </table:table>
      <text:h text:style-name="P109" text:outline-level="2"><text:bookmark-start text:name="__RefHeading__19516_697337876"/><text:soft-page-break/><text:reference-mark-start text:name="using autotext"/>Používání automatického textu<text:bookmark-end text:name="__RefHeading__19516_697337876"/><text:reference-mark-end text:name="using autotext"/></text:h>
      <text:p text:style-name="P2">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OOoEmphasis">F3</text:span>.</text:p>
      <text:p text:style-name="P2">Automatický text je užitečný zejména tehdy, pokud je propojen s poli. Více informací se nachází v kapitole 14 Working with Fields příručky <text:span text:style-name="OOoEmphasis">Writer Guide</text:span>.</text:p>
      <text:h text:style-name="P101" text:outline-level="3">Vytváření automatického textu</text:h>
      <text:p text:style-name="P15">Chceme-li nějaký text uložit jako automatický text:</text:p>
      <text:list xml:id="list2087902904" text:style-name="OOoNum_20_123">
        <text:list-item text:start-value="1">
          <text:p text:style-name="P107">Napíšeme text do dokumentu.</text:p>
        </text:list-item>
        <text:list-item>
          <text:p text:style-name="P134">Vybereme ho.</text:p>
        </text:list-item>
        <text:list-item>
          <text:p text:style-name="P134">Zvolíme <text:span text:style-name="OOoMenuPath">Úpravy &gt; Automatický text</text:span> (nebo stiskneme <text:span text:style-name="OOoKeystroke">Ctrl</text:span><text:span text:style-name="OOoEmphasis">+F3</text:span>).</text:p>
        </text:list-item>
        <text:list-item>
          <text:p text:style-name="P136">V dialogovém okně Automatický text zadáme název automatického textu do pole <text:span text:style-name="OOoEmphasis">Název</text:span>. Writer navrhne jednopísmennou zkratku, kterou můžeme změnit.</text:p>
        </text:list-item>
        <text:list-item>
          <text:p text:style-name="P136">Ve velkém poli na levé straně zvolíme pro položku automatického textu kategorii, například <text:span text:style-name="OOoEmphasis">Můj automatický text</text:span>.</text:p>
        </text:list-item>
        <text:list-item>
          <text:p text:style-name="P134">Klepneme na tlačítko <text:span text:style-name="OOoMenuPath">Automatický text</text:span> na pravé straně a z nabídky zvolíme <text:span text:style-name="OOoMenuPath">Nový (pouze text)</text:span>.</text:p>
        </text:list-item>
        <text:list-item>
          <text:p text:style-name="P138">Klepnutím na <text:span text:style-name="OOoMenuPath">Zavřít</text:span> se vrátíme do dokumentu.</text:p>
        </text:list-item>
      </text:list>
      <table:table table:name="Table46" table:style-name="Table46">
        <table:table-column table:style-name="Table46.A"/>
        <table:table-column table:style-name="Table46.B"/>
        <table:table-row>
          <table:table-cell table:style-name="Table46.A1" office:value-type="string">
            <text:p text:style-name="P66">Tip</text:p>
          </table:table-cell>
          <table:table-cell table:style-name="Table46.B1" office:value-type="string">
            <text:p text:style-name="P21">Pokud se v nabídce tlačítka Automatický text nachází pouze položka Importovat, znamená to, že jsme buď nezadali název automatického textu, nebo jsme v dokumentu nevybrali žádný text.</text:p>
          </table:table-cell>
        </table:table-row>
      </table:table>
      <text:h text:style-name="P101" text:outline-level="3">Vkládání automatického textu</text:h>
      <text:p text:style-name="P2">Chceme-li automatický text vložit, napíšeme jeho zkratku a stiskneme <text:span text:style-name="OOoKeystroke">F3</text:span>.</text:p>
      <text:h text:style-name="P123" text:outline-level="1"><text:bookmark-start text:name="__RefHeading__19518_697337876"/>Formátování textu<text:bookmark-end text:name="__RefHeading__19518_697337876"/></text:h>
      <text:h text:style-name="P109" text:outline-level="2"><text:bookmark-start text:name="__RefHeading__19520_697337876"/>Doporučuje se používat styly<text:bookmark-end text:name="__RefHeading__19520_697337876"/></text:h>
      <text:p text:style-name="P2">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able:table table:name="Table25" table:style-name="Table25">
        <table:table-column table:style-name="Table25.A"/>
        <table:table-column table:style-name="Table25.B"/>
        <table:table-row>
          <table:table-cell table:style-name="Table25.A1" office:value-type="string">
            <text:p text:style-name="P66">Upozornění</text:p>
            <text:p text:style-name="P66"><draw:frame draw:style-name="fr19" draw:name="graphics33" text:anchor-type="as-char" svg:y="-0.669cm" svg:width="1.094cm" svg:height="1.011cm" draw:z-index="0"><draw:image xlink:href="Pictures/10000201000000500000004A5CA4FE42.png" xlink:type="simple" xlink:show="embed" xlink:actuate="onLoad"/></draw:frame></text:p>
          </table:table-cell>
          <table:table-cell table:style-name="Table25.B1" office:value-type="string">
            <text:p text:style-name="P21">Ruční formátování (také nazývané <text:span text:style-name="OOoEmphasis">přímé formátování</text:span>) má přednost před styly a není možné ho použitím stylu odstranit.</text:p>
          </table:table-cell>
        </table:table-row>
      </table:table>
      <text:p text:style-name="P2">Ve Writeru je k dispozici několik typů stylů pro různé typy prvků: znaky, odstavce, stránky, rámce a seznamy. Více informací se nachází v kapitole 3 Používání stylů a šablon v této knize a v kapitolách 6 a 7 příručky <text:span text:style-name="OOoEmphasis">Writer Guide</text:span>.</text:p>
      <text:h text:style-name="P109" text:outline-level="2"><text:bookmark-start text:name="__RefHeading__19522_697337876"/><text:soft-page-break/>Formátování odstavců<text:bookmark-end text:name="__RefHeading__19522_697337876"/></text:h>
      <text:p text:style-name="P2">Pomocí tlačítek na nástrojové liště Formátování a na panelu Odstavec v části Vlastnosti postranní lišty můžeme na odstavce použít řadu nástrojů na formátování (<text:span text:style-name="T9">obrázek <text:sequence-ref text:reference-format="category-and-value" text:ref-name="refFigure4">5</text:sequence-ref></text:span>). <text:sequence-ref text:reference-format="category-and-value" text:ref-name="refFigure18">Obrázek 19</text:sequence-ref> zobrazuje lištu Formátování v podobě plovoucí lišty, přizpůsobené tak, aby zobrazovala pouze ikony pro formátování odstavce. Vzhled tlačítek může být v různých operačních systémech rozdílný, přičemž jejich velikost a styl můžeme vybrat pomocí nabídky <text:span text:style-name="OOoMenuPath">Nástroje &gt; Možnosti &gt; LibreOffice &gt; Zobrazení</text:span>.</text:p>
      <text:p text:style-name="P94"><draw:frame draw:style-name="fr3" draw:name="Frame13" text:anchor-type="as-char" svg:width="14.873cm" draw:z-index="0"><draw:text-box fo:min-height="6.036cm"><text:p text:style-name="P38"><draw:frame draw:style-name="fr13" draw:name="Image19" text:anchor-type="as-char" svg:width="13.6cm" svg:height="3.096cm" draw:z-index="0"><draw:image xlink:href="Pictures/1000000000000202000000754554B7FE.png" xlink:type="simple" xlink:show="embed" xlink:actuate="onLoad"/></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OOoTableText_28_CaptionNumber_29_">1</text:p></table:table-cell><table:table-cell table:style-name="Table27.A1" table:number-rows-spanned="2" office:value-type="string"><text:p text:style-name="OOoTableText_28_Caption_29_">Otevřít okno Styly a formátování</text:p></table:table-cell><table:table-cell table:style-name="Table27.A1" office:value-type="string"><text:p text:style-name="OOoTableText_28_CaptionNumber_29_">5</text:p></table:table-cell><table:table-cell table:style-name="Table27.A1" office:value-type="string"><text:p text:style-name="OOoTableText_28_Caption_29_">Zarovnat vpravo</text:p></table:table-cell><table:table-cell table:style-name="Table27.A1" office:value-type="string"><text:p text:style-name="OOoTableText_28_CaptionNumber_29_">10</text:p></table:table-cell><table:table-cell table:style-name="Table27.A1" office:value-type="string"><text:p text:style-name="OOoTableText_28_Caption_29_">Číslování zap/vyp</text:p></table:table-cell></table:table-row><table:table-row table:style-name="Table27.1"><table:table-cell table:style-name="Table27.A1" office:value-type="string"><text:p text:style-name="OOoTableText_28_CaptionNumber_29_"/></table:table-cell><table:covered-table-cell/><table:table-cell table:style-name="Table27.A1" office:value-type="string"><text:p text:style-name="OOoTableText_28_CaptionNumber_29_">6</text:p></table:table-cell><table:table-cell table:style-name="Table27.A1" office:value-type="string"><text:p text:style-name="OOoTableText_28_Caption_29_">Do bloku</text:p></table:table-cell><table:table-cell table:style-name="Table27.A1" office:value-type="string"><text:p text:style-name="OOoTableText_28_CaptionNumber_29_">11</text:p></table:table-cell><table:table-cell table:style-name="Table27.A1" office:value-type="string"><text:p text:style-name="OOoTableText_28_Caption_29_">Odrážky zap/vyp</text:p></table:table-cell></table:table-row><table:table-row table:style-name="Table27.1"><table:table-cell table:style-name="Table27.A1" office:value-type="string"><text:p text:style-name="OOoTableText_28_CaptionNumber_29_">2</text:p></table:table-cell><table:table-cell table:style-name="Table27.A1" office:value-type="string"><text:p text:style-name="OOoTableText_28_Caption_29_">Použít styl</text:p></table:table-cell><table:table-cell table:style-name="Table27.A1" office:value-type="string"><text:p text:style-name="OOoTableText_28_CaptionNumber_29_">7</text:p></table:table-cell><table:table-cell table:style-name="Table27.A1" office:value-type="string"><text:p text:style-name="OOoTableText_28_Caption_29_">Řádkování: 1</text:p></table:table-cell><table:table-cell table:style-name="Table27.A1" office:value-type="string"><text:p text:style-name="OOoTableText_28_CaptionNumber_29_">12</text:p></table:table-cell><table:table-cell table:style-name="Table27.A1" office:value-type="string"><text:p text:style-name="OOoTableText_28_Caption_29_">Zmenšit odsazení</text:p></table:table-cell></table:table-row><table:table-row table:style-name="Table27.1"><table:table-cell table:style-name="Table27.A1" office:value-type="string"><text:p text:style-name="OOoTableText_28_CaptionNumber_29_">3</text:p></table:table-cell><table:table-cell table:style-name="Table27.A1" office:value-type="string"><text:p text:style-name="OOoTableText_28_Caption_29_">Zarovnat vlevo</text:p></table:table-cell><table:table-cell table:style-name="Table27.A1" office:value-type="string"><text:p text:style-name="OOoTableText_28_CaptionNumber_29_">8</text:p></table:table-cell><table:table-cell table:style-name="Table27.A1" office:value-type="string"><text:p text:style-name="OOoTableText_28_Caption_29_">Řádkování: 1,5</text:p></table:table-cell><table:table-cell table:style-name="Table27.A1" office:value-type="string"><text:p text:style-name="OOoTableText_28_CaptionNumber_29_">13</text:p></table:table-cell><table:table-cell table:style-name="Table27.A1" office:value-type="string"><text:p text:style-name="OOoTableText_28_Caption_29_">Zvětšit odsazení</text:p></table:table-cell></table:table-row><table:table-row table:style-name="Table27.1"><table:table-cell table:style-name="Table27.A1" office:value-type="string"><text:p text:style-name="OOoTableText_28_CaptionNumber_29_">4</text:p></table:table-cell><table:table-cell table:style-name="Table27.A1" office:value-type="string"><text:p text:style-name="OOoTableText_28_Caption_29_">Na střed</text:p></table:table-cell><table:table-cell table:style-name="Table27.A1" office:value-type="string"><text:p text:style-name="OOoTableText_28_CaptionNumber_29_">9</text:p></table:table-cell><table:table-cell table:style-name="Table27.A1" office:value-type="string"><text:p text:style-name="OOoTableText_28_Caption_29_">Řádkování: 2</text:p></table:table-cell><table:table-cell table:style-name="Table27.A1" office:value-type="string"><text:p text:style-name="OOoTableText_28_CaptionNumber_29_">14</text:p></table:table-cell><table:table-cell table:style-name="Table27.A1" office:value-type="string"><text:p text:style-name="OOoTableText_28_Caption_29_">Dialogové okno Odstavec</text:p></table:table-cell></table:table-row></table:table><text:p text:style-name="P19">Obrázek <text:sequence text:ref-name="refFigure18" text:name="Figure" text:formula="ooow:Figure+1" style:num-format="1">19</text:sequence>: Nástrojová lišta Formátování zobrazující tlačítka pro formátování odstavce</text:p></draw:text-box></draw:frame></text:p>
      <text:h text:style-name="P109" text:outline-level="2"><text:bookmark-start text:name="__RefHeading__19524_697337876"/>Formátování znaků<text:bookmark-end text:name="__RefHeading__19524_697337876"/></text:h>
      <text:p text:style-name="P2">Tlačítka na nástrojové liště Formátování můžeme použít i k formátování znaků. <text:sequence-ref text:reference-format="category-and-value" text:ref-name="refFigure19">Obrázek 20</text:sequence-ref> zobrazuje nástrojovou lištu formátování přizpůsobenou tak, aby obsahovala pouze tlačítka na formátování znaků. Tlačítka na formátování znaků se nacházejí také na panelu Znak v části Vlastnosti postranní lišty.</text:p>
      <text:p text:style-name="P2">Vzhled tlačítek může být v různých operačních systémech rozdílný, přičemž jejich velikost a styl můžeme vybrat pomocí nabídky <text:span text:style-name="OOoMenuPath">Nástroje &gt; Možnosti &gt; LibreOffice &gt; Zobrazení</text:span>.</text:p>
      <text:p text:style-name="P71"><draw:frame draw:style-name="fr3" draw:name="Frame16" text:anchor-type="as-char" svg:width="16.932cm" draw:z-index="0"><draw:text-box fo:min-height="5.544cm"><text:p text:style-name="OOoFigure"><draw:frame draw:style-name="fr12" draw:name="Image20" text:anchor-type="as-char" svg:width="16.932cm" svg:height="1.875cm" draw:z-index="0"><draw:image xlink:href="Pictures/10000000000002DB000000517DB2E00B.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tevřít okno Styly a formátování</text:p></table:table-cell><table:table-cell table:style-name="Table28.A1" office:value-type="string"><text:p text:style-name="OOoTableText_28_CaptionNumber_29_">6</text:p></table:table-cell><table:table-cell table:style-name="Table28.A1" office:value-type="string"><text:p text:style-name="OOoTableText_28_Caption_29_">Kurzíva</text:p></table:table-cell><table:table-cell table:style-name="Table28.A1" office:value-type="string"><text:p text:style-name="OOoTableText_28_CaptionNumber_29_">12</text:p></table:table-cell><table:table-cell table:style-name="Table28.A1" office:value-type="string"><text:p text:style-name="OOoTableText_28_Caption_29_">Barva písma</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7</text:p></table:table-cell><table:table-cell table:style-name="Table28.A1" office:value-type="string"><text:p text:style-name="OOoTableText_28_Caption_29_">Podtržené</text:p></table:table-cell><table:table-cell table:style-name="Table28.A1" office:value-type="string"><text:p text:style-name="OOoTableText_28_CaptionNumber_29_">13</text:p></table:table-cell><table:table-cell table:style-name="Table28.A1" office:value-type="string"><text:p text:style-name="OOoTableText_28_Caption_29_">Zvýraznění</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Použít styl</text:p></table:table-cell><table:table-cell table:style-name="Table28.A1" office:value-type="string"><text:p text:style-name="OOoTableText_28_CaptionNumber_29_">8</text:p></table:table-cell><table:table-cell table:style-name="Table28.A1" office:value-type="string"><text:p text:style-name="OOoTableText_28_Caption_29_">Horní index</text:p></table:table-cell><table:table-cell table:style-name="Table28.A1" office:value-type="string"><text:p text:style-name="OOoTableText_28_CaptionNumber_29_">14</text:p></table:table-cell><table:table-cell table:style-name="Table28.A1" office:value-type="string"><text:p text:style-name="OOoTableText_28_Caption_29_">Barva pozadí</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Název písma</text:p></table:table-cell><table:table-cell table:style-name="Table28.A1" office:value-type="string"><text:p text:style-name="OOoTableText_28_CaptionNumber_29_">9</text:p></table:table-cell><table:table-cell table:style-name="Table28.A1" office:value-type="string"><text:p text:style-name="OOoTableText_28_Caption_29_">Dolní index</text:p></table:table-cell><table:table-cell table:style-name="Table28.A1" office:value-type="string"><text:p text:style-name="OOoTableText_28_CaptionNumber_29_">15</text:p></table:table-cell><table:table-cell table:style-name="Table28.A1" table:number-rows-spanned="2" office:value-type="string"><text:p text:style-name="OOoTableText_28_Caption_29_">Otevřít dialogové okno Znak</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Velikost písma</text:p></table:table-cell><table:table-cell table:style-name="Table28.A1" office:value-type="string"><text:p text:style-name="OOoTableText_28_CaptionNumber_29_">10</text:p></table:table-cell><table:table-cell table:style-name="Table28.A1" office:value-type="string"><text:p text:style-name="OOoTableText_28_Caption_29_">Zvětšit písmo</text:p></table:table-cell><table:table-cell table:style-name="Table28.A1" office:value-type="string"><text:p text:style-name="OOoTableText_28_CaptionNumber_29_"/></table:table-cell><table:covered-table-cell/></table:table-row><table:table-row table:style-name="Table28.1"><table:table-cell table:style-name="Table28.A1" office:value-type="string"><text:p text:style-name="OOoTableText_28_CaptionNumber_29_">5</text:p></table:table-cell><table:table-cell table:style-name="Table28.A1" office:value-type="string"><text:p text:style-name="OOoTableText_28_Caption_29_">Tučné</text:p></table:table-cell><table:table-cell table:style-name="Table28.A1" office:value-type="string"><text:p text:style-name="OOoTableText_28_CaptionNumber_29_">11</text:p></table:table-cell><table:table-cell table:style-name="Table28.A1" office:value-type="string"><text:p text:style-name="OOoTableText_28_Caption_29_">Zmenšit písmo</text:p></table:table-cell><table:table-cell table:style-name="Table28.A1" office:value-type="string"><text:p text:style-name="OOoTableText_28_CaptionNumber_29_"/></table:table-cell><table:table-cell table:style-name="Table28.A1" office:value-type="string"><text:p text:style-name="OOoTableText_28_Caption_29_"/></table:table-cell></table:table-row></table:table><text:p text:style-name="P19">Obrázek <text:sequence text:ref-name="refFigure19" text:name="Figure" text:formula="ooow:Figure+1" style:num-format="1">20</text:sequence>: Nástrojová lišta Formátování zobrazující tlačítka pro formátování znaků</text:p></draw:text-box></draw:frame></text:p>
      <table:table table:name="Table29" table:style-name="Table29">
        <table:table-column table:style-name="Table29.A"/>
        <table:table-column table:style-name="Table29.B"/>
        <table:table-row>
          <table:table-cell table:style-name="Table29.A1" office:value-type="string">
            <text:p text:style-name="P66">Tip</text:p>
          </table:table-cell>
          <table:table-cell table:style-name="Table29.B1" office:value-type="string">
            <text:p text:style-name="P21">Pokud chceme přímé formátování odstranit, vybereme text a zvolíme <text:span text:style-name="OOoMenuPath">Formát &gt; Odstranit přímé formátování</text:span> z hlavní nabídky, klepneme pravým tlačítkem a zvolíme <text:span text:style-name="OOoMenuPath">Odstranit přímé formátování</text:span> z místní nabídky nebo stiskneme klávesy <text:span text:style-name="OOoKeystroke">Ctrl + M</text:span>.</text:p>
          </table:table-cell>
        </table:table-row>
      </table:table>
      <text:h text:style-name="P109" text:outline-level="2"><text:bookmark-start text:name="__RefHeading__19526_697337876"/>Automatický formát<text:bookmark-end text:name="__RefHeading__19526_697337876"/></text:h>
      <text:p text:style-name="P2">Program Writer je možné nastavit tak, aby automaticky formátoval části dokumentu podle možností na záložce Možnosti v dialogovém okně Automatické opravy (<text:span text:style-name="OOoMenuPath">Nástroje &gt; Nastavení automatických oprav</text:span>).</text:p>
      <table:table table:name="Table43" table:style-name="Table43">
        <table:table-column table:style-name="Table43.A"/>
        <table:table-column table:style-name="Table43.B"/>
        <text:soft-page-break/>
        <table:table-row>
          <table:table-cell table:style-name="Table43.A1" office:value-type="string">
            <text:p text:style-name="P66">Tip</text:p>
          </table:table-cell>
          <table:table-cell table:style-name="Table43.B1" office:value-type="string">
            <text:p text:style-name="P21">Pokud se v dokumentu objeví neočekávané změny formátování, tato nastavení jsou prvním místem, kde hledat jejich příčinu.</text:p>
          </table:table-cell>
        </table:table-row>
      </table:table>
      <text:p text:style-name="P2">Všechny tyto možnosti, stejně jako návod na zapnutí automatického formátu, jsou popsány v nápovědě. Mezi časté nechtěné nebo neočekávané změny formátování patří:</text:p>
      <text:list xml:id="list1859287056" text:style-name="OOoBullets_20_1">
        <text:list-item text:start-value="1">
          <text:p text:style-name="P116">Vodorovné čáry. Pokud napíšeme do jednoho řádku tři nebo více spojovníků (---), podtržítek (___) nebo znaků rovná se (===) a pak stiskneme <text:span text:style-name="OOoKeystroke">Enter</text:span>, odstavec bude nahrazen vodorovnou čarou přes celou šířku stránky. Vytvořená čára je dolním ohraničením předchozího odstavce.</text:p>
        </text:list-item>
        <text:list-item>
          <text:p text:style-name="P130">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OOoEmphasis">Výchozí</text:span>, <text:span text:style-name="OOoEmphasis">Tělo textu</text:span> nebo <text:span text:style-name="OOoEmphasis">Odsazení těla textu</text:span>.</text:p>
        </text:list-item>
      </text:list>
      <text:p text:style-name="P2">Chceme-li automatické formátování zapnout nebo vypnout, zvolíme <text:span text:style-name="OOoMenuPath">Formát &gt; Automatické opravy</text:span> a zapneme či vypneme příslušné položky v seznamu.</text:p>
      <text:h text:style-name="P115" text:outline-level="2"><text:bookmark-start text:name="__RefHeading__19528_697337876"/>Vytváření číslovaných nebo odrážkových seznamů<text:bookmark-end text:name="__RefHeading__19528_697337876"/></text:h>
      <text:p text:style-name="P15">Číslované nebo odrážkové seznamy je možné vytvořit několika způsoby:</text:p>
      <text:list xml:id="list1489912453" text:style-name="OOoBullets_20_1">
        <text:list-item text:start-value="1">
          <text:p text:style-name="P116">Pomocí automatického formátování popsaného výše.</text:p>
        </text:list-item>
        <text:list-item>
          <text:p text:style-name="P127">Pomocí stylů seznamu (číslování), jak to popisuje kapitola 6 Introduction to Styles a kapitola 7 Working with Styles příručky <text:span text:style-name="OOoEmphasis">Writer Guide</text:span>.</text:p>
        </text:list-item>
        <text:list-item>
          <text:p text:style-name="P130">Pomocí tlačítek <text:span text:style-name="OOoMenuPath">Číslování</text:span> a <text:span text:style-name="OOoMenuPath">Odrážky</text:span> na nástrojové liště Formátování (<text:sequence-ref text:reference-format="category-and-value" text:ref-name="refFigure18">obrázek 19</text:sequence-ref>) nebo na panelu odstavec v části Vlastnosti postranní lišty: vybereme odstavce a poté klepneme na příslušné tlačítko na liště nebo na postranní liště.</text:p>
        </text:list-item>
      </text:list>
      <table:table table:name="Table30" table:style-name="Table30">
        <table:table-column table:style-name="Table30.A"/>
        <table:table-column table:style-name="Table30.B"/>
        <table:table-row>
          <table:table-cell table:style-name="Table30.A1" office:value-type="string">
            <text:p text:style-name="P66">Poznámka</text:p>
          </table:table-cell>
          <table:table-cell table:style-name="Table30.B1" office:value-type="string">
            <text:p text:style-name="P21">Je na našem uvážení, zda nejdříve napíšeme text, a pak nastavíme číslování nebo odrážky, nebo to uděláme během psaní.</text:p>
          </table:table-cell>
        </table:table-row>
      </table:table>
      <text:h text:style-name="P101" text:outline-level="3">Používání nástrojové lišty Odrážky a číslování</text:h>
      <text:p text:style-name="P2">Můžeme vytvářet i vnořené seznamy (když má jedna nebo více položek seznamu podseznam, jako například v osnově), a to pomocí tlačítek na nástrojové liště Odrážky a číslování (<text:sequence-ref text:reference-format="category-and-value" text:ref-name="refFigure20">obrázek 21</text:sequence-ref>). Položky lze posouvat v seznamu nahoru nebo dolů, vytvářet podpoložky, měnit styl odrážek<text:span text:style-name="T13">nebo otevřít dialogové okno Odrážky a číslování, které obsahuje další podrobná nastavení</text:span>. Nástrojovou lištu zobrazíme pomocí <text:span text:style-name="OOoMenuPath">Zobrazit &gt; Nástrojové lišty &gt; Odrážky a číslování</text:span>.</text:p>
      <table:table table:name="Table31" table:style-name="Table31">
        <table:table-column table:style-name="Table31.A"/>
        <table:table-column table:style-name="Table31.B"/>
        <table:table-row>
          <table:table-cell table:style-name="Table31.A1" office:value-type="string">
            <text:p text:style-name="P66">Poznámka</text:p>
          </table:table-cell>
          <table:table-cell table:style-name="Table31.B1" office:value-type="string">
            <text:p text:style-name="P21">Pokud nám automatické číslování a odrážky nevyhovují, můžeme je dočasně vypnout tím, že zrušíme zaškrtnutí <text:span text:style-name="OOoMenuPath">Formát &gt; Automatické opravy &gt; Při psaní</text:span>.</text:p>
          </table:table-cell>
        </table:table-row>
      </table:table>
      <text:h text:style-name="OOoHeading_20_3" text:outline-level="3">Formátování odrážek a číslování pomocí postranní lišty</text:h>
      <text:p text:style-name="P11">K vytváření vnořených seznamů a k přístupu k dialogovému oknu Odrážky a číslování můžeme použít také vlastnosti Odrážky a číslování <text:span text:style-name="T12">(rozbalovací seznamy nebo nástrojů) </text:span>na<text:span text:style-name="T12"/><text:span text:style-name="T13"/> panelu Odstavec karty Vlastnosti postranní lišty. <text:span text:style-name="T13">Postranní lišta však neobsahuje nástroje pro změnu úrovně položky seznamu</text:span>, které se nacházejí na liště Odrážky a číslování.</text:p>
      <text:p text:style-name="P71"><text:soft-page-break/><draw:frame draw:style-name="fr7" draw:name="Frame17" text:anchor-type="as-char" svg:width="16.932cm" draw:z-index="1"><draw:text-box fo:min-height="5.928cm"><text:p text:style-name="OOoFigure"><draw:frame draw:style-name="fr13" draw:name="graphics19" text:anchor-type="as-char" svg:width="8.331cm" svg:height="2.489cm" draw:z-index="2"><draw:image xlink:href="Pictures/100000000000013B0000005E87A6E452.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O úroveň výše</text:p></table:table-cell><table:table-cell table:style-name="Table32.A1" table:number-rows-spanned="2" office:value-type="string"><text:p text:style-name="P20">5</text:p></table:table-cell><table:table-cell table:style-name="Table32.A1" table:number-rows-spanned="2" office:value-type="string"><text:p text:style-name="OOoTableText_28_Caption_29_">Vložit nečíslovanou položku</text:p></table:table-cell><table:table-cell table:style-name="Table32.A1" office:value-type="string"><text:p text:style-name="P20">8</text:p></table:table-cell><table:table-cell table:style-name="Table32.A1" office:value-type="string"><text:p text:style-name="OOoTableText_28_Caption_29_">Přesunout nahoru včetně podčástí</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O úroveň níže</text:p></table:table-cell><table:covered-table-cell/><table:covered-table-cell/><table:table-cell table:style-name="Table32.A1" office:value-type="string"><text:p text:style-name="P20">9</text:p></table:table-cell><table:table-cell table:style-name="Table32.A1" office:value-type="string"><text:p text:style-name="OOoTableText_28_Caption_29_">Přesunout dolů včetně podčástí</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O úroveň výše včetně podčástí</text:p></table:table-cell><table:table-cell table:style-name="Table32.A1" office:value-type="string"><text:p text:style-name="P20">6</text:p></table:table-cell><table:table-cell table:style-name="Table32.A1" office:value-type="string"><text:p text:style-name="OOoTableText_28_Caption_29_">Přesunout nahoru</text:p></table:table-cell><table:table-cell table:style-name="Table32.A1" office:value-type="string"><text:p text:style-name="P20">10</text:p></table:table-cell><table:table-cell table:style-name="Table32.A1" office:value-type="string"><text:p text:style-name="OOoTableText_28_Caption_29_">Restartovat číslování</text:p></table:table-cell></table:table-row><table:table-row table:style-name="Table32.4"><table:table-cell table:style-name="Table32.A1" office:value-type="string"><text:p text:style-name="OOoTableText_28_CaptionNumber_29_">4</text:p></table:table-cell><table:table-cell table:style-name="Table32.A1" office:value-type="string"><text:p text:style-name="OOoTableText_28_Caption_29_">O úroveň níže včetně podčástí</text:p></table:table-cell><table:table-cell table:style-name="Table32.A1" office:value-type="string"><text:p text:style-name="P20">7</text:p></table:table-cell><table:table-cell table:style-name="Table32.A1" office:value-type="string"><text:p text:style-name="OOoTableText_28_Caption_29_">Přesunout dolů</text:p></table:table-cell><table:table-cell table:style-name="Table32.A1" office:value-type="string"><text:p text:style-name="P20">11</text:p></table:table-cell><table:table-cell table:style-name="Table32.A1" office:value-type="string"><text:p text:style-name="OOoTableText_28_Caption_29_">Odrážky a číslování</text:p></table:table-cell></table:table-row></table:table><text:p text:style-name="P83">Obrázek <text:sequence text:ref-name="refFigure20" text:name="Figure" text:formula="ooow:Figure+1" style:num-format="1">21</text:sequence>: Nástrojová lišta Odrážky a číslování</text:p></draw:text-box></draw:frame></text:p>
      <text:h text:style-name="P109" text:outline-level="2"><text:bookmark-start text:name="__RefHeading__19530_697337876"/>Dělení slov<text:bookmark-end text:name="__RefHeading__19530_697337876"/></text:h>
      <text:p text:style-name="P15">Dělení slov je možné provádět několika způsoby: nechat program Writer, aby slova dělil automaticky (pomocí slovníků pro dělení slov), vkládat ručně volitelná rozdělení nebo slova nedělit vůbec.</text:p>
      <text:h text:style-name="P101" text:outline-level="3">Automatické dělení slov</text:h>
      <text:p text:style-name="P15">Chceme-li automatické dělení slov zapnout nebo vypnout:</text:p>
      <text:list xml:id="list1656943753" text:style-name="OOoNum_20_123">
        <text:list-item text:start-value="1">
          <text:p text:style-name="P106">Stiskneme <text:span text:style-name="OOoKeystroke">F11</text:span> (<text:span text:style-name="OOoKeystroke">⌘+T</text:span> v systému Mac), čímž otevřeme okno Styly a formátování, nebo, je-li otevřená postranní lišta, klepneme na záložku <text:span text:style-name="OOoMenuPath">Styly a formátování</text:span>, čímž otevřeme část Styly a formátování.</text:p>
        </text:list-item>
        <text:list-item>
          <text:p text:style-name="P135">Na záložce Styly odstavce (obrázek <text:sequence-ref text:reference-format="value" text:ref-name="refFigure21">22</text:sequence-ref>) klepneme pravým tlačítkem na <text:span text:style-name="OOoMenuPath">Výchozí styl</text:span> a vybereme <text:span text:style-name="OOoMenuPath">Upravit</text:span>.</text:p>
        </text:list-item>
      </text:list>
      <text:p text:style-name="P71"><draw:frame draw:style-name="fr8" draw:name="Frame25" text:anchor-type="as-char" svg:width="6.299cm" draw:z-index="3"><draw:text-box fo:min-height="5.976cm"><text:p text:style-name="OOoFigureCaption"><draw:frame draw:style-name="fr12" draw:name="graphics16" text:anchor-type="as-char" svg:width="6.299cm" svg:height="5.232cm" draw:z-index="4"><draw:image xlink:href="Pictures/10000000000000EE000000C6D7F825DE.png" xlink:type="simple" xlink:show="embed" xlink:actuate="onLoad"/></draw:frame></text:p><text:p text:style-name="P43">Obrázek <text:sequence text:ref-name="refFigure21" text:name="Figure" text:formula="ooow:Figure+1" style:num-format="1">22</text:sequence>: Úprava stylu</text:p></draw:text-box></draw:frame></text:p>
      <text:list xml:id="list95521094043157" text:continue-numbering="true" text:style-name="OOoNum_20_123">
        <text:list-item>
          <text:p text:style-name="P135">V dialogovém okně Styl odstavce (obrázek <text:sequence-ref text:reference-format="value" text:ref-name="refFigure22">23</text:sequence-ref>) přejdeme na záložku <text:span text:style-name="OOoEmphasis">Tok textu</text:span>.</text:p>
        </text:list-item>
        <text:list-item>
          <text:p text:style-name="P137">V části Dělení slov vybereme nebo zrušíme výběr možnosti <text:span text:style-name="OOoMenuPath">Automaticky</text:span>. Klepneme na <text:span text:style-name="OOoMenuPath">OK</text:span>.</text:p>
        </text:list-item>
      </text:list>
      <text:p text:style-name="P37"><text:soft-page-break/><draw:frame draw:style-name="fr3" draw:name="Frame24" text:anchor-type="as-char" svg:width="15.342cm" draw:z-index="5"><draw:text-box fo:min-height="6.244cm"><text:p text:style-name="OOoFigureCaption"><draw:frame draw:style-name="fr25" draw:name="Graphic34" text:anchor-type="as-char" svg:width="15.342cm" svg:height="5.41cm" draw:z-index="6"><draw:image xlink:href="Pictures/1000000000000244000000CC000BC05F.png" xlink:type="simple" xlink:show="embed" xlink:actuate="onLoad"/></draw:frame></text:p><text:p text:style-name="P43">Obrázek <text:sequence text:ref-name="refFigure22" text:name="Figure" text:formula="ooow:Figure+1" style:num-format="1">23</text:sequence>: Zapínání automatického dělení slov</text:p></draw:text-box></draw:frame></text:p>
      <table:table table:name="Table33" table:style-name="Table33">
        <table:table-column table:style-name="Table33.A"/>
        <table:table-column table:style-name="Table33.B"/>
        <table:table-row>
          <table:table-cell table:style-name="Table33.A1" office:value-type="string">
            <text:p text:style-name="P66">Poznámka</text:p>
          </table:table-cell>
          <table:table-cell table:style-name="Table33.B1" office:value-type="string">
            <text:p text:style-name="P21">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text:span text:style-name="T11">Používáme styly a šablony</text:span>.</text:p>
          </table:table-cell>
        </table:table-row>
      </table:table>
      <text:p text:style-name="P32">Dělení slov můžeme nastavit také pomocí <text:span text:style-name="OOoMenuPath">Nástroje &gt; Možnosti &gt; Jazyková nastavení &gt; Pomůcky pro psaní</text:span>. V části Možnosti v dolní části dialogového okna najdeme nastavení dělení slov.</text:p>
      <text:p text:style-name="P41"><draw:frame draw:style-name="fr3" draw:name="Frame23" text:anchor-type="as-char" svg:width="13.919cm" draw:z-index="0"><draw:text-box fo:min-height="3.66cm"><text:p text:style-name="P42"><draw:frame draw:style-name="fr26" draw:name="graphics42" text:anchor-type="as-char" svg:width="13.809cm" svg:height="2.993cm" draw:z-index="0"><draw:image xlink:href="Pictures/10000000000001E2000000666AAFD569.png" xlink:type="simple" xlink:show="embed" xlink:actuate="onLoad"/></draw:frame></text:p><text:p text:style-name="P45">Obrázek <text:sequence text:ref-name="refFigure23" text:name="Figure" text:formula="ooow:Figure+1" style:num-format="1">24</text:sequence>: Nastavení možností dělení slov</text:p></draw:text-box></draw:frame></text:p>
      <text:p text:style-name="P2">Chceme-li změnit minimální počet znaků pro rozdělení, minimální počet znaků před zalomením řádku nebo minimální počet znaků za zalomením řádku, zvolíme v části Možnosti příslušnou položku a klepneme na tlačítko <text:span text:style-name="OOoMenuPath">Upravit</text:span>.</text:p>
      <text:p text:style-name="P2">Nastavení dělení slov v okně Pomůcky pro psaní se projeví pouze tehdy, když je dělení slov zapnuto pomocí stylů odstavce.</text:p>
      <text:h text:style-name="P101" text:outline-level="3">Ruční dělení slov</text:h>
      <text:p text:style-name="P2">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2">Chceme-li volitelné rozdělení vložit do slova, klepneme na místo, kde se má zobrazit a stiskneme <text:span text:style-name="OOoKeystroke">Ctrl + spojovník</text:span>. Slovo se rozdělí na daném místě, pokud se nachází na konci řádku, a to i tehdy, je-li automatické dělení slov pro daný odstavec vypnuto.</text:p>
      <text:h text:style-name="P123" text:outline-level="1"><text:bookmark-start text:name="__RefHeading__19534_697337876"/><text:soft-page-break/><text:alphabetical-index-mark text:string-value="formátování stránek"/>Formátování stránek<text:bookmark-end text:name="__RefHeading__19534_697337876"/></text:h>
      <text:p text:style-name="P33">Writer nabízí několik způsobů jak <text:alphabetical-index-mark text:string-value="rozvržení stránek"/>změnit rozvržení stránky: styly stránky, sloupce, rámce, tabulky a sekce. Více informací se nachází v kapitole 4 Formatting Pages příručky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66">Tip</text:p>
          </table:table-cell>
          <table:table-cell table:style-name="Table42.B1" office:value-type="string">
            <text:p text:style-name="P21">Zobrazení rozvržení stránky je přehlednější, jestliže v nabídce <text:span text:style-name="OOoMenuPath">Nástroje &gt; Možnosti &gt; LibreOffice &gt; Vzhled</text:span> zobrazíme hranice textu, objektů, tabulek a sekcí a v nabídce <text:span text:style-name="OOoMenuPath">Nástroje &gt; Možnosti &gt; LibreOffice Writer &gt; Pomůcky pro formátování</text:span> zapneme zobrazení konců odstavců, tabulátorů, zalomení a dalších položek.</text:p>
          </table:table-cell>
        </table:table-row>
      </table:table>
      <text:h text:style-name="P109" text:outline-level="2"><text:bookmark-start text:name="__RefHeading__19536_697337876"/>Jaký způsob rozvržení zvolit?<text:bookmark-end text:name="__RefHeading__19536_697337876"/></text:h>
      <text:p text:style-name="P2"><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P39">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3" draw:name="graphics24" text:anchor-type="as-char" svg:width="7.646cm" svg:height="6.588cm" draw:z-index="0"><draw:image xlink:href="Pictures/1000000000000121000000F96C22D137.png" xlink:type="simple" xlink:show="embed" xlink:actuate="onLoad"/></draw:frame></text:p>
          </table:table-cell>
        </table:table-row>
        <table:table-row table:style-name="Table34.1">
          <table:table-cell table:style-name="Table34.A1" office:value-type="string">
            <text:p text:style-name="P2">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3" draw:name="graphics25" text:anchor-type="as-char" svg:width="7.398cm" svg:height="6.987cm" draw:z-index="0"><draw:image xlink:href="Pictures/10000201000001200000010810EE5803.png" xlink:type="simple" xlink:show="embed" xlink:actuate="onLoad"/></draw:frame></text:p>
          </table:table-cell>
        </table:table-row>
        <text:soft-page-break/>
        <table:table-row table:style-name="Table34.3">
          <table:table-cell table:style-name="Table34.A1" office:value-type="string">
            <text:p text:style-name="P2">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4"><draw:frame draw:style-name="fr13" draw:name="graphics26" text:anchor-type="as-char" svg:width="7.62cm" svg:height="6.932cm" draw:z-index="0"><draw:image xlink:href="Pictures/100000000000012000000106D82A4C99.png" xlink:type="simple" xlink:show="embed" xlink:actuate="onLoad"/></draw:frame></text:p>
          </table:table-cell>
        </table:table-row>
        <table:table-row table:style-name="Table34.1">
          <table:table-cell table:style-name="Table34.A1" office:value-type="string">
            <text:p text:style-name="P2">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3" draw:name="graphics27" text:anchor-type="as-char" svg:width="7.414cm" svg:height="7.038cm" draw:z-index="0"><draw:image xlink:href="Pictures/10000201000001220000010ADACD3E6B.png" xlink:type="simple" xlink:show="embed" xlink:actuate="onLoad"/></draw:frame></text:p>
          </table:table-cell>
        </table:table-row>
      </table:table>
      <text:h text:style-name="P109"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P27">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h text:style-name="P101" text:outline-level="3">Vkládání záhlaví nebo zápatí</text:h>
      <text:p text:style-name="P15">Záhlaví můžeme vložit jedním z následujících způsobů:</text:p>
      <text:list xml:id="list95519918507193" text:continue-list="list95519983432087" text:style-name="OOoBullets_20_1">
        <text:list-item>
          <text:p text:style-name="P116">Zvolíme <text:span text:style-name="OOoMenuPath">Vložit &gt; Záhlaví &gt; Výchozí styl</text:span> (nebo <text:span text:style-name="T11">ji</text:span><text:span text:style-name="T11">ný</text:span> styl stránky, pokud nejde o Výchozí styl).</text:p>
        </text:list-item>
        <text:list-item>
          <text:p text:style-name="P130">Klepneme do oblasti nad horním okrajem textu, tím zobrazíme značku záhlaví (obrázek <text:sequence-ref text:reference-format="category-and-value" text:ref-name="refFigure24">25</text:sequence-ref>) a následně klepneme na <text:span text:style-name="OOoMenuPath">+</text:span>.</text:p>
        </text:list-item>
      </text:list>
      <text:p text:style-name="P97"><draw:frame draw:style-name="fr2" draw:name="Frame21" text:anchor-type="as-char" svg:width="17cm" draw:z-index="0"><draw:text-box fo:min-height="3.494cm"><text:p text:style-name="OOoFigureCaption"><draw:frame draw:style-name="fr27" draw:name="graphics21" text:anchor-type="as-char" svg:width="17cm" svg:height="2.919cm" draw:z-index="0"><draw:image xlink:href="Pictures/10000000000003D9000000E2BEAC5F5B.png" xlink:type="simple" xlink:show="embed" xlink:actuate="onLoad"/></draw:frame></text:p><text:p text:style-name="OOoFigureCaption">Obrázek <text:sequence text:ref-name="refFigure24" text:name="Figure" text:formula="ooow:Figure+1" style:num-format="1">25</text:sequence>: Značka záhlaví v horní části textové oblasti</text:p></draw:text-box></draw:frame></text:p>
      <text:p text:style-name="P2"><text:soft-page-break/>Jakmile je záhlaví vytvořeno, v její značce se objeví šipka dolů. Klepnutím na šipku rozbalíme nabídku s možnostmi práce se záhlavím (obrázek <text:sequence-ref text:reference-format="category-and-value" text:ref-name="refFigure25">26</text:sequence-ref>).</text:p>
      <text:p text:style-name="P71"><draw:frame draw:style-name="fr9" draw:name="Frame22" text:anchor-type="as-char" svg:width="17cm" draw:z-index="0"><draw:text-box fo:min-height="3.641cm"><text:p text:style-name="P52"><draw:frame draw:style-name="fr27" draw:name="graphics35" text:anchor-type="as-char" svg:width="17cm" svg:height="3.281cm" draw:z-index="0"><draw:image xlink:href="Pictures/10000000000003C9000000F3D1A501F8.png" xlink:type="simple" xlink:show="embed" xlink:actuate="onLoad"/></draw:frame></text:p><text:p text:style-name="P52">Obrázek <text:sequence text:ref-name="refFigure25" text:name="Figure" text:formula="ooow:Figure+1" style:num-format="1">26</text:sequence>: Nabídka záhlaví</text:p></draw:text-box></draw:frame></text:p>
      <text:p text:style-name="P2">K formátování záhlaví můžeme použít nabídku zobrazenou na <text:sequence-ref text:reference-format="category-and-value" text:ref-name="refFigure25">obrázku 24</text:sequence-ref> nebo nabídku <text:span text:style-name="OOoMenuPath">Formát &gt; Stránka &gt; Záhlaví</text:span>. Oběma způsoby otevřeme stejnou záložku v dialogovém okně Styl stránky.</text:p>
      <text:h text:style-name="P101" text:outline-level="3">Vkládání obsahu záhlaví a zápatí</text:h>
      <text:p text:style-name="P2">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P15">Když chceme vložit název dokumentu do hlavičky:</text:p>
      <text:list xml:id="list983377925" text:style-name="OOoNum_20_123">
        <text:list-item text:start-value="1">
          <text:p text:style-name="P107">Zvolíme <text:span text:style-name="OOoMenuPath">Soubor &gt; Vlastnosti &gt; Popis</text:span> a zadáme název dokumentu.</text:p>
        </text:list-item>
        <text:list-item>
          <text:p text:style-name="OOoNum_20_123_20_Cont.">Vložíme záhlaví (<text:span text:style-name="OOoMenuPath">Vložit &gt; Záhlaví &gt; Výchozí</text:span>).</text:p>
        </text:list-item>
        <text:list-item>
          <text:p text:style-name="OOoNum_20_123_20_Cont.">Umístíme kurzor do záhlaví stránky.</text:p>
        </text:list-item>
        <text:list-item>
          <text:p text:style-name="OOoNum_20_123_20_Cont.">Zvolíme <text:span text:style-name="OOoMenuPath">Vložit &gt; Pole &gt; Název</text:span>. Název se zobrazí na šedém pozadí (které se však nezobrazuje při tisku a navíc se dá vypnout).</text:p>
        </text:list-item>
        <text:list-item>
          <text:p text:style-name="P138">Chceme-li název dokumentu změnit, přejdeme zpět na <text:span text:style-name="OOoMenuPath">Soubor &gt; Vlastnosti &gt; Popis</text:span>.</text:p>
        </text:list-item>
      </text:list>
      <text:p text:style-name="P2">Pole jsou podrobně popsána v kapitole 14 Working with Fields příručky <text:span text:style-name="OOoEmphasis">Writer Guide</text:span>.</text:p>
      <text:p text:style-name="P2">Více informací o záhlaví a zápatí se nachází v kapitole 4 Formatting Pages a kapitole 6 Introduction to Styles příručky <text:span text:style-name="OOoEmphasis">Writer Guide</text:span>.</text:p>
      <text:h text:style-name="P10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02" text:outline-level="3">Zobrazení čísla strany</text:h>
      <text:p text:style-name="OOoTextBody_5f_ListIntro">Chceme-li zobrazovat čísla stránek automaticky:</text:p>
      <text:list xml:id="list2041868204" text:style-name="OOoNum_20_123">
        <text:list-item text:start-value="1">
          <text:p text:style-name="P107">Vložíme záhlaví nebo zápatí podle popisu v předchozí části „<text:reference-ref text:reference-format="text" text:ref-name="Creating headers and footers">Vytváření záhlaví a zápatí</text:reference-ref>“.</text:p>
        </text:list-item>
        <text:list-item>
          <text:p text:style-name="P138">Umístíme kurzor do záhlaví nebo zápatí na místo, kde se má číslo stránky zobrazit, zvolíme <text:span text:style-name="OOoMenuPath">Vložit &gt; Pole &gt; Číslo stránky</text:span>.</text:p>
        </text:list-item>
      </text:list>
      <text:h text:style-name="P103" text:outline-level="3">Vkládání celkového počtu stránek</text:h>
      <text:p text:style-name="P15">Chceme-li do číslování zahrnout celkový počet stránek (například „stránka 1 z 12“):</text:p>
      <text:list xml:id="list1795993899" text:style-name="OOoNum_20_123">
        <text:list-item text:start-value="1">
          <text:p text:style-name="P107">Napíšeme slovo „stránka“ a mezeru, pak vložíme číslo stránky podle předchozího popisu.</text:p>
        </text:list-item>
        <text:list-item>
          <text:p text:style-name="P138">Vložíme mezeru, napíšeme slovo „z“, mezeru zopakujeme a zvolíme <text:span text:style-name="OOoMenuPath">Vložit &gt; Pole &gt; Počet stránek</text:span>.</text:p>
        </text:list-item>
      </text:list>
      <table:table table:name="Table35" table:style-name="Table35">
        <table:table-column table:style-name="Table35.A"/>
        <table:table-column table:style-name="Table35.B"/>
        <table:table-row>
          <table:table-cell table:style-name="Table35.A1" office:value-type="string">
            <text:p text:style-name="P66">Poznámka</text:p>
          </table:table-cell>
          <table:table-cell table:style-name="Table35.B1" office:value-type="string">
            <text:p text:style-name="P21">Pole Počet stránek zobrazuje celkový počet stránek dokumentu, jak je to uvedeno na záložce Statistika v okně Vlastnosti dokumentu (<text:span text:style-name="OOoMenuPath">Soubor &gt; Vlastnosti</text:span>). Pokud někde v dokumentu číslování stránek restartujeme, celkový počet stránek nemusí být vhodný. Více informací se nachází v kapitole 4 Formatting Pages příručky <text:span text:style-name="OOoEmphasis">Writer Guide</text:span>.</text:p>
          </table:table-cell>
        </table:table-row>
      </table:table>
      <text:h text:style-name="P101" text:outline-level="3"><text:soft-page-break/>Restartování číslování stránek</text:h>
      <text:p text:style-name="P2">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P2">Číslování stránek lze restartovat dvěma způsoby.</text:p>
      <text:p text:style-name="P15"><text:span text:style-name="OOoStrongEmphasis">Způsob 1:</text:span></text:p>
      <text:list xml:id="list1241550889" text:style-name="OOoNum_20_123">
        <text:list-item text:start-value="1">
          <text:p text:style-name="P108">Umístíme kurzor do prvního odstavce nové stránky.</text:p>
        </text:list-item>
        <text:list-item>
          <text:p text:style-name="OOoNum_20_123_20_Cont.">Zvolíme <text:span text:style-name="OOoMenuPath">Formát &gt; Odstavec.</text:span></text:p>
        </text:list-item>
        <text:list-item>
          <text:p text:style-name="OOoNum_20_123_20_Cont.">Na záložce Tok textu v dialogovém okně Odstavec (<text:sequence-ref text:reference-format="category-and-value" text:ref-name="refFigure22">obrázek 23</text:sequence-ref> na stránce <text:sequence-ref text:reference-format="page" text:ref-name="refFigure22">25</text:sequence-ref>) přejdeme do části <text:span text:style-name="OOoMenuPath">Zalomení</text:span>.</text:p>
        </text:list-item>
        <text:list-item>
          <text:p text:style-name="OOoNum_20_123_20_Cont.">Vybereme <text:span text:style-name="OOoMenuPath">Vložit</text:span>, poté <text:span text:style-name="OOoMenuPath">Se stylem stránky</text:span> a zvolíme styl stránky, který se má použít.</text:p>
        </text:list-item>
        <text:list-item>
          <text:p text:style-name="P138">Zadáme číslo stránky, od kterého se má začít, a klepneme na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66">Tip</text:p>
          </table:table-cell>
          <table:table-cell table:style-name="Table40.B1" office:value-type="string">
            <text:p text:style-name="P21">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able:table-cell>
        </table:table-row>
      </table:table>
      <text:p text:style-name="P15"><text:span text:style-name="OOoStrongEmphasis">Způsob 2:</text:span></text:p>
      <text:list xml:id="list1606255589" text:style-name="OOoNum_20_123">
        <text:list-item text:start-value="1">
          <text:p text:style-name="P107"><text:span text:style-name="OOoMenuPath">Vložit &gt; Ruční zalomení.</text:span></text:p>
        </text:list-item>
        <text:list-item>
          <text:p text:style-name="OOoNum_20_123_20_Cont.">V dialogovém okně Vložit zalomení je výchozí volba <text:span text:style-name="OOoMenuPath">Zalomení stránky</text:span> (<text:sequence-ref text:reference-format="category-and-value" text:ref-name="refFigure26">obrázek 27</text:sequence-ref>).</text:p>
        </text:list-item>
        <text:list-item>
          <text:p text:style-name="OOoNum_20_123_20_Cont.">Zvolíme požadovaný <text:span text:style-name="OOoMenuPath">Styl</text:span> stránky.</text:p>
        </text:list-item>
        <text:list-item>
          <text:p text:style-name="OOoNum_20_123_20_Cont.">Vybereme <text:span text:style-name="OOoMenuPath">Změnit číslo stránky.</text:span></text:p>
        </text:list-item>
        <text:list-item>
          <text:p text:style-name="P138">Zadáme číslo stránky, od kterého se má začít, a klepneme na <text:span text:style-name="OOoMenuPath">OK</text:span>.</text:p>
        </text:list-item>
      </text:list>
      <text:p text:style-name="P80"><draw:frame draw:style-name="fr3" draw:name="Frame37" text:anchor-type="as-char" svg:width="11.927cm" draw:z-index="0"><draw:text-box fo:min-height="5.888cm"><text:p text:style-name="P59"><draw:frame draw:style-name="fr13" draw:name="graphics29" text:anchor-type="as-char" svg:width="7.239cm" svg:height="6.071cm" draw:z-index="0"><draw:image xlink:href="Pictures/1000000000000112000000E59B777623.png" xlink:type="simple" xlink:show="embed" xlink:actuate="onLoad"/></draw:frame></text:p><text:p text:style-name="P51">Obrázek <text:sequence text:ref-name="refFigure26" text:name="Figure" text:formula="ooow:Figure+1" style:num-format="1">27 </text:sequence>: Restartování číslování stránek po vložení ručního zalomení.</text:p></draw:text-box></draw:frame></text:p>
      <text:h text:style-name="P10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15">Okraje stránky lze změnit třemi způsoby:</text:p>
      <text:list xml:id="list1366376877" text:style-name="OOoBullets_20_1">
        <text:list-item text:start-value="1">
          <text:p text:style-name="P116">Pomocí pravítek – rychlé a jednoduché, ale neumožňuje jemné nastavení</text:p>
        </text:list-item>
        <text:list-item>
          <text:p text:style-name="OOoList_20_1_20_Cont.">Pomocí dialogového okna Styl stránky – umožňuje zadat okraje s přesností na dvě desetinná místa</text:p>
        </text:list-item>
        <text:list-item>
          <text:p text:style-name="P133">Pomocí panelu Stránka v části Vlastnosti postranní lišty</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Upozornění</text:p>
            <text:p text:style-name="OOoTip_2f_Note_2f_Caution"><draw:frame draw:style-name="fr19" draw:name="Graphic1" text:anchor-type="as-char" svg:y="-0.669cm" svg:width="1.094cm" svg:height="1.011cm" draw:z-index="0"><draw:image xlink:href="Pictures/10000201000000500000004A5CA4FE42.png" xlink:type="simple" xlink:show="embed" xlink:actuate="onLoad"/></draw:frame></text:p>
          </table:table-cell>
          <table:table-cell table:style-name="Table3.B1" office:value-type="string">
            <text:p text:style-name="P25">Pokud změníme okraje, nové okraje ovlivní styl stránky a zobrazí se při příštím otevření dialogového okna Styl stránky.</text:p>
            <text:p text:style-name="P25">Jelikož se změní styl stránky, změněné okraje se použijí na <text:span text:style-name="OOoStrongEmphasis">všech</text:span> stránkách, které daný styl používají.</text:p>
          </table:table-cell>
        </table:table-row>
      </table:table>
      <text:p text:style-name="OOoTextBody_5f_ListIntro">Chceme-li změnit okraje pomocí pravítek:</text:p>
      <text:list xml:id="list1855912194" text:style-name="OOoNum_20_123">
        <text:list-item text:start-value="1">
          <text:p text:style-name="P107">Šedé části pravítek představují okraje. Umístíme ukazatel myši nad čáru mezi šedou a bílou částí pravítka. Ukazatel se změní na dvojitou šipku, přičemž v tipu se zobrazí aktuální nastavení.</text:p>
        </text:list-item>
        <text:list-item>
          <text:p text:style-name="P138">Podržíme levé tlačítko myši a okraj posuneme na nové místo.</text:p>
        </text:list-item>
      </text:list>
      <text:p text:style-name="P71"><draw:frame draw:style-name="fr3" draw:name="Frame26" text:anchor-type="as-char" svg:width="5.918cm" draw:z-index="0"><draw:text-box fo:min-height="5.459cm"><text:p text:style-name="P60"><draw:frame draw:style-name="fr13" draw:name="graphics30" text:anchor-type="as-char" svg:width="5.918cm" svg:height="5.004cm" draw:z-index="0"><draw:image xlink:href="Pictures/10000000000000E0000000BD9E2E1101.png" xlink:type="simple" xlink:show="embed" xlink:actuate="onLoad"/></draw:frame></text:p><text:p text:style-name="P60">Obrázek <text:sequence text:ref-name="refFigure27" text:name="Figure" text:formula="ooow:Figure+1" style:num-format="1">28</text:sequence>: Posouvání okrajů</text:p></draw:text-box></draw:frame></text:p>
      <table:table table:name="Table38" table:style-name="Table38">
        <table:table-column table:style-name="Table38.A"/>
        <table:table-column table:style-name="Table38.B"/>
        <table:table-row>
          <table:table-cell table:style-name="Table38.A1" office:value-type="string">
            <text:p text:style-name="P66">Upozornění</text:p>
            <text:p text:style-name="P66"><draw:frame draw:style-name="fr19" draw:name="graphics38" text:anchor-type="as-char" svg:y="-0.669cm" svg:width="1.094cm" svg:height="1.011cm" draw:z-index="0"><draw:image xlink:href="Pictures/10000201000000500000004A5CA4FE42.png" xlink:type="simple" xlink:show="embed" xlink:actuate="onLoad"/></draw:frame></text:p>
          </table:table-cell>
          <table:table-cell table:style-name="Table38.B1" office:value-type="string">
            <text:p text:style-name="P18">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text:span text:style-name="T4"><text:sequence-ref text:reference-format="category-and-value" text:ref-name="refFigure27">obrázku 28</text:sequence-ref></text:span> znázorňují ukazatele myši, jak se zobrazí ve správné pozici <text:span text:style-name="T11">pro posunutí okrajů</text:span>.</text:p>
          </table:table-cell>
        </table:table-row>
      </table:table>
      <text:p text:style-name="P15">Chceme-li změnit okraje pomocí dialogového okna Styl stránky:</text:p>
      <text:list xml:id="list359745646" text:style-name="OOoNum_20_123">
        <text:list-item text:start-value="1">
          <text:p text:style-name="P107">Klepneme kdekoliv na stránce pravým tlačítkem myši a z místní nabídky vybereme <text:span text:style-name="OOoMenuPath">Stránka</text:span>.</text:p>
        </text:list-item>
        <text:list-item>
          <text:p text:style-name="P138">Na záložce <text:span text:style-name="OOoMenuPath">Stránka</text:span> dialogového okna, které se otevře, zadáme požadované vzdálenosti do polí v části Okraje.</text:p>
        </text:list-item>
      </text:list>
      <text:p text:style-name="P17">Chceme-li změnit okraje pomocí panelu Stránka v části Vlastnosti postranní lišty:</text:p>
      <text:list xml:id="list95519461593360" text:continue-list="list95520029539269" text:style-name="OOoNum_20_123">
        <text:list-item text:start-value="1">
          <text:p text:style-name="OOoNum_20_123_20_Start">Na otevřené postranní liště (<text:span text:style-name="OOoMenuPath">Zobrazit &gt; Postranní lišta</text:span>) vybereme kartu <text:span text:style-name="OOoMenuPath">Vlastnosti</text:span>.</text:p>
        </text:list-item>
        <text:list-item>
          <text:p text:style-name="OOoNum_20_123_20_Cont.">Pokud je panel Stránka uzavřen, otevřeme jej klepnutím na značku (<text:span text:style-name="OOoMenuPath">+</text:span>) v záhlaví panelu.</text:p>
        </text:list-item>
        <text:list-item>
          <text:p text:style-name="OOoNum_20_123_20_End">Klepnutím na tlačítko <text:span text:style-name="OOoMenuPath">Okraje</text:span> otevřeme okno, ve kterém zadáme požadované rozměry do polí <text:span text:style-name="OOoMenuPath">Vlastní</text:span> (klepnutím na tlačítko <text:span text:style-name="OOoMenuPath">Další možnosti</text:span> otevřeme dialogové okno Styl stránky).</text:p>
        </text:list-item>
      </text:list>
      <text:h text:style-name="P123" text:outline-level="1"><text:bookmark-start text:name="__RefHeading__19544_697337876"/>Přidávání komentářů do dokumentu<text:bookmark-end text:name="__RefHeading__19544_697337876"/></text:h>
      <text:p text:style-name="P2">Autoři a recenzenti si často pomocí <text:alphabetical-index-mark text:string-value="komentáře, přidávání"/>komentářů vyměňují nápady, kladou dotazy nebo označují záležitosti, kterým je třeba věnovat pozornost.</text:p>
      <text:p text:style-name="P14">Komentář můžeme vložit k bloku textu sestávajícímu z několika odstavců, nebo můžeme vybrat jen jeden bod, kam se komentář vloží.</text:p>
      <text:p text:style-name="P14">Chceme-li komentář vložit, vybereme text nebo umístíme kurzor na místo, ke kterému se komentář vztahuje, a zvolíme <text:span text:style-name="OOoMenuPath">Vložit &gt; Komentář</text:span> nebo stiskneme <text:span text:style-name="OOoKeystroke">Ctrl + Alt + 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4"><text:soft-page-break/>Writer automaticky přidává na konec komentáře jméno autora a časové razítko, které představuje čas vytvoření komentáře. <text:sequence-ref text:reference-format="category-and-value" text:ref-name="refFigure28">Obrázek 29</text:sequence-ref> zobrazuje příklad textu s komentáři od dvou různých autorů.</text:p>
      <text:p text:style-name="P71"><draw:frame draw:style-name="fr3" draw:name="Frame36" text:anchor-type="as-char" svg:width="16.739cm" draw:z-index="0"><draw:text-box fo:min-height="6.068cm"><text:p text:style-name="P52"><draw:frame draw:style-name="fr28" draw:name="graphics32" text:anchor-type="as-char" svg:width="16.739cm" svg:height="5.436cm" draw:z-index="0"><draw:image xlink:href="Pictures/10000000000002BF000000E465066095.png" xlink:type="simple" xlink:show="embed" xlink:actuate="onLoad"/></draw:frame></text:p><text:p text:style-name="P52">Obrázek <text:sequence text:ref-name="refFigure28" text:name="Figure" text:formula="ooow:Figure+1" style:num-format="1">29</text:sequence>: Příklad komentářů</text:p></draw:text-box></draw:frame></text:p>
      <text:p text:style-name="P2">Pokud chceme změnit jméno, které se zobrazuje v komentáři v poli Autor, zvolíme <text:span text:style-name="OOoMenuPath">Nástroje &gt; Možnosti &gt; LibreOffice &gt; Uživatelské údaje</text:span>.</text:p>
      <text:p text:style-name="P2">Pokud dokument upravuje více osob, autoři budou automaticky odlišeni barvou pozadí.</text:p>
      <text:p text:style-name="P2">Jestliže na komentář klepneme pravým tlačítkem myši, budeme moci v místní nabídce smazat daný komentář, všechny komentáře od téhož autora nebo všechny komentáře v dokumentu. V této nabídce můžeme také text komentáře formátovat několika základními příkazy. Text vložený do schránky můžeme vložit pomocí tlačítka Vložit. Obvyklým způsobem můžeme změnit typ písma, velikost a zarovnání.</text:p>
      <text:p text:style-name="P2">Chceme-li se přesunout z jednoho komentáře na jiný, otevřeme Navigátor (<text:span text:style-name="OO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P2">Mezi komentáři se můžeme přesouvat i pomocí klávesnice. Pomocí <text:span text:style-name="OOoKeystroke">Ctrl + Alt + Page Down</text:span> se přesuneme na následující komentář a pomocí <text:span text:style-name="OOoKeystroke">Ctrl + Alt + Page Up</text:span> na předchozí komentář.</text:p>
      <text:h text:style-name="P123" text:outline-level="1"><text:bookmark-start text:name="__RefHeading__19546_697337876"/>Vytváření obsahu<text:bookmark-end text:name="__RefHeading__19546_697337876"/></text:h>
      <text:p text:style-name="P36">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OOoEmphasis">Nadpis 1</text:span> pro názvy kapitol a styly <text:span text:style-name="OOoEmphasis">Nadpis 2</text:span> a <text:span text:style-name="OOoEmphasis">Nadpis 3</text:span> pro podnadpisy v kapitole.</text:p>
      <text:p text:style-name="P15">I když se v programu Writer dá obsah podrobně přizpůsobit, většinou postačuje výchozí nastavení. Vytvoření obsahu je jednoduché:</text:p>
      <text:list xml:id="list140956272" text:style-name="OOoNum_20_123">
        <text:list-item text:start-value="1">
          <text:p text:style-name="P107">Při vytváření dokumentu odlišujeme styly odstavců různými úrovněmi nadpisů (např. pro nadpis kapitoly a nadpisy jejich částí): <text:span text:style-name="OOoEmphasis">Nadpis 1</text:span>, <text:span text:style-name="OOoEmphasis">Nadpis 2</text:span>, <text:span text:style-name="OOoEmphasis">Nadpis 3</text:span>, atd. Jejich názvy se pak zobrazí jako položky obsahu.</text:p>
        </text:list-item>
        <text:list-item>
          <text:p text:style-name="OOoNum_20_123_20_Cont.">Umístíme kurzor na místo, na které chceme obsah vložit.</text:p>
        </text:list-item>
        <text:list-item>
          <text:p text:style-name="OOoNum_20_123_20_Cont.">Zvolíme <text:span text:style-name="OOoMenuPath">Vložit &gt; Rejstříky a tabulky &gt; Rejstříky a tabulky</text:span>.</text:p>
        </text:list-item>
        <text:list-item>
          <text:p text:style-name="P138">Dialogové okno Vložit rejstřík/obsah ponecháme beze změny. Stiskneme tlačítko <text:span text:style-name="OOoMenuPath">OK</text:span>.</text:p>
        </text:list-item>
      </text:list>
      <text:p text:style-name="P2">Pokud přidáme nebo odstraníme text (tak, že se nadpisy posunou na jinou stranu), nebo přidáme, smažeme nebo změníme nadpisy, je potřeba obsah aktualizovat.</text:p>
      <text:p text:style-name="P15"><text:soft-page-break/>Provedeme to následovně:</text:p>
      <text:list xml:id="list452094802" text:style-name="OOoNum_20_123">
        <text:list-item text:start-value="1">
          <text:p text:style-name="P108">Umístíme kurzor do obsahu.</text:p>
        </text:list-item>
        <text:list-item>
          <text:p text:style-name="P138">Klepneme pravým tlačítkem a z místní nabídky zvolíme <text:span text:style-name="OOoMenuPath">Aktualizovat rejstřík/tabulku</text:span>.</text:p>
        </text:list-item>
      </text:list>
      <table:table table:name="Table39" table:style-name="Table39">
        <table:table-column table:style-name="Table39.A"/>
        <table:table-column table:style-name="Table39.B"/>
        <table:table-row>
          <table:table-cell table:style-name="Table39.A1" office:value-type="string">
            <text:p text:style-name="P66">Poznámka</text:p>
          </table:table-cell>
          <table:table-cell table:style-name="Table39.B1" office:value-type="string">
            <text:p text:style-name="P21">Pokud kurzor nemůžeme do obsahu umístit, zvolíme <text:span text:style-name="OOoMenuPath">Nástroje &gt; Možnosti &gt; LibreOffice Writer &gt; Pomůcky pro formátování</text:span> a zaškrtneme pole <text:span text:style-name="OOoMenuPath">Povolit</text:span> v části <text:span text:style-name="OOoMenuPath">Kurzor v zamknutých oblastech</text:span>.</text:p>
          </table:table-cell>
        </table:table-row>
      </table:table>
      <text:p text:style-name="P2">Obsah je možné kdykoliv přizpůsobit. Klepneme na něj pravým tlačítkem a z místní nabídky zvolíme <text:span text:style-name="OOoMenuPath">Upravit rejstřík/tabulku</text:span>. Veškerá dostupná přizpůsobení jsou podrobně popsána v kapitole 12 Creating Tables of Contents, Indexes and Bibliographies příručky <text:span text:style-name="OOoEmphasis">Writer Guide</text:span>.</text:p>
      <text:h text:style-name="P123" text:outline-level="1"><text:bookmark-start text:name="__RefHeading__19548_697337876"/>Vytváření rejstříků a seznamů použité literatury<text:bookmark-end text:name="__RefHeading__19548_697337876"/></text:h>
      <text:p text:style-name="P31"><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OOoEmphasis">Writer Guide</text:span>.</text:p>
      <text:p text:style-name="P2">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P123" text:outline-level="1"><text:bookmark-start text:name="__RefHeading__19550_697337876"/>Práce s obrázky<text:bookmark-end text:name="__RefHeading__19550_697337876"/></text:h>
      <text:p text:style-name="P15">V programu Writer jsou obrázky trojího druhu:</text:p>
      <text:list xml:id="list2052503583" text:style-name="OOoBullets_20_1">
        <text:list-item text:start-value="1">
          <text:p text:style-name="P116">Obrázky ze souboru jako fotografie, kresby, naskenované obrázky atd.</text:p>
        </text:list-item>
        <text:list-item>
          <text:p text:style-name="P127">Diagramy vytvořené pomocí kreslicích nástrojů balíku LibreOffice.</text:p>
        </text:list-item>
        <text:list-item>
          <text:p text:style-name="P130">Grafy vytvořené pomocí součásti LibreOffice nazvané Chart</text:p>
        </text:list-item>
      </text:list>
      <text:p text:style-name="P2">Více informací se nachází v kapitole 11 Obrázky, Galerie a Písmomalba v této příručce a v kapitole 8 Working with Graphics příručky <text:span text:style-name="OOoEmphasis">Writer Guide</text:span>.</text:p>
      <text:h text:style-name="P123" text:outline-level="1"><text:bookmark-start text:name="__RefHeading__15546_508553458"/>Tisk<text:bookmark-end text:name="__RefHeading__15546_508553458"/></text:h>
      <text:p text:style-name="P2">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OOoEmphasis">Writer Guide</text:span>.</text:p>
      <text:h text:style-name="P123" text:outline-level="1"><text:bookmark-start text:name="__RefHeading__15690_508553458"/><text:alphabetical-index-mark text:string-value="hromadná korespondence"/>Použití hromadné korespondence<text:bookmark-end text:name="__RefHeading__15690_508553458"/></text:h>
      <text:p text:style-name="P15">Writer nabízí užitečné funkce, pokud chceme vytvářet a tisknout:</text:p>
      <text:list xml:id="list748076160" text:style-name="OOoBullets_20_1">
        <text:list-item text:start-value="1">
          <text:p text:style-name="P116">více kopií dokumentu odesílaných různým příjemcům (formulářové dopisy),</text:p>
        </text:list-item>
        <text:list-item>
          <text:p text:style-name="P127">štítky s adresami,</text:p>
        </text:list-item>
        <text:list-item>
          <text:p text:style-name="P130">obálky.</text:p>
        </text:list-item>
      </text:list>
      <text:p text:style-name="P2">Všechny tyto možnosti používají zaregistrovaný zdroj dat (tabulkový sešit nebo databázi obsahující jména, adresy a další informace). Postup je popsán v kapitole 11 Using Mail Merge příručky <text:span text:style-name="OOoEmphasis">Writer Guide</text:span>.</text:p>
      <text:h text:style-name="P125" text:outline-level="1"><text:bookmark-start text:name="__RefHeading__19576_697337876"/><text:soft-page-break/>Sledování změn v dokumentu<text:bookmark-end text:name="__RefHeading__19576_697337876"/></text:h>
      <text:p text:style-name="P15"><text:alphabetical-index-mark text:string-value="sledování změn"/>Sledovat změny v dokumentu lze několika způsoby.</text:p>
      <text:list xml:id="list48366935" text:style-name="OOoNum_20_123">
        <text:list-item text:start-value="1">
          <text:p text:style-name="P107">Dokument se <text:alphabetical-index-mark text:string-value="změny, sledování"/>změnami uložíme (v jiné složce nebo pod jiným názvem nebo obojí) a následně pomocí Writeru zkombinujeme původní a nový dokument a zobrazíme rozdíly. Zvolíme <text:span text:style-name="OOoMenuPath">Úpravy &gt; Porovnat dokument</text:span>. Tato technika je užitečná, zejména pokud s dokumentem pracujeme jako jediná osoba, protože se vyhneme narůstání velikosti a složitosti souboru, ke kterému dochází u ostatních metod.</text:p>
        </text:list-item>
        <text:list-item>
          <text:p text:style-name="OOoNum_20_123_20_Cont.">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37">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OOoMenuPath">Úpravy &gt; Sledování změn &gt; Záznam</text:span>. Později může autor nebo jiná osoba provést revizi a každou změnu přijmout, nebo odmítnout. Zvolíme <text:span text:style-name="OOoMenuPath">Úpravy &gt; Sledování změn &gt; Zobrazit</text:span>. Klepneme pravým tlačítkem myši na jednotlivé změny a z místní nabídky zvolíme <text:span text:style-name="OOoMenuPath">Přijmout změnu</text:span> nebo <text:span text:style-name="OOoMenuPath">Odmítnout změnu</text:span>. Pokud chceme zobrazit seznam všech změn  a přijmout je nebo odmítnout v něm, zvolíme <text:span text:style-name="OOoMenuPath">Úpravy &gt; Sledování změn &gt; Přijmout nebo odmítnout</text:span>. Podrobnosti se nachází v příručce <text:span text:style-name="OOoEmphasis">Writer Guide</text:span>.</text:p>
        </text:list-item>
      </text:list>
      <table:table table:name="Table41" table:style-name="Table41">
        <table:table-column table:style-name="Table41.A"/>
        <table:table-column table:style-name="Table41.B"/>
        <table:table-row>
          <table:table-cell table:style-name="Table41.A1" office:value-type="string">
            <text:p text:style-name="P66">Tip</text:p>
          </table:table-cell>
          <table:table-cell table:style-name="Table41.B1" office:value-type="string">
            <text:p text:style-name="P21">Některé změny se nezaznamenávají,  Například se nezaznamenává změna tabulátorů z levého zarovnání na pravé, změna vzorců (rovnic) nebo odkazované obrázky.</text:p>
          </table:table-cell>
        </table:table-row>
      </table:table>
      <text:h text:style-name="P125" text:outline-level="1"><text:bookmark-start text:name="__RefHeading__23424_697337876"/>Používání polí<text:bookmark-end text:name="__RefHeading__23424_697337876"/></text:h>
      <text:p text:style-name="OOoText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OOoEmphasis">Writer Guide</text:span>.</text:p>
      <text:h text:style-name="P126" text:outline-level="1"><text:bookmark-start text:name="__RefHeading__22921_697337876"/><text:alphabetical-index-mark text:string-value="přijímání nebo odmítání změn"/>Odkazování na jiné části dokumentu<text:bookmark-end text:name="__RefHeading__22921_697337876"/></text:h>
      <text:p text:style-name="P15">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text:p>
      <text:list xml:id="list1972775509" text:style-name="OOoBullets_20_1">
        <text:list-item>
          <text:p text:style-name="P116">Hypertextové odkazy</text:p>
        </text:list-item>
        <text:list-item>
          <text:p text:style-name="P130">křížové odkazy</text:p>
        </text:list-item>
      </text:list>
      <text:p text:style-name="P15">Tyto dvě metody vedou ke stejnému výsledku: pokud na odkaz v otevřeném dokumentu programu Writer klepneme a současně podržíme stisknutou klávesu <text:span text:style-name="OOoKeystroke">Ctrl</text:span>, dostaneme se přímo na odkazované místo. Jsou mezi nimi však také zásadní rozdíly:</text:p>
      <text:list xml:id="list993644644" text:style-name="OOoBullets_20_1">
        <text:list-item>
          <text:p text:style-name="P116">Text hypertextového odkazu se <text:span text:style-name="OOoStrongEmphasis">neaktualizuje</text:span> automaticky při změně textu položky, na kterou odkazuje (je třeba ho změnit ručně). Text křížového odkazu se však automaticky přizpůsobí.</text:p>
        </text:list-item>
        <text:list-item>
          <text:p text:style-name="P127">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7"><text:soft-page-break/>Chceme-li vložit hypertextový odkaz na objekt jako obrázek a mít smysluplný text odkazu (například <text:span text:style-name="OOoEmphasis">Obrázek 6</text:span>, je třeba tomuto objektu takový název přiřadit (místo výchozího textu, například <text:span text:style-name="OOoEmphasis">Obrázek1</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30">Uložíme-li dokument Writeru do formátu HTML, hypertextové odkazy v něm zůstanou, křížové odkazy nikoliv. Oba typy se zachovají při exportu dokumentu do PDF.</text:p>
        </text:list-item>
      </text:list>
      <text:h text:style-name="P115" text:outline-level="2"><text:bookmark-start text:name="__RefHeading__16987_537374987"/>Používání hypertextových odkazů<text:bookmark-end text:name="__RefHeading__16987_537374987"/></text:h>
      <text:p text:style-name="P15">Nejjednodušší způsob, jak se dá vložit hypertextový odkaz na jinou část téhož dokumentu, je použít Navigátor:</text:p>
      <text:list xml:id="list1757635733" text:style-name="OOoNum_20_123">
        <text:list-item text:start-value="1">
          <text:p text:style-name="P108">Otevřeme dokument obsahující položky, které chceme navzájem propojit odkazem.</text:p>
        </text:list-item>
        <text:list-item>
          <text:p text:style-name="P134">Otevřeme Navigátor klepnutím na jeho tlačítko, volbou <text:span text:style-name="OOoMenuPath">Zobrazit &gt; Navigátor</text:span> nebo stisknutím klávesy <text:span text:style-name="OOoKeystroke">F5</text:span>.</text:p>
        </text:list-item>
        <text:list-item>
          <text:p text:style-name="P136">Klepneme na tlačítko se šipkou <text:span text:style-name="OOoMenuPath">Způsob přetáhnutí</text:span> a zvolíme <text:span text:style-name="OOoMenuPath">Vložit jako hypertextový odkaz</text:span>.</text:p>
        </text:list-item>
        <text:list-item>
          <text:p text:style-name="P136">V seznamu v dolní části Navigátoru vybereme dokument obsahující prvek, na který chceme odkazovat.</text:p>
        </text:list-item>
        <text:list-item>
          <text:p text:style-name="P136">V seznamu Navigátoru vybereme položku, kterou chceme vložit jako hypertextový odkaz.</text:p>
        </text:list-item>
        <text:list-item>
          <text:p text:style-name="P137">Přetáhneme položku do dokumentu na místo, kam chceme vložit hypertextový odkaz. Název prvku je do dokumentu vložen jako aktivní hypertextový odkaz.</text:p>
        </text:list-item>
      </text:list>
      <text:p text:style-name="P28">Na vytváření a úpravu hypertextových odkazů v rámci dokumentu a mezi dokumenty lze použít i dialogové okno Hypertextový odkaz. Více informací se nachází v kapitole 12 Vytváření webových stránek.</text:p>
      <text:p text:style-name="P71"><draw:frame draw:style-name="fr10" draw:name="Frame27" text:anchor-type="as-char" svg:y="-6.588cm" svg:width="9.252cm" draw:z-index="0"><draw:text-box fo:min-height="7.392cm"><text:p text:style-name="P54"><draw:frame draw:style-name="fr29" draw:name="graphics7" text:anchor-type="as-char" svg:width="8.915cm" svg:height="6.731cm" draw:z-index="0"><draw:image xlink:href="Pictures/1000000000000151000000FE47C88C9E.png" xlink:type="simple" xlink:show="embed" xlink:actuate="onLoad"/></draw:frame></text:p><text:p text:style-name="P54">Obrázek <text:sequence text:ref-name="refFigure29" text:name="Figure" text:formula="ooow:Figure+1" style:num-format="1">30</text:sequence>: Vkládání hypertextového odkazu pomocí Navigátoru</text:p></draw:text-box></draw:frame></text:p>
      <text:h text:style-name="P109" text:outline-level="2"><text:bookmark-start text:name="__RefHeading__19586_697337876"/>Používání křížových odkazů<text:bookmark-end text:name="__RefHeading__19586_697337876"/></text:h>
      <text:p text:style-name="P2">Pokud vkládáme odkazy na jiné části dokumentu přímo, mohou se velmi stát neaktuálními, když změníme nadpis, přidáme nebo odstraníme obrázky nebo témata jinak uspořádáme.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OOoEmphasis">Křížové odkazy</text:span> v dialogovém okně Pole obsahuje seznam několika položek, jako jsou například nadpisy, <text:alphabetical-index-mark text:string-value="záložky" text:key1="pole"/><text:alphabetical-index-mark text:string-value="záložky"/>záložky, obrázky, tabulky, a číslované položky, jako například kroky v nějakém postupu. Můžeme také vytvořit vlastní položky. Více informací se a postup se nachází v části „Setting References“ v kapitole 14 Working with Fields v příručce<text:span text:style-name="OOoEmphasis">Writer Guide</text:span>.</text:p>
      <text:p text:style-name="P15"><text:soft-page-break/>Chceme-li <text:alphabetical-index-mark text:string-value="vkládání odkazů" text:key1="křížové odkazy"/>vložit křížový odkaz na nadpis, obrázek, záložku nebo jinou položku:</text:p>
      <text:list xml:id="list1626069608" text:style-name="OOoNum_20_123">
        <text:list-item text:start-value="1">
          <text:p text:style-name="P107">Umístíme kurzor v dokumentu na místo, kam chceme křížový odkaz vložit.</text:p>
        </text:list-item>
        <text:list-item>
          <text:p text:style-name="P136">Pokud není otevřeno dialogové okno Pole, zvolíme <text:span text:style-name="OOoMenuPath">Vložit &gt; Křížový odkaz</text:span>. Na kartě <text:span text:style-name="OOoEmphasis">Křížové odkazy</text:span> (<text:sequence-ref text:reference-format="category-and-value" text:ref-name="refFigure30">obrázek 31</text:sequence-ref>) v seznamu <text:span text:style-name="OOoEmphasis">Typ</text:span> zvolíme typ položky, na kterou chceme odkázat (například <text:span text:style-name="OOoEmphasis">Nadpis</text:span> nebo <text:span text:style-name="OOoEmphasis">obrázek</text:span>). Tuto kartu můžeme nechat otevřenou pro vkládání dalších křížových odkazů.</text:p>
        </text:list-item>
        <text:list-item>
          <text:p text:style-name="P137">Klepneme na položku v seznamu <text:span text:style-name="OOoEmphasis">Výběr</text:span>, v němž se zobrazují všechny položky vybraného typu. V seznamu <text:span text:style-name="OOoEmphasis">Vložit odkaz na</text:span> zvolíme požadovaný formát odkazu. Tento seznam se mění na základě vybraného typu odkazu. Nejčastěji se používá <text:span text:style-name="OOoMenuPath">Odkaz</text:span> (vloží celý text nadpisu nebo popisku), <text:span text:style-name="OOoMenuPath">Kategorie a číslo</text:span> (vloží slovo <text:span text:style-name="OOoEmphasis">Obrázek</text:span> nebo <text:span text:style-name="OOoEmphasis">Tabulka</text:span> následované číslem, ale bez textu popisku), <text:span text:style-name="OOoMenuPath">Číslování</text:span> (vloží pouze číslo tabulky a obrázku, bez slova „Obrázek“ nebo „Tabulka") nebo <text:span text:style-name="OOoMenuPath">Stránka</text:span> (vloží číslo stránky, na které se nachází odkazovaný text). Klepneme na <text:span text:style-name="OOoMenuPath">Vložit</text:span>.</text:p>
        </text:list-item>
      </text:list>
      <text:p text:style-name="P71"><draw:frame draw:style-name="fr3" draw:name="Frame34" text:anchor-type="as-char" svg:width="14.155cm" draw:z-index="0"><draw:text-box fo:min-height="11.748cm"><text:p text:style-name="P61"><draw:frame draw:style-name="fr13" draw:name="graphics23" text:anchor-type="as-char" svg:width="14.155cm" svg:height="11.245cm" draw:z-index="0"><draw:image xlink:href="Pictures/1000000000000217000001A95C96F699.png" xlink:type="simple" xlink:show="embed" xlink:actuate="onLoad"/></draw:frame></text:p><text:p text:style-name="P60">Obrázek <text:sequence text:ref-name="refFigure30" text:name="Figure" text:formula="ooow:Figure+1" style:num-format="1">31</text:sequence>: Karta <text:alphabetical-index-mark text:string-value="karta Křížové odkazy" text:key1="dialogové okno Pole"/><text:span text:style-name="OOoEmphasis">Křížové odkazy</text:span> dialogového okna Pole</text:p></draw:text-box></draw:frame></text:p>
      <text:h text:style-name="P109" text:outline-level="2"><text:bookmark-start text:name="__RefHeading__19588_697337876"/>Používání záložek<text:bookmark-end text:name="__RefHeading__19588_697337876"/></text:h>
      <text:p text:style-name="P2">Záložky se zobrazují v Navigátoru, ze kterého k nim můžeme přistupovat klepnutím myší. Můžeme na ně odkazovat křížovými i hypertextovými odkazy, jak je popsáno výše.</text:p>
      <text:list xml:id="list234791379" text:style-name="OOoNum_20_123">
        <text:list-item text:start-value="1">
          <text:p text:style-name="P107">Vybereme text, který chceme vložit jako záložku. Zvolíme <text:span text:style-name="OOoMenuPath">Vložit &gt; Záložka</text:span>.</text:p>
        </text:list-item>
        <text:list-item>
          <text:p text:style-name="P138">V dialogovém okně <text:alphabetical-index-mark text:string-value="dialogové okno Vložit záložku"/>Vložit záložku zobrazuje větší pole seznam dosud definovaných záložek. Do horního pole zadáme název záložky a poté klepneme na <text:span text:style-name="OOoMenuPath">OK</text:span>.</text:p>
        </text:list-item>
      </text:list>
      <text:p text:style-name="P76"><text:soft-page-break/><draw:frame draw:style-name="fr3" draw:name="Frame35" text:anchor-type="as-char" svg:width="7.544cm" draw:z-index="0"><draw:text-box fo:min-height="5.119cm"><text:p text:style-name="P52"><draw:frame draw:style-name="fr30" draw:name="graphics31" text:anchor-type="as-char" svg:width="7.544cm" svg:height="4.445cm" draw:z-index="0"><draw:image xlink:href="Pictures/100000000000011D000000A81318FFB7.png" xlink:type="simple" xlink:show="embed" xlink:actuate="onLoad"/></draw:frame></text:p><text:p text:style-name="P52">Obrázek <text:sequence text:ref-name="refFigure31" text:name="Figure" text:formula="ooow:Figure+1" style:num-format="1">32</text:sequence>: Vkládání záložky</text:p></draw:text-box></draw:frame></text:p>
      <text:h text:style-name="P123" text:outline-level="1"><text:bookmark-start text:name="__RefHeading__19580_697337876"/>Používání hlavních dokumentů<text:bookmark-end text:name="__RefHeading__19580_697337876"/></text:h>
      <text:p text:style-name="P29">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2">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OOoEmphasis">Writer Guide</text:span>.</text:p>
      <text:h text:style-name="P123" text:outline-level="1"><text:bookmark-start text:name="__RefHeading__19582_697337876"/>Vytváření vyplňovacích formulářů<text:bookmark-end text:name="__RefHeading__19582_697337876"/></text:h>
      <text:p text:style-name="P2">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P15">Formuláře se používají třemi způsoby:</text:p>
      <text:list xml:id="list554915750" text:style-name="OOoBullets_20_1">
        <text:list-item text:start-value="1">
          <text:p text:style-name="P116">Když chceme vytvořit jednoduchý dokument, který má adresát doplnit, například dotazník, který rozešleme skupině lidí, kteří ho pak vrátí zpět.</text:p>
        </text:list-item>
        <text:list-item>
          <text:p text:style-name="P127">Když se chceme připojit k databázi nebo zdroji dat a umožnit uživateli zadat informace. Někdo, kdo přijímá objednávky, může vkládat informace z každé objednávky do databáze pomocí formuláře.</text:p>
        </text:list-item>
        <text:list-item>
          <text:p text:style-name="P130">Když chceme prohlížet informace v databázi nebo ze zdroje dat. Například knihovník takto může získávat informace o knihách.</text:p>
        </text:list-item>
      </text:list>
      <text:p text:style-name="P2">Program Writer poskytuje prvky určené k vyplňování formulářů, například zaškrtávací pole, tlačítka výběru, textová pole, rozbalovací seznamy a číselníky. Více informací se nachází v kapitole 15 Using Forms in Writer příručky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átování textu</text:chapter><text:tab/><text:page-number text:select-page="current">25</text:page-number></text:p>
      </style:footer>
      <style:footer-left>
        <text:p text:style-name="OOoFooter"><text:chapter text:display="name" text:outline-level="1">Formátování textu</text:chapter><text:tab/><text:page-number text:select-page="current">2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Writer</text:title><text:tab/><text:page-number text:select-page="current">3</text:page-number></text:p>
      </style:footer>
      <style:footer-left>
        <text:p text:style-name="OOoFooter"><text:title>Začínáme s programem Writer</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_64 LibreOffice_project/6c3586f855673fa6a1576797f575b31ac6fa0ba3</meta:generator>
    <dc:title>Začínáme s programem Writer</dc:title>
    <meta:creation-date>2014-01-31T20:30:30.249000000</meta:creation-date>
    <meta:editing-cycles>79</meta:editing-cycles>
    <meta:editing-duration>PT6H27M52S</meta:editing-duration>
    <dc:description>
</dc:description>
    <meta:initial-creator>John Smith</meta:initial-creator>
    <dc:date>2014-04-08T09:55:17.773866000</dc:date>
    <dc:creator>Jean Weber</dc:creator>
    <meta:document-statistic meta:table-count="33" meta:image-count="55" meta:object-count="0" meta:page-count="36" meta:paragraph-count="740" meta:word-count="10941" meta:character-count="62990" meta:non-whitespace-character-count="52841"/>
    <meta:user-defined meta:name="Info 1"/>
    <meta:user-defined meta:name="Info 2"/>
    <meta:user-defined meta:name="Info 3"/>
    <meta:user-defined meta:name="Info 4"/>
    <meta:template xlink:type="simple" xlink:actuate="onRequest" xlink:title="LO_3_4_chapter_template" xlink:href="../../../../../Pat/Downloads/LO_3_4_chapter_template.ott" meta:date="2014-01-31T20:30:29.781000000"/>
  </office:meta>
</office:document-meta>
</file>